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74cm" style:rel-column-width="9920*"/>
    </style:style>
    <style:style style:name="Tableau1.B" style:family="table-column">
      <style:table-column-properties style:column-width="14.427cm" style:rel-column-width="55615*"/>
    </style:style>
    <style:style style:name="Tableau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178cm" style:rel-column-width="4542*"/>
    </style:style>
    <style:style style:name="Tableau2.B" style:family="table-column">
      <style:table-column-properties style:column-width="5.676cm" style:rel-column-width="21881*"/>
    </style:style>
    <style:style style:name="Tableau2.C" style:family="table-column">
      <style:table-column-properties style:column-width="3.2cm" style:rel-column-width="12334*"/>
    </style:style>
    <style:style style:name="Tableau2.D" style:family="table-column">
      <style:table-column-properties style:column-width="5.846cm" style:rel-column-width="22534*"/>
    </style:style>
    <style:style style:name="Tableau2.E" style:family="table-column">
      <style:table-column-properties style:column-width="1.101cm" style:rel-column-width="4244*"/>
    </style:style>
    <style:style style:name="Tableau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E1" style:family="table-cell">
      <style:table-cell-properties fo:background-color="#e6e6ff" fo:padding="0.097cm" fo:border="0.002cm solid #000000">
        <style:background-image/>
      </style:table-cell-properties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574cm" style:rel-column-width="9920*"/>
    </style:style>
    <style:style style:name="Tableau3.B" style:family="table-column">
      <style:table-column-properties style:column-width="14.427cm" style:rel-column-width="55615*"/>
    </style:style>
    <style:style style:name="Tableau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2.574cm" style:rel-column-width="9920*"/>
    </style:style>
    <style:style style:name="Tableau7.B" style:family="table-column">
      <style:table-column-properties style:column-width="14.427cm" style:rel-column-width="55615*"/>
    </style:style>
    <style:style style:name="Tableau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178cm" style:rel-column-width="4542*"/>
    </style:style>
    <style:style style:name="Tableau8.B" style:family="table-column">
      <style:table-column-properties style:column-width="5.676cm" style:rel-column-width="21881*"/>
    </style:style>
    <style:style style:name="Tableau8.C" style:family="table-column">
      <style:table-column-properties style:column-width="3.2cm" style:rel-column-width="12334*"/>
    </style:style>
    <style:style style:name="Tableau8.D" style:family="table-column">
      <style:table-column-properties style:column-width="5.846cm" style:rel-column-width="22534*"/>
    </style:style>
    <style:style style:name="Tableau8.E" style:family="table-column">
      <style:table-column-properties style:column-width="1.101cm" style:rel-column-width="4244*"/>
    </style:style>
    <style:style style:name="Tableau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E1" style:family="table-cell">
      <style:table-cell-properties fo:background-color="#e6e6ff" fo:padding="0.097cm" fo:border="0.002cm solid #000000">
        <style:background-image/>
      </style:table-cell-properties>
    </style:style>
    <style:style style:name="Tableau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none" fo:border-top="none" fo:border-bottom="0.002cm solid #000000"/>
    </style:style>
    <style:style style:name="Tableau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2.574cm" style:rel-column-width="9920*"/>
    </style:style>
    <style:style style:name="Tableau9.B" style:family="table-column">
      <style:table-column-properties style:column-width="14.427cm" style:rel-column-width="55615*"/>
    </style:style>
    <style:style style:name="Tableau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2.574cm" style:rel-column-width="9920*"/>
    </style:style>
    <style:style style:name="Tableau10.B" style:family="table-column">
      <style:table-column-properties style:column-width="14.427cm" style:rel-column-width="55615*"/>
    </style:style>
    <style:style style:name="Tableau1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.178cm" style:rel-column-width="4542*"/>
    </style:style>
    <style:style style:name="Tableau11.B" style:family="table-column">
      <style:table-column-properties style:column-width="5.676cm" style:rel-column-width="21881*"/>
    </style:style>
    <style:style style:name="Tableau11.C" style:family="table-column">
      <style:table-column-properties style:column-width="3.2cm" style:rel-column-width="12334*"/>
    </style:style>
    <style:style style:name="Tableau11.D" style:family="table-column">
      <style:table-column-properties style:column-width="5.846cm" style:rel-column-width="22534*"/>
    </style:style>
    <style:style style:name="Tableau11.E" style:family="table-column">
      <style:table-column-properties style:column-width="1.101cm" style:rel-column-width="4244*"/>
    </style:style>
    <style:style style:name="Tableau1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E1" style:family="table-cell">
      <style:table-cell-properties fo:background-color="#e6e6ff" fo:padding="0.097cm" fo:border="0.002cm solid #000000">
        <style:background-image/>
      </style:table-cell-properties>
    </style:style>
    <style:style style:name="Tableau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none" fo:border-top="none" fo:border-bottom="0.002cm solid #000000"/>
    </style:style>
    <style:style style:name="Tableau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2.574cm" style:rel-column-width="9920*"/>
    </style:style>
    <style:style style:name="Tableau12.B" style:family="table-column">
      <style:table-column-properties style:column-width="14.427cm" style:rel-column-width="55615*"/>
    </style:style>
    <style:style style:name="Tableau1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B1" style:family="table-cell">
      <style:table-cell-properties fo:padding="0.097cm" fo:border="0.002cm solid #000000"/>
    </style:style>
    <style:style style:name="Tableau1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74cm" style:rel-column-width="9920*"/>
    </style:style>
    <style:style style:name="Tableau4.B" style:family="table-column">
      <style:table-column-properties style:column-width="14.427cm" style:rel-column-width="55615*"/>
    </style:style>
    <style:style style:name="Tableau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178cm" style:rel-column-width="4542*"/>
    </style:style>
    <style:style style:name="Tableau5.B" style:family="table-column">
      <style:table-column-properties style:column-width="5.676cm" style:rel-column-width="21881*"/>
    </style:style>
    <style:style style:name="Tableau5.C" style:family="table-column">
      <style:table-column-properties style:column-width="3.2cm" style:rel-column-width="12334*"/>
    </style:style>
    <style:style style:name="Tableau5.D" style:family="table-column">
      <style:table-column-properties style:column-width="5.846cm" style:rel-column-width="22534*"/>
    </style:style>
    <style:style style:name="Tableau5.E" style:family="table-column">
      <style:table-column-properties style:column-width="1.101cm" style:rel-column-width="4244*"/>
    </style:style>
    <style:style style:name="Tableau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E1" style:family="table-cell">
      <style:table-cell-properties fo:background-color="#e6e6ff" fo:padding="0.097cm" fo:border="0.002cm solid #000000">
        <style:background-image/>
      </style:table-cell-properties>
    </style:style>
    <style:style style:name="Tableau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74cm" style:rel-column-width="9920*"/>
    </style:style>
    <style:style style:name="Tableau6.B" style:family="table-column">
      <style:table-column-properties style:column-width="14.427cm" style:rel-column-width="55615*"/>
    </style:style>
    <style:style style:name="Tableau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2.574cm" style:rel-column-width="9920*"/>
    </style:style>
    <style:style style:name="Tableau13.B" style:family="table-column">
      <style:table-column-properties style:column-width="14.427cm" style:rel-column-width="55615*"/>
    </style:style>
    <style:style style:name="Tableau1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.178cm" style:rel-column-width="4542*"/>
    </style:style>
    <style:style style:name="Tableau14.B" style:family="table-column">
      <style:table-column-properties style:column-width="5.676cm" style:rel-column-width="21881*"/>
    </style:style>
    <style:style style:name="Tableau14.C" style:family="table-column">
      <style:table-column-properties style:column-width="3.2cm" style:rel-column-width="12334*"/>
    </style:style>
    <style:style style:name="Tableau14.D" style:family="table-column">
      <style:table-column-properties style:column-width="5.846cm" style:rel-column-width="22534*"/>
    </style:style>
    <style:style style:name="Tableau14.E" style:family="table-column">
      <style:table-column-properties style:column-width="1.101cm" style:rel-column-width="4244*"/>
    </style:style>
    <style:style style:name="Tableau1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E1" style:family="table-cell">
      <style:table-cell-properties fo:background-color="#e6e6ff" fo:padding="0.097cm" fo:border="0.002cm solid #000000">
        <style:background-image/>
      </style:table-cell-properties>
    </style:style>
    <style:style style:name="Tableau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none" fo:border-top="none" fo:border-bottom="0.002cm solid #000000"/>
    </style:style>
    <style:style style:name="Tableau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2.574cm" style:rel-column-width="9920*"/>
    </style:style>
    <style:style style:name="Tableau15.B" style:family="table-column">
      <style:table-column-properties style:column-width="14.427cm" style:rel-column-width="55615*"/>
    </style:style>
    <style:style style:name="Tableau1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B1" style:family="table-cell">
      <style:table-cell-properties fo:padding="0.097cm" fo:border="0.002cm solid #000000"/>
    </style:style>
    <style:style style:name="Tableau15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2.574cm" style:rel-column-width="9920*"/>
    </style:style>
    <style:style style:name="Tableau22.B" style:family="table-column">
      <style:table-column-properties style:column-width="14.427cm" style:rel-column-width="55615*"/>
    </style:style>
    <style:style style:name="Tableau2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.178cm" style:rel-column-width="4542*"/>
    </style:style>
    <style:style style:name="Tableau23.B" style:family="table-column">
      <style:table-column-properties style:column-width="5.676cm" style:rel-column-width="21881*"/>
    </style:style>
    <style:style style:name="Tableau23.C" style:family="table-column">
      <style:table-column-properties style:column-width="3.2cm" style:rel-column-width="12334*"/>
    </style:style>
    <style:style style:name="Tableau23.D" style:family="table-column">
      <style:table-column-properties style:column-width="5.846cm" style:rel-column-width="22534*"/>
    </style:style>
    <style:style style:name="Tableau23.E" style:family="table-column">
      <style:table-column-properties style:column-width="1.101cm" style:rel-column-width="4244*"/>
    </style:style>
    <style:style style:name="Tableau2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3.E1" style:family="table-cell">
      <style:table-cell-properties fo:background-color="#e6e6ff" fo:padding="0.097cm" fo:border="0.002cm solid #000000">
        <style:background-image/>
      </style:table-cell-properties>
    </style:style>
    <style:style style:name="Tableau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3.B2" style:family="table-cell">
      <style:table-cell-properties fo:padding="0.097cm" fo:border-left="0.002cm solid #000000" fo:border-right="none" fo:border-top="none" fo:border-bottom="0.002cm solid #000000"/>
    </style:style>
    <style:style style:name="Tableau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2.574cm" style:rel-column-width="9920*"/>
    </style:style>
    <style:style style:name="Tableau24.B" style:family="table-column">
      <style:table-column-properties style:column-width="14.427cm" style:rel-column-width="55615*"/>
    </style:style>
    <style:style style:name="Tableau2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4.B1" style:family="table-cell">
      <style:table-cell-properties fo:padding="0.097cm" fo:border="0.002cm solid #000000"/>
    </style:style>
    <style:style style:name="Tableau24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2.574cm" style:rel-column-width="9920*"/>
    </style:style>
    <style:style style:name="Tableau19.B" style:family="table-column">
      <style:table-column-properties style:column-width="14.427cm" style:rel-column-width="55615*"/>
    </style:style>
    <style:style style:name="Tableau1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.178cm" style:rel-column-width="4542*"/>
    </style:style>
    <style:style style:name="Tableau20.B" style:family="table-column">
      <style:table-column-properties style:column-width="5.676cm" style:rel-column-width="21881*"/>
    </style:style>
    <style:style style:name="Tableau20.C" style:family="table-column">
      <style:table-column-properties style:column-width="3.2cm" style:rel-column-width="12334*"/>
    </style:style>
    <style:style style:name="Tableau20.D" style:family="table-column">
      <style:table-column-properties style:column-width="5.846cm" style:rel-column-width="22534*"/>
    </style:style>
    <style:style style:name="Tableau20.E" style:family="table-column">
      <style:table-column-properties style:column-width="1.101cm" style:rel-column-width="4244*"/>
    </style:style>
    <style:style style:name="Tableau2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0.E1" style:family="table-cell">
      <style:table-cell-properties fo:background-color="#e6e6ff" fo:padding="0.097cm" fo:border="0.002cm solid #000000">
        <style:background-image/>
      </style:table-cell-properties>
    </style:style>
    <style:style style:name="Tableau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none" fo:border-top="none" fo:border-bottom="0.002cm solid #000000"/>
    </style:style>
    <style:style style:name="Tableau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.C9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2.574cm" style:rel-column-width="9920*"/>
    </style:style>
    <style:style style:name="Tableau21.B" style:family="table-column">
      <style:table-column-properties style:column-width="14.427cm" style:rel-column-width="55615*"/>
    </style:style>
    <style:style style:name="Tableau2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2.574cm" style:rel-column-width="9920*"/>
    </style:style>
    <style:style style:name="Tableau25.B" style:family="table-column">
      <style:table-column-properties style:column-width="14.427cm" style:rel-column-width="55615*"/>
    </style:style>
    <style:style style:name="Tableau2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5.B1" style:family="table-cell">
      <style:table-cell-properties fo:padding="0.097cm" fo:border="0.002cm solid #000000"/>
    </style:style>
    <style:style style:name="Tableau25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.178cm" style:rel-column-width="4542*"/>
    </style:style>
    <style:style style:name="Tableau26.B" style:family="table-column">
      <style:table-column-properties style:column-width="5.676cm" style:rel-column-width="21881*"/>
    </style:style>
    <style:style style:name="Tableau26.C" style:family="table-column">
      <style:table-column-properties style:column-width="3.2cm" style:rel-column-width="12334*"/>
    </style:style>
    <style:style style:name="Tableau26.D" style:family="table-column">
      <style:table-column-properties style:column-width="5.846cm" style:rel-column-width="22534*"/>
    </style:style>
    <style:style style:name="Tableau26.E" style:family="table-column">
      <style:table-column-properties style:column-width="1.101cm" style:rel-column-width="4244*"/>
    </style:style>
    <style:style style:name="Tableau2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6.E1" style:family="table-cell">
      <style:table-cell-properties fo:background-color="#e6e6ff" fo:padding="0.097cm" fo:border="0.002cm solid #000000">
        <style:background-image/>
      </style:table-cell-properties>
    </style:style>
    <style:style style:name="Tableau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6.B2" style:family="table-cell">
      <style:table-cell-properties fo:padding="0.097cm" fo:border-left="0.002cm solid #000000" fo:border-right="none" fo:border-top="none" fo:border-bottom="0.002cm solid #000000"/>
    </style:style>
    <style:style style:name="Tableau2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2.574cm" style:rel-column-width="9920*"/>
    </style:style>
    <style:style style:name="Tableau27.B" style:family="table-column">
      <style:table-column-properties style:column-width="14.427cm" style:rel-column-width="55615*"/>
    </style:style>
    <style:style style:name="Tableau2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7.B1" style:family="table-cell">
      <style:table-cell-properties fo:padding="0.097cm" fo:border="0.002cm solid #000000"/>
    </style:style>
    <style:style style:name="Tableau27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.178cm" style:rel-column-width="4542*"/>
    </style:style>
    <style:style style:name="Tableau28.B" style:family="table-column">
      <style:table-column-properties style:column-width="5.676cm" style:rel-column-width="21881*"/>
    </style:style>
    <style:style style:name="Tableau28.C" style:family="table-column">
      <style:table-column-properties style:column-width="3.2cm" style:rel-column-width="12334*"/>
    </style:style>
    <style:style style:name="Tableau28.D" style:family="table-column">
      <style:table-column-properties style:column-width="5.846cm" style:rel-column-width="22534*"/>
    </style:style>
    <style:style style:name="Tableau28.E" style:family="table-column">
      <style:table-column-properties style:column-width="1.101cm" style:rel-column-width="4244*"/>
    </style:style>
    <style:style style:name="Tableau2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8.E1" style:family="table-cell">
      <style:table-cell-properties fo:background-color="#e6e6ff" fo:padding="0.097cm" fo:border="0.002cm solid #000000">
        <style:background-image/>
      </style:table-cell-properties>
    </style:style>
    <style:style style:name="Tableau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8.B2" style:family="table-cell">
      <style:table-cell-properties fo:padding="0.097cm" fo:border-left="0.002cm solid #000000" fo:border-right="none" fo:border-top="none" fo:border-bottom="0.002cm solid #000000"/>
    </style:style>
    <style:style style:name="Tableau2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2.574cm" style:rel-column-width="9920*"/>
    </style:style>
    <style:style style:name="Tableau29.B" style:family="table-column">
      <style:table-column-properties style:column-width="14.427cm" style:rel-column-width="55615*"/>
    </style:style>
    <style:style style:name="Tableau2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9.B1" style:family="table-cell">
      <style:table-cell-properties fo:padding="0.097cm" fo:border="0.002cm solid #000000"/>
    </style:style>
    <style:style style:name="Tableau29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.178cm" style:rel-column-width="4542*"/>
    </style:style>
    <style:style style:name="Tableau30.B" style:family="table-column">
      <style:table-column-properties style:column-width="5.676cm" style:rel-column-width="21881*"/>
    </style:style>
    <style:style style:name="Tableau30.C" style:family="table-column">
      <style:table-column-properties style:column-width="3.2cm" style:rel-column-width="12334*"/>
    </style:style>
    <style:style style:name="Tableau30.D" style:family="table-column">
      <style:table-column-properties style:column-width="5.846cm" style:rel-column-width="22534*"/>
    </style:style>
    <style:style style:name="Tableau30.E" style:family="table-column">
      <style:table-column-properties style:column-width="1.101cm" style:rel-column-width="4244*"/>
    </style:style>
    <style:style style:name="Tableau3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0.E1" style:family="table-cell">
      <style:table-cell-properties fo:background-color="#e6e6ff" fo:padding="0.097cm" fo:border="0.002cm solid #000000">
        <style:background-image/>
      </style:table-cell-properties>
    </style:style>
    <style:style style:name="Tableau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0.B2" style:family="table-cell">
      <style:table-cell-properties fo:padding="0.097cm" fo:border-left="0.002cm solid #000000" fo:border-right="none" fo:border-top="none" fo:border-bottom="0.002cm solid #000000"/>
    </style:style>
    <style:style style:name="Tableau3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2.574cm" style:rel-column-width="9920*"/>
    </style:style>
    <style:style style:name="Tableau31.B" style:family="table-column">
      <style:table-column-properties style:column-width="14.427cm" style:rel-column-width="55615*"/>
    </style:style>
    <style:style style:name="Tableau3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1.B1" style:family="table-cell">
      <style:table-cell-properties fo:padding="0.097cm" fo:border="0.002cm solid #000000"/>
    </style:style>
    <style:style style:name="Tableau3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.178cm" style:rel-column-width="4542*"/>
    </style:style>
    <style:style style:name="Tableau32.B" style:family="table-column">
      <style:table-column-properties style:column-width="5.676cm" style:rel-column-width="21881*"/>
    </style:style>
    <style:style style:name="Tableau32.C" style:family="table-column">
      <style:table-column-properties style:column-width="3.2cm" style:rel-column-width="12334*"/>
    </style:style>
    <style:style style:name="Tableau32.D" style:family="table-column">
      <style:table-column-properties style:column-width="5.846cm" style:rel-column-width="22534*"/>
    </style:style>
    <style:style style:name="Tableau32.E" style:family="table-column">
      <style:table-column-properties style:column-width="1.101cm" style:rel-column-width="4244*"/>
    </style:style>
    <style:style style:name="Tableau3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2.E1" style:family="table-cell">
      <style:table-cell-properties fo:background-color="#e6e6ff" fo:padding="0.097cm" fo:border="0.002cm solid #000000">
        <style:background-image/>
      </style:table-cell-properties>
    </style:style>
    <style:style style:name="Tableau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2.B2" style:family="table-cell">
      <style:table-cell-properties fo:padding="0.097cm" fo:border-left="0.002cm solid #000000" fo:border-right="none" fo:border-top="none" fo:border-bottom="0.002cm solid #000000"/>
    </style:style>
    <style:style style:name="Tableau3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2.574cm" style:rel-column-width="9920*"/>
    </style:style>
    <style:style style:name="Tableau33.B" style:family="table-column">
      <style:table-column-properties style:column-width="14.427cm" style:rel-column-width="55615*"/>
    </style:style>
    <style:style style:name="Tableau3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3.B1" style:family="table-cell">
      <style:table-cell-properties fo:padding="0.097cm" fo:border="0.002cm solid #000000"/>
    </style:style>
    <style:style style:name="Tableau33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.178cm" style:rel-column-width="4542*"/>
    </style:style>
    <style:style style:name="Tableau34.B" style:family="table-column">
      <style:table-column-properties style:column-width="5.676cm" style:rel-column-width="21881*"/>
    </style:style>
    <style:style style:name="Tableau34.C" style:family="table-column">
      <style:table-column-properties style:column-width="3.2cm" style:rel-column-width="12334*"/>
    </style:style>
    <style:style style:name="Tableau34.D" style:family="table-column">
      <style:table-column-properties style:column-width="5.846cm" style:rel-column-width="22534*"/>
    </style:style>
    <style:style style:name="Tableau34.E" style:family="table-column">
      <style:table-column-properties style:column-width="1.101cm" style:rel-column-width="4244*"/>
    </style:style>
    <style:style style:name="Tableau3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4.E1" style:family="table-cell">
      <style:table-cell-properties fo:background-color="#e6e6ff" fo:padding="0.097cm" fo:border="0.002cm solid #000000">
        <style:background-image/>
      </style:table-cell-properties>
    </style:style>
    <style:style style:name="Tableau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4.B2" style:family="table-cell">
      <style:table-cell-properties fo:padding="0.097cm" fo:border-left="0.002cm solid #000000" fo:border-right="none" fo:border-top="none" fo:border-bottom="0.002cm solid #000000"/>
    </style:style>
    <style:style style:name="Tableau3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2.574cm" style:rel-column-width="9920*"/>
    </style:style>
    <style:style style:name="Tableau35.B" style:family="table-column">
      <style:table-column-properties style:column-width="14.427cm" style:rel-column-width="55615*"/>
    </style:style>
    <style:style style:name="Tableau3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5.B1" style:family="table-cell">
      <style:table-cell-properties fo:padding="0.097cm" fo:border="0.002cm solid #000000"/>
    </style:style>
    <style:style style:name="Tableau35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2.574cm" style:rel-column-width="9920*"/>
    </style:style>
    <style:style style:name="Tableau16.B" style:family="table-column">
      <style:table-column-properties style:column-width="14.427cm" style:rel-column-width="55615*"/>
    </style:style>
    <style:style style:name="Tableau1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.178cm" style:rel-column-width="4542*"/>
    </style:style>
    <style:style style:name="Tableau17.B" style:family="table-column">
      <style:table-column-properties style:column-width="5.676cm" style:rel-column-width="21881*"/>
    </style:style>
    <style:style style:name="Tableau17.C" style:family="table-column">
      <style:table-column-properties style:column-width="3.2cm" style:rel-column-width="12334*"/>
    </style:style>
    <style:style style:name="Tableau17.D" style:family="table-column">
      <style:table-column-properties style:column-width="5.846cm" style:rel-column-width="22534*"/>
    </style:style>
    <style:style style:name="Tableau17.E" style:family="table-column">
      <style:table-column-properties style:column-width="1.101cm" style:rel-column-width="4244*"/>
    </style:style>
    <style:style style:name="Tableau1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7.E1" style:family="table-cell">
      <style:table-cell-properties fo:background-color="#e6e6ff" fo:padding="0.097cm" fo:border="0.002cm solid #000000">
        <style:background-image/>
      </style:table-cell-properties>
    </style:style>
    <style:style style:name="Tableau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none" fo:border-top="none" fo:border-bottom="0.002cm solid #000000"/>
    </style:style>
    <style:style style:name="Tableau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C6" style:family="table-cell" style:data-style-name="N50">
      <style:table-cell-properties fo:padding="0.097cm" fo:border-left="0.002cm solid #000000" fo:border-right="none" fo:border-top="none" fo:border-bottom="0.002cm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2.574cm" style:rel-column-width="9920*"/>
    </style:style>
    <style:style style:name="Tableau18.B" style:family="table-column">
      <style:table-column-properties style:column-width="14.427cm" style:rel-column-width="55615*"/>
    </style:style>
    <style:style style:name="Tableau1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2.574cm" style:rel-column-width="9920*"/>
    </style:style>
    <style:style style:name="Tableau36.B" style:family="table-column">
      <style:table-column-properties style:column-width="14.427cm" style:rel-column-width="55615*"/>
    </style:style>
    <style:style style:name="Tableau3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6.B1" style:family="table-cell">
      <style:table-cell-properties fo:padding="0.097cm" fo:border="0.002cm solid #000000"/>
    </style:style>
    <style:style style:name="Tableau36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.178cm" style:rel-column-width="4542*"/>
    </style:style>
    <style:style style:name="Tableau37.B" style:family="table-column">
      <style:table-column-properties style:column-width="5.676cm" style:rel-column-width="21881*"/>
    </style:style>
    <style:style style:name="Tableau37.C" style:family="table-column">
      <style:table-column-properties style:column-width="3.2cm" style:rel-column-width="12334*"/>
    </style:style>
    <style:style style:name="Tableau37.D" style:family="table-column">
      <style:table-column-properties style:column-width="5.846cm" style:rel-column-width="22534*"/>
    </style:style>
    <style:style style:name="Tableau37.E" style:family="table-column">
      <style:table-column-properties style:column-width="1.101cm" style:rel-column-width="4244*"/>
    </style:style>
    <style:style style:name="Tableau3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7.E1" style:family="table-cell">
      <style:table-cell-properties fo:background-color="#e6e6ff" fo:padding="0.097cm" fo:border="0.002cm solid #000000">
        <style:background-image/>
      </style:table-cell-properties>
    </style:style>
    <style:style style:name="Tableau3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7.B2" style:family="table-cell">
      <style:table-cell-properties fo:padding="0.097cm" fo:border-left="0.002cm solid #000000" fo:border-right="none" fo:border-top="none" fo:border-bottom="0.002cm solid #000000"/>
    </style:style>
    <style:style style:name="Tableau3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2.574cm" style:rel-column-width="9920*"/>
    </style:style>
    <style:style style:name="Tableau38.B" style:family="table-column">
      <style:table-column-properties style:column-width="14.427cm" style:rel-column-width="55615*"/>
    </style:style>
    <style:style style:name="Tableau3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8.B1" style:family="table-cell">
      <style:table-cell-properties fo:padding="0.097cm" fo:border="0.002cm solid #000000"/>
    </style:style>
    <style:style style:name="Tableau38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2.574cm" style:rel-column-width="9920*"/>
    </style:style>
    <style:style style:name="Tableau39.B" style:family="table-column">
      <style:table-column-properties style:column-width="14.427cm" style:rel-column-width="55615*"/>
    </style:style>
    <style:style style:name="Tableau3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9.B1" style:family="table-cell">
      <style:table-cell-properties fo:padding="0.097cm" fo:border="0.002cm solid #000000"/>
    </style:style>
    <style:style style:name="Tableau39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.178cm" style:rel-column-width="4542*"/>
    </style:style>
    <style:style style:name="Tableau40.B" style:family="table-column">
      <style:table-column-properties style:column-width="5.676cm" style:rel-column-width="21881*"/>
    </style:style>
    <style:style style:name="Tableau40.C" style:family="table-column">
      <style:table-column-properties style:column-width="3.2cm" style:rel-column-width="12334*"/>
    </style:style>
    <style:style style:name="Tableau40.D" style:family="table-column">
      <style:table-column-properties style:column-width="5.846cm" style:rel-column-width="22534*"/>
    </style:style>
    <style:style style:name="Tableau40.E" style:family="table-column">
      <style:table-column-properties style:column-width="1.101cm" style:rel-column-width="4244*"/>
    </style:style>
    <style:style style:name="Tableau4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0.E1" style:family="table-cell">
      <style:table-cell-properties fo:background-color="#e6e6ff" fo:padding="0.097cm" fo:border="0.002cm solid #000000">
        <style:background-image/>
      </style:table-cell-properties>
    </style:style>
    <style:style style:name="Tableau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0.B2" style:family="table-cell">
      <style:table-cell-properties fo:padding="0.097cm" fo:border-left="0.002cm solid #000000" fo:border-right="none" fo:border-top="none" fo:border-bottom="0.002cm solid #000000"/>
    </style:style>
    <style:style style:name="Tableau4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2.574cm" style:rel-column-width="9920*"/>
    </style:style>
    <style:style style:name="Tableau41.B" style:family="table-column">
      <style:table-column-properties style:column-width="14.427cm" style:rel-column-width="55615*"/>
    </style:style>
    <style:style style:name="Tableau4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1.B1" style:family="table-cell">
      <style:table-cell-properties fo:padding="0.097cm" fo:border="0.002cm solid #000000"/>
    </style:style>
    <style:style style:name="Tableau4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.178cm" style:rel-column-width="4542*"/>
    </style:style>
    <style:style style:name="Tableau42.B" style:family="table-column">
      <style:table-column-properties style:column-width="5.676cm" style:rel-column-width="21881*"/>
    </style:style>
    <style:style style:name="Tableau42.C" style:family="table-column">
      <style:table-column-properties style:column-width="3.2cm" style:rel-column-width="12334*"/>
    </style:style>
    <style:style style:name="Tableau42.D" style:family="table-column">
      <style:table-column-properties style:column-width="5.846cm" style:rel-column-width="22534*"/>
    </style:style>
    <style:style style:name="Tableau42.E" style:family="table-column">
      <style:table-column-properties style:column-width="1.101cm" style:rel-column-width="4244*"/>
    </style:style>
    <style:style style:name="Tableau4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2.E1" style:family="table-cell">
      <style:table-cell-properties fo:background-color="#e6e6ff" fo:padding="0.097cm" fo:border="0.002cm solid #000000">
        <style:background-image/>
      </style:table-cell-properties>
    </style:style>
    <style:style style:name="Tableau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2.B2" style:family="table-cell">
      <style:table-cell-properties fo:padding="0.097cm" fo:border-left="0.002cm solid #000000" fo:border-right="none" fo:border-top="none" fo:border-bottom="0.002cm solid #000000"/>
    </style:style>
    <style:style style:name="Tableau4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64eb02"/>
    </style:style>
    <style:style style:name="P3" style:family="paragraph" style:parent-style-name="Standard">
      <style:text-properties officeooo:rsid="001176ad" officeooo:paragraph-rsid="001176ad"/>
    </style:style>
    <style:style style:name="P4" style:family="paragraph" style:parent-style-name="Standard">
      <style:paragraph-properties fo:text-align="center" style:justify-single-word="false"/>
      <style:text-properties officeooo:rsid="001176ad" officeooo:paragraph-rsid="001176ad"/>
    </style:style>
    <style:style style:name="P5" style:family="paragraph" style:parent-style-name="Standard">
      <style:text-properties officeooo:paragraph-rsid="0081b8cc"/>
    </style:style>
    <style:style style:name="P6" style:family="paragraph" style:parent-style-name="Standard">
      <style:paragraph-properties fo:text-align="center" style:justify-single-word="false"/>
      <style:text-properties fo:font-size="20pt" officeooo:rsid="001176ad" officeooo:paragraph-rsid="001176ad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176ad" officeooo:paragraph-rsid="001176ad" style:font-size-asian="16pt" style:font-size-complex="16pt"/>
    </style:style>
    <style:style style:name="P8" style:family="paragraph" style:parent-style-name="Table_20_Contents">
      <style:text-properties officeooo:paragraph-rsid="0016c172"/>
    </style:style>
    <style:style style:name="P9" style:family="paragraph" style:parent-style-name="Table_20_Contents">
      <style:text-properties officeooo:paragraph-rsid="002b9fdb"/>
    </style:style>
    <style:style style:name="P10" style:family="paragraph" style:parent-style-name="Table_20_Contents">
      <style:text-properties officeooo:paragraph-rsid="00370209"/>
    </style:style>
    <style:style style:name="P11" style:family="paragraph" style:parent-style-name="Table_20_Contents">
      <style:text-properties officeooo:paragraph-rsid="003fb7ac"/>
    </style:style>
    <style:style style:name="P12" style:family="paragraph" style:parent-style-name="Table_20_Contents">
      <style:text-properties officeooo:paragraph-rsid="004c65f9"/>
    </style:style>
    <style:style style:name="P13" style:family="paragraph" style:parent-style-name="Table_20_Contents">
      <style:text-properties officeooo:paragraph-rsid="0077146a"/>
    </style:style>
    <style:style style:name="P14" style:family="paragraph" style:parent-style-name="Table_20_Contents">
      <style:text-properties officeooo:paragraph-rsid="002ea4fb"/>
    </style:style>
    <style:style style:name="P15" style:family="paragraph" style:parent-style-name="Table_20_Contents">
      <style:text-properties officeooo:paragraph-rsid="00303dbd"/>
    </style:style>
    <style:style style:name="P16" style:family="paragraph" style:parent-style-name="Table_20_Contents">
      <style:text-properties officeooo:paragraph-rsid="0034a895"/>
    </style:style>
    <style:style style:name="P17" style:family="paragraph" style:parent-style-name="Table_20_Contents">
      <style:text-properties officeooo:paragraph-rsid="0039b598"/>
    </style:style>
    <style:style style:name="P18" style:family="paragraph" style:parent-style-name="Table_20_Contents">
      <style:text-properties officeooo:paragraph-rsid="003c6f01"/>
    </style:style>
    <style:style style:name="P19" style:family="paragraph" style:parent-style-name="Table_20_Contents">
      <style:text-properties officeooo:paragraph-rsid="003d7165"/>
    </style:style>
    <style:style style:name="P20" style:family="paragraph" style:parent-style-name="Table_20_Contents">
      <style:text-properties officeooo:paragraph-rsid="00519f38"/>
    </style:style>
    <style:style style:name="P21" style:family="paragraph" style:parent-style-name="Table_20_Contents">
      <style:text-properties officeooo:paragraph-rsid="00533de6"/>
    </style:style>
    <style:style style:name="P22" style:family="paragraph" style:parent-style-name="Table_20_Contents">
      <style:text-properties officeooo:paragraph-rsid="005c89a2"/>
    </style:style>
    <style:style style:name="P23" style:family="paragraph" style:parent-style-name="Table_20_Contents">
      <style:text-properties officeooo:paragraph-rsid="0064eb02"/>
    </style:style>
    <style:style style:name="P24" style:family="paragraph" style:parent-style-name="Table_20_Contents">
      <style:text-properties officeooo:paragraph-rsid="007199ed"/>
    </style:style>
    <style:style style:name="P25" style:family="paragraph" style:parent-style-name="Table_20_Contents">
      <style:text-properties officeooo:paragraph-rsid="007579fb"/>
    </style:style>
    <style:style style:name="P26" style:family="paragraph" style:parent-style-name="Table_20_Contents">
      <style:text-properties officeooo:rsid="0027bd7e" officeooo:paragraph-rsid="0019bf6f"/>
    </style:style>
    <style:style style:name="P27" style:family="paragraph" style:parent-style-name="Table_20_Contents">
      <style:text-properties officeooo:rsid="00180289" officeooo:paragraph-rsid="00180289"/>
    </style:style>
    <style:style style:name="P28" style:family="paragraph" style:parent-style-name="Table_20_Contents">
      <style:text-properties officeooo:rsid="00180289" officeooo:paragraph-rsid="002077ea"/>
    </style:style>
    <style:style style:name="P29" style:family="paragraph" style:parent-style-name="Table_20_Contents">
      <style:text-properties officeooo:rsid="00180289" officeooo:paragraph-rsid="00370209"/>
    </style:style>
    <style:style style:name="P30" style:family="paragraph" style:parent-style-name="Table_20_Contents">
      <style:text-properties officeooo:rsid="00180289" officeooo:paragraph-rsid="003fb7ac"/>
    </style:style>
    <style:style style:name="P31" style:family="paragraph" style:parent-style-name="Table_20_Contents">
      <style:text-properties officeooo:rsid="00180289" officeooo:paragraph-rsid="002b9fdb"/>
    </style:style>
    <style:style style:name="P32" style:family="paragraph" style:parent-style-name="Table_20_Contents">
      <style:text-properties officeooo:rsid="00180289" officeooo:paragraph-rsid="004c65f9"/>
    </style:style>
    <style:style style:name="P33" style:family="paragraph" style:parent-style-name="Table_20_Contents">
      <style:text-properties officeooo:rsid="00180289" officeooo:paragraph-rsid="0077146a"/>
    </style:style>
    <style:style style:name="P34" style:family="paragraph" style:parent-style-name="Table_20_Contents">
      <style:text-properties officeooo:rsid="00180289" officeooo:paragraph-rsid="0064eb02"/>
    </style:style>
    <style:style style:name="P35" style:family="paragraph" style:parent-style-name="Table_20_Contents">
      <style:text-properties officeooo:rsid="00180289" officeooo:paragraph-rsid="00533de6"/>
    </style:style>
    <style:style style:name="P36" style:family="paragraph" style:parent-style-name="Table_20_Contents">
      <style:text-properties officeooo:rsid="00180289" officeooo:paragraph-rsid="0081b8cc"/>
    </style:style>
    <style:style style:name="P37" style:family="paragraph" style:parent-style-name="Table_20_Contents">
      <style:text-properties officeooo:rsid="00180289" officeooo:paragraph-rsid="0096b358"/>
    </style:style>
    <style:style style:name="P38" style:family="paragraph" style:parent-style-name="Table_20_Contents">
      <style:text-properties officeooo:rsid="00180289" officeooo:paragraph-rsid="009799f9"/>
    </style:style>
    <style:style style:name="P39" style:family="paragraph" style:parent-style-name="Table_20_Contents">
      <style:text-properties officeooo:rsid="00180289" officeooo:paragraph-rsid="009a06c4"/>
    </style:style>
    <style:style style:name="P40" style:family="paragraph" style:parent-style-name="Table_20_Contents">
      <style:text-properties officeooo:rsid="00180289" officeooo:paragraph-rsid="009bfa89"/>
    </style:style>
    <style:style style:name="P41" style:family="paragraph" style:parent-style-name="Table_20_Contents">
      <style:text-properties officeooo:rsid="00180289" officeooo:paragraph-rsid="009db8bc"/>
    </style:style>
    <style:style style:name="P42" style:family="paragraph" style:parent-style-name="Table_20_Contents">
      <style:text-properties officeooo:rsid="0016c172" officeooo:paragraph-rsid="00370209"/>
    </style:style>
    <style:style style:name="P43" style:family="paragraph" style:parent-style-name="Table_20_Contents">
      <style:text-properties officeooo:rsid="0016c172" officeooo:paragraph-rsid="003fb7ac"/>
    </style:style>
    <style:style style:name="P44" style:family="paragraph" style:parent-style-name="Table_20_Contents">
      <style:text-properties officeooo:rsid="0016c172" officeooo:paragraph-rsid="002b9fdb"/>
    </style:style>
    <style:style style:name="P45" style:family="paragraph" style:parent-style-name="Table_20_Contents">
      <style:text-properties officeooo:rsid="0016c172" officeooo:paragraph-rsid="004c65f9"/>
    </style:style>
    <style:style style:name="P46" style:family="paragraph" style:parent-style-name="Table_20_Contents">
      <style:text-properties officeooo:rsid="0016c172" officeooo:paragraph-rsid="0077146a"/>
    </style:style>
    <style:style style:name="P47" style:family="paragraph" style:parent-style-name="Table_20_Contents">
      <style:text-properties officeooo:rsid="0016c172" officeooo:paragraph-rsid="002077ea"/>
    </style:style>
    <style:style style:name="P48" style:family="paragraph" style:parent-style-name="Table_20_Contents">
      <style:text-properties officeooo:rsid="0016c172" officeooo:paragraph-rsid="0064eb02"/>
    </style:style>
    <style:style style:name="P49" style:family="paragraph" style:parent-style-name="Table_20_Contents">
      <style:text-properties officeooo:rsid="0016c172" officeooo:paragraph-rsid="00533de6"/>
    </style:style>
    <style:style style:name="P50" style:family="paragraph" style:parent-style-name="Table_20_Contents">
      <style:text-properties officeooo:rsid="0016c172" officeooo:paragraph-rsid="0081b8cc"/>
    </style:style>
    <style:style style:name="P51" style:family="paragraph" style:parent-style-name="Table_20_Contents">
      <style:text-properties officeooo:rsid="0016c172" officeooo:paragraph-rsid="0096b358"/>
    </style:style>
    <style:style style:name="P52" style:family="paragraph" style:parent-style-name="Table_20_Contents">
      <style:text-properties officeooo:rsid="0016c172" officeooo:paragraph-rsid="009799f9"/>
    </style:style>
    <style:style style:name="P53" style:family="paragraph" style:parent-style-name="Table_20_Contents">
      <style:text-properties officeooo:rsid="0016c172" officeooo:paragraph-rsid="009a06c4"/>
    </style:style>
    <style:style style:name="P54" style:family="paragraph" style:parent-style-name="Table_20_Contents">
      <style:text-properties officeooo:rsid="0016c172" officeooo:paragraph-rsid="009bfa89"/>
    </style:style>
    <style:style style:name="P55" style:family="paragraph" style:parent-style-name="Table_20_Contents">
      <style:text-properties officeooo:rsid="0016c172" officeooo:paragraph-rsid="009db8bc"/>
    </style:style>
    <style:style style:name="P56" style:family="paragraph" style:parent-style-name="Table_20_Contents">
      <style:text-properties officeooo:rsid="001b3dc7" officeooo:paragraph-rsid="001b3dc7"/>
    </style:style>
    <style:style style:name="P57" style:family="paragraph" style:parent-style-name="Table_20_Contents">
      <style:text-properties officeooo:rsid="001b3dc7" officeooo:paragraph-rsid="00370209"/>
    </style:style>
    <style:style style:name="P58" style:family="paragraph" style:parent-style-name="Table_20_Contents">
      <style:text-properties officeooo:rsid="001b3dc7" officeooo:paragraph-rsid="003fb7ac"/>
    </style:style>
    <style:style style:name="P59" style:family="paragraph" style:parent-style-name="Table_20_Contents">
      <style:text-properties officeooo:rsid="001b3dc7" officeooo:paragraph-rsid="002b9fdb"/>
    </style:style>
    <style:style style:name="P60" style:family="paragraph" style:parent-style-name="Table_20_Contents">
      <style:text-properties officeooo:rsid="001b3dc7" officeooo:paragraph-rsid="004c65f9"/>
    </style:style>
    <style:style style:name="P61" style:family="paragraph" style:parent-style-name="Table_20_Contents">
      <style:text-properties officeooo:rsid="001b3dc7" officeooo:paragraph-rsid="0077146a"/>
    </style:style>
    <style:style style:name="P62" style:family="paragraph" style:parent-style-name="Table_20_Contents">
      <style:text-properties officeooo:rsid="001b3dc7" officeooo:paragraph-rsid="00533de6"/>
    </style:style>
    <style:style style:name="P63" style:family="paragraph" style:parent-style-name="Table_20_Contents">
      <style:text-properties officeooo:rsid="001b3dc7" officeooo:paragraph-rsid="0081b8cc"/>
    </style:style>
    <style:style style:name="P64" style:family="paragraph" style:parent-style-name="Table_20_Contents">
      <style:text-properties officeooo:rsid="001b3dc7" officeooo:paragraph-rsid="008d6542"/>
    </style:style>
    <style:style style:name="P65" style:family="paragraph" style:parent-style-name="Table_20_Contents">
      <style:text-properties officeooo:rsid="001b3dc7" officeooo:paragraph-rsid="0096b358"/>
    </style:style>
    <style:style style:name="P66" style:family="paragraph" style:parent-style-name="Table_20_Contents">
      <style:text-properties officeooo:rsid="001b3dc7" officeooo:paragraph-rsid="009799f9"/>
    </style:style>
    <style:style style:name="P67" style:family="paragraph" style:parent-style-name="Table_20_Contents">
      <style:text-properties officeooo:rsid="001b3dc7" officeooo:paragraph-rsid="009a06c4"/>
    </style:style>
    <style:style style:name="P68" style:family="paragraph" style:parent-style-name="Table_20_Contents">
      <style:text-properties officeooo:rsid="001b3dc7" officeooo:paragraph-rsid="009bfa89"/>
    </style:style>
    <style:style style:name="P69" style:family="paragraph" style:parent-style-name="Table_20_Contents">
      <style:text-properties officeooo:rsid="001b3dc7" officeooo:paragraph-rsid="009db8bc"/>
    </style:style>
    <style:style style:name="P70" style:family="paragraph" style:parent-style-name="Table_20_Contents">
      <style:text-properties officeooo:rsid="001b3dc7" officeooo:paragraph-rsid="00a0e9ce"/>
    </style:style>
    <style:style style:name="P71" style:family="paragraph" style:parent-style-name="Table_20_Contents">
      <style:text-properties officeooo:rsid="0019bf6f" officeooo:paragraph-rsid="002077ea"/>
    </style:style>
    <style:style style:name="P72" style:family="paragraph" style:parent-style-name="Table_20_Contents">
      <style:text-properties officeooo:rsid="0019bf6f" officeooo:paragraph-rsid="00370209"/>
    </style:style>
    <style:style style:name="P73" style:family="paragraph" style:parent-style-name="Table_20_Contents">
      <style:text-properties officeooo:rsid="0019bf6f" officeooo:paragraph-rsid="003fb7ac"/>
    </style:style>
    <style:style style:name="P74" style:family="paragraph" style:parent-style-name="Table_20_Contents">
      <style:text-properties officeooo:rsid="0019bf6f" officeooo:paragraph-rsid="002b9fdb"/>
    </style:style>
    <style:style style:name="P75" style:family="paragraph" style:parent-style-name="Table_20_Contents">
      <style:text-properties officeooo:rsid="0019bf6f" officeooo:paragraph-rsid="004c65f9"/>
    </style:style>
    <style:style style:name="P76" style:family="paragraph" style:parent-style-name="Table_20_Contents">
      <style:text-properties officeooo:rsid="0019bf6f" officeooo:paragraph-rsid="0077146a"/>
    </style:style>
    <style:style style:name="P77" style:family="paragraph" style:parent-style-name="Table_20_Contents">
      <style:text-properties officeooo:rsid="0019bf6f" officeooo:paragraph-rsid="0064eb02"/>
    </style:style>
    <style:style style:name="P78" style:family="paragraph" style:parent-style-name="Table_20_Contents">
      <style:text-properties officeooo:rsid="0019bf6f" officeooo:paragraph-rsid="00533de6"/>
    </style:style>
    <style:style style:name="P79" style:family="paragraph" style:parent-style-name="Table_20_Contents">
      <style:text-properties officeooo:rsid="0019bf6f" officeooo:paragraph-rsid="0081b8cc"/>
    </style:style>
    <style:style style:name="P80" style:family="paragraph" style:parent-style-name="Table_20_Contents">
      <style:text-properties officeooo:rsid="0019bf6f" officeooo:paragraph-rsid="0096b358"/>
    </style:style>
    <style:style style:name="P81" style:family="paragraph" style:parent-style-name="Table_20_Contents">
      <style:text-properties officeooo:rsid="0019bf6f" officeooo:paragraph-rsid="009799f9"/>
    </style:style>
    <style:style style:name="P82" style:family="paragraph" style:parent-style-name="Table_20_Contents">
      <style:text-properties officeooo:rsid="0019bf6f" officeooo:paragraph-rsid="009a06c4"/>
    </style:style>
    <style:style style:name="P83" style:family="paragraph" style:parent-style-name="Table_20_Contents">
      <style:text-properties officeooo:rsid="0019bf6f" officeooo:paragraph-rsid="009bfa89"/>
    </style:style>
    <style:style style:name="P84" style:family="paragraph" style:parent-style-name="Table_20_Contents">
      <style:text-properties officeooo:rsid="0019bf6f" officeooo:paragraph-rsid="009db8bc"/>
    </style:style>
    <style:style style:name="P85" style:family="paragraph" style:parent-style-name="Table_20_Contents">
      <style:text-properties officeooo:rsid="00385b51" officeooo:paragraph-rsid="00385b51"/>
    </style:style>
    <style:style style:name="P86" style:family="paragraph" style:parent-style-name="Table_20_Contents">
      <style:text-properties officeooo:rsid="0040cdb3" officeooo:paragraph-rsid="0040cdb3"/>
    </style:style>
    <style:style style:name="P87" style:family="paragraph" style:parent-style-name="Table_20_Contents">
      <style:text-properties officeooo:rsid="00423a3f" officeooo:paragraph-rsid="00423a3f"/>
    </style:style>
    <style:style style:name="P88" style:family="paragraph" style:parent-style-name="Table_20_Contents">
      <style:text-properties officeooo:rsid="0046164f" officeooo:paragraph-rsid="0046164f"/>
    </style:style>
    <style:style style:name="P89" style:family="paragraph" style:parent-style-name="Table_20_Contents">
      <style:text-properties officeooo:rsid="00303dbd" officeooo:paragraph-rsid="00303dbd"/>
    </style:style>
    <style:style style:name="P90" style:family="paragraph" style:parent-style-name="Table_20_Contents">
      <style:text-properties officeooo:rsid="00303dbd" officeooo:paragraph-rsid="004c65f9"/>
    </style:style>
    <style:style style:name="P91" style:family="paragraph" style:parent-style-name="Table_20_Contents">
      <style:text-properties officeooo:rsid="0031dabc" officeooo:paragraph-rsid="0031dabc"/>
    </style:style>
    <style:style style:name="P92" style:family="paragraph" style:parent-style-name="Table_20_Contents">
      <style:text-properties officeooo:rsid="0031dabc" officeooo:paragraph-rsid="004c65f9"/>
    </style:style>
    <style:style style:name="P93" style:family="paragraph" style:parent-style-name="Table_20_Contents">
      <style:text-properties officeooo:rsid="00320f93" officeooo:paragraph-rsid="00320f93"/>
    </style:style>
    <style:style style:name="P94" style:family="paragraph" style:parent-style-name="Table_20_Contents">
      <style:text-properties officeooo:rsid="00320f93" officeooo:paragraph-rsid="004c65f9"/>
    </style:style>
    <style:style style:name="P95" style:family="paragraph" style:parent-style-name="Table_20_Contents">
      <style:text-properties officeooo:rsid="00519f38" officeooo:paragraph-rsid="00519f38"/>
    </style:style>
    <style:style style:name="P96" style:family="paragraph" style:parent-style-name="Table_20_Contents">
      <style:text-properties officeooo:rsid="00519f38" officeooo:paragraph-rsid="0074d46a"/>
    </style:style>
    <style:style style:name="P97" style:family="paragraph" style:parent-style-name="Table_20_Contents">
      <style:text-properties officeooo:rsid="00519f38" officeooo:paragraph-rsid="00939129"/>
    </style:style>
    <style:style style:name="P98" style:family="paragraph" style:parent-style-name="Table_20_Contents">
      <style:text-properties officeooo:rsid="00519f38" officeooo:paragraph-rsid="0096b358"/>
    </style:style>
    <style:style style:name="P99" style:family="paragraph" style:parent-style-name="Table_20_Contents">
      <style:text-properties officeooo:rsid="00519f38" officeooo:paragraph-rsid="009799f9"/>
    </style:style>
    <style:style style:name="P100" style:family="paragraph" style:parent-style-name="Table_20_Contents">
      <style:text-properties officeooo:rsid="00519f38" officeooo:paragraph-rsid="009a06c4"/>
    </style:style>
    <style:style style:name="P101" style:family="paragraph" style:parent-style-name="Table_20_Contents">
      <style:text-properties officeooo:rsid="00519f38" officeooo:paragraph-rsid="009bfa89"/>
    </style:style>
    <style:style style:name="P102" style:family="paragraph" style:parent-style-name="Table_20_Contents">
      <style:text-properties officeooo:rsid="0052c2f1" officeooo:paragraph-rsid="0052c2f1"/>
    </style:style>
    <style:style style:name="P103" style:family="paragraph" style:parent-style-name="Table_20_Contents">
      <style:text-properties officeooo:rsid="006f5fa0" officeooo:paragraph-rsid="006f5fa0"/>
    </style:style>
    <style:style style:name="P104" style:family="paragraph" style:parent-style-name="Table_20_Contents">
      <style:text-properties officeooo:rsid="00714852" officeooo:paragraph-rsid="00714852"/>
    </style:style>
    <style:style style:name="P105" style:family="paragraph" style:parent-style-name="Table_20_Contents">
      <style:text-properties officeooo:rsid="007199ed" officeooo:paragraph-rsid="007199ed"/>
    </style:style>
    <style:style style:name="P106" style:family="paragraph" style:parent-style-name="Table_20_Contents">
      <style:text-properties officeooo:rsid="003ae389" officeooo:paragraph-rsid="0064eb02"/>
    </style:style>
    <style:style style:name="P107" style:family="paragraph" style:parent-style-name="Table_20_Contents">
      <style:text-properties officeooo:rsid="0074d46a" officeooo:paragraph-rsid="0074d46a"/>
    </style:style>
    <style:style style:name="P108" style:family="paragraph" style:parent-style-name="Table_20_Contents">
      <style:text-properties officeooo:rsid="007579fb" officeooo:paragraph-rsid="007579fb"/>
    </style:style>
    <style:style style:name="P109" style:family="paragraph" style:parent-style-name="Table_20_Contents">
      <style:text-properties officeooo:rsid="005db3eb" officeooo:paragraph-rsid="005db3eb"/>
    </style:style>
    <style:style style:name="P110" style:family="paragraph" style:parent-style-name="Table_20_Contents">
      <style:text-properties officeooo:rsid="005db3eb" officeooo:paragraph-rsid="00a03660"/>
    </style:style>
    <style:style style:name="P111" style:family="paragraph" style:parent-style-name="Table_20_Contents">
      <style:text-properties officeooo:rsid="005c89a2" officeooo:paragraph-rsid="005c89a2"/>
    </style:style>
    <style:style style:name="P112" style:family="paragraph" style:parent-style-name="Table_20_Contents">
      <style:text-properties officeooo:rsid="005c89a2" officeooo:paragraph-rsid="009db8bc"/>
    </style:style>
    <style:style style:name="P113" style:family="paragraph" style:parent-style-name="Table_20_Contents">
      <style:text-properties officeooo:rsid="005cbafe" officeooo:paragraph-rsid="005cbafe"/>
    </style:style>
    <style:style style:name="P114" style:family="paragraph" style:parent-style-name="Table_20_Contents">
      <style:text-properties officeooo:rsid="007f93a6" officeooo:paragraph-rsid="007f93a6"/>
    </style:style>
    <style:style style:name="P115" style:family="paragraph" style:parent-style-name="Table_20_Contents">
      <style:text-properties officeooo:rsid="007f93a6" officeooo:paragraph-rsid="0081b8cc"/>
    </style:style>
    <style:style style:name="P116" style:family="paragraph" style:parent-style-name="Table_20_Contents">
      <style:text-properties officeooo:rsid="007f93a6" officeooo:paragraph-rsid="0096b358"/>
    </style:style>
    <style:style style:name="P117" style:family="paragraph" style:parent-style-name="Table_20_Contents">
      <style:text-properties officeooo:rsid="007f93a6" officeooo:paragraph-rsid="009799f9"/>
    </style:style>
    <style:style style:name="P118" style:family="paragraph" style:parent-style-name="Table_20_Contents">
      <style:text-properties officeooo:rsid="007f93a6" officeooo:paragraph-rsid="009a06c4"/>
    </style:style>
    <style:style style:name="P119" style:family="paragraph" style:parent-style-name="Table_20_Contents">
      <style:text-properties officeooo:rsid="007f93a6" officeooo:paragraph-rsid="009bfa89"/>
    </style:style>
    <style:style style:name="P120" style:family="paragraph" style:parent-style-name="Table_20_Contents">
      <style:text-properties officeooo:paragraph-rsid="0081b8cc"/>
    </style:style>
    <style:style style:name="P121" style:family="paragraph" style:parent-style-name="Table_20_Contents">
      <style:text-properties officeooo:paragraph-rsid="008c5472"/>
    </style:style>
    <style:style style:name="P122" style:family="paragraph" style:parent-style-name="Table_20_Contents">
      <style:text-properties officeooo:rsid="008abc9d" officeooo:paragraph-rsid="008abc9d"/>
    </style:style>
    <style:style style:name="P123" style:family="paragraph" style:parent-style-name="Table_20_Contents">
      <style:text-properties officeooo:rsid="008abc9d" officeooo:paragraph-rsid="0096b358"/>
    </style:style>
    <style:style style:name="P124" style:family="paragraph" style:parent-style-name="Table_20_Contents">
      <style:text-properties officeooo:rsid="008abc9d" officeooo:paragraph-rsid="009799f9"/>
    </style:style>
    <style:style style:name="P125" style:family="paragraph" style:parent-style-name="Table_20_Contents">
      <style:text-properties officeooo:rsid="008abc9d" officeooo:paragraph-rsid="009a06c4"/>
    </style:style>
    <style:style style:name="P126" style:family="paragraph" style:parent-style-name="Table_20_Contents">
      <style:text-properties officeooo:rsid="008abc9d" officeooo:paragraph-rsid="009bfa89"/>
    </style:style>
    <style:style style:name="P127" style:family="paragraph" style:parent-style-name="Table_20_Contents">
      <style:text-properties officeooo:rsid="008c5472" officeooo:paragraph-rsid="008c5472"/>
    </style:style>
    <style:style style:name="P128" style:family="paragraph" style:parent-style-name="Table_20_Contents">
      <style:text-properties officeooo:rsid="008c5472" officeooo:paragraph-rsid="0096b358"/>
    </style:style>
    <style:style style:name="P129" style:family="paragraph" style:parent-style-name="Table_20_Contents">
      <style:text-properties officeooo:rsid="008c5472" officeooo:paragraph-rsid="009799f9"/>
    </style:style>
    <style:style style:name="P130" style:family="paragraph" style:parent-style-name="Table_20_Contents">
      <style:text-properties officeooo:rsid="008c5472" officeooo:paragraph-rsid="009a06c4"/>
    </style:style>
    <style:style style:name="P131" style:family="paragraph" style:parent-style-name="Table_20_Contents">
      <style:text-properties officeooo:rsid="008c5472" officeooo:paragraph-rsid="009bfa89"/>
    </style:style>
    <style:style style:name="P132" style:family="paragraph" style:parent-style-name="Table_20_Contents">
      <style:text-properties officeooo:rsid="008d6542" officeooo:paragraph-rsid="008d6542"/>
    </style:style>
    <style:style style:name="P133" style:family="paragraph" style:parent-style-name="Table_20_Contents">
      <style:text-properties officeooo:rsid="008d6542" officeooo:paragraph-rsid="0096b358"/>
    </style:style>
    <style:style style:name="P134" style:family="paragraph" style:parent-style-name="Table_20_Contents">
      <style:text-properties officeooo:rsid="008d6542" officeooo:paragraph-rsid="009799f9"/>
    </style:style>
    <style:style style:name="P135" style:family="paragraph" style:parent-style-name="Table_20_Contents">
      <style:text-properties officeooo:rsid="008d6542" officeooo:paragraph-rsid="009a06c4"/>
    </style:style>
    <style:style style:name="P136" style:family="paragraph" style:parent-style-name="Table_20_Contents">
      <style:text-properties officeooo:rsid="008d6542" officeooo:paragraph-rsid="009bfa89"/>
    </style:style>
    <style:style style:name="P137" style:family="paragraph" style:parent-style-name="Table_20_Contents">
      <style:text-properties officeooo:rsid="0090e270" officeooo:paragraph-rsid="0090e270"/>
    </style:style>
    <style:style style:name="P138" style:family="paragraph" style:parent-style-name="Table_20_Contents">
      <style:text-properties officeooo:rsid="0090e270" officeooo:paragraph-rsid="0096b358"/>
    </style:style>
    <style:style style:name="P139" style:family="paragraph" style:parent-style-name="Table_20_Contents">
      <style:text-properties officeooo:rsid="0090e270" officeooo:paragraph-rsid="009799f9"/>
    </style:style>
    <style:style style:name="P140" style:family="paragraph" style:parent-style-name="Table_20_Contents">
      <style:text-properties officeooo:rsid="0090e270" officeooo:paragraph-rsid="009a06c4"/>
    </style:style>
    <style:style style:name="P141" style:family="paragraph" style:parent-style-name="Table_20_Contents">
      <style:text-properties officeooo:rsid="0090e270" officeooo:paragraph-rsid="009bfa89"/>
    </style:style>
    <style:style style:name="P142" style:family="paragraph" style:parent-style-name="Table_20_Contents">
      <style:text-properties officeooo:rsid="0091e922" officeooo:paragraph-rsid="0091e922"/>
    </style:style>
    <style:style style:name="P143" style:family="paragraph" style:parent-style-name="Table_20_Contents">
      <style:text-properties officeooo:rsid="0091e922" officeooo:paragraph-rsid="0096b358"/>
    </style:style>
    <style:style style:name="P144" style:family="paragraph" style:parent-style-name="Table_20_Contents">
      <style:text-properties officeooo:rsid="0091e922" officeooo:paragraph-rsid="009799f9"/>
    </style:style>
    <style:style style:name="P145" style:family="paragraph" style:parent-style-name="Table_20_Contents">
      <style:text-properties officeooo:rsid="0091e922" officeooo:paragraph-rsid="009a06c4"/>
    </style:style>
    <style:style style:name="P146" style:family="paragraph" style:parent-style-name="Table_20_Contents">
      <style:text-properties officeooo:rsid="0091e922" officeooo:paragraph-rsid="009bfa89"/>
    </style:style>
    <style:style style:name="P147" style:family="paragraph" style:parent-style-name="Table_20_Contents">
      <style:text-properties officeooo:rsid="00939129" officeooo:paragraph-rsid="00939129"/>
    </style:style>
    <style:style style:name="P148" style:family="paragraph" style:parent-style-name="Table_20_Contents">
      <style:text-properties officeooo:rsid="00939129" officeooo:paragraph-rsid="0096b358"/>
    </style:style>
    <style:style style:name="P149" style:family="paragraph" style:parent-style-name="Table_20_Contents">
      <style:text-properties officeooo:rsid="00939129" officeooo:paragraph-rsid="009799f9"/>
    </style:style>
    <style:style style:name="P150" style:family="paragraph" style:parent-style-name="Table_20_Contents">
      <style:text-properties officeooo:rsid="00939129" officeooo:paragraph-rsid="009a06c4"/>
    </style:style>
    <style:style style:name="P151" style:family="paragraph" style:parent-style-name="Table_20_Contents">
      <style:text-properties officeooo:rsid="00939129" officeooo:paragraph-rsid="009bfa89"/>
    </style:style>
    <style:style style:name="P152" style:family="paragraph" style:parent-style-name="Table_20_Contents">
      <style:text-properties officeooo:rsid="0095060f" officeooo:paragraph-rsid="0095060f"/>
    </style:style>
    <style:style style:name="P153" style:family="paragraph" style:parent-style-name="Table_20_Contents">
      <style:text-properties officeooo:rsid="0095060f" officeooo:paragraph-rsid="0096b358"/>
    </style:style>
    <style:style style:name="P154" style:family="paragraph" style:parent-style-name="Table_20_Contents">
      <style:text-properties officeooo:rsid="0095060f" officeooo:paragraph-rsid="009799f9"/>
    </style:style>
    <style:style style:name="P155" style:family="paragraph" style:parent-style-name="Table_20_Contents">
      <style:text-properties officeooo:rsid="0095060f" officeooo:paragraph-rsid="009a06c4"/>
    </style:style>
    <style:style style:name="P156" style:family="paragraph" style:parent-style-name="Table_20_Contents">
      <style:text-properties officeooo:rsid="0095060f" officeooo:paragraph-rsid="009bfa89"/>
    </style:style>
    <style:style style:name="P157" style:family="paragraph" style:parent-style-name="Table_20_Contents">
      <style:text-properties officeooo:rsid="00955951" officeooo:paragraph-rsid="00955951"/>
    </style:style>
    <style:style style:name="P158" style:family="paragraph" style:parent-style-name="Table_20_Contents">
      <style:text-properties officeooo:rsid="00955951" officeooo:paragraph-rsid="0096b358"/>
    </style:style>
    <style:style style:name="P159" style:family="paragraph" style:parent-style-name="Table_20_Contents">
      <style:text-properties officeooo:rsid="00955951" officeooo:paragraph-rsid="009799f9"/>
    </style:style>
    <style:style style:name="P160" style:family="paragraph" style:parent-style-name="Table_20_Contents">
      <style:text-properties officeooo:rsid="00955951" officeooo:paragraph-rsid="009a06c4"/>
    </style:style>
    <style:style style:name="P161" style:family="paragraph" style:parent-style-name="Table_20_Contents">
      <style:text-properties officeooo:rsid="00955951" officeooo:paragraph-rsid="009bfa89"/>
    </style:style>
    <style:style style:name="P162" style:family="paragraph" style:parent-style-name="Table_20_Contents">
      <style:text-properties officeooo:paragraph-rsid="0096b358"/>
    </style:style>
    <style:style style:name="P163" style:family="paragraph" style:parent-style-name="Table_20_Contents">
      <style:text-properties officeooo:paragraph-rsid="009799f9"/>
    </style:style>
    <style:style style:name="P164" style:family="paragraph" style:parent-style-name="Table_20_Contents">
      <style:text-properties officeooo:paragraph-rsid="0099b2e7"/>
    </style:style>
    <style:style style:name="P165" style:family="paragraph" style:parent-style-name="Table_20_Contents">
      <style:text-properties officeooo:paragraph-rsid="009a06c4"/>
    </style:style>
    <style:style style:name="P166" style:family="paragraph" style:parent-style-name="Table_20_Contents">
      <style:text-properties officeooo:paragraph-rsid="009bfa89"/>
    </style:style>
    <style:style style:name="P167" style:family="paragraph" style:parent-style-name="Table_20_Contents">
      <style:text-properties officeooo:paragraph-rsid="009db8bc"/>
    </style:style>
    <style:style style:name="P168" style:family="paragraph" style:parent-style-name="Table_20_Contents">
      <style:text-properties officeooo:paragraph-rsid="009e3b2b"/>
    </style:style>
    <style:style style:name="P169" style:family="paragraph" style:parent-style-name="Table_20_Contents">
      <style:text-properties officeooo:paragraph-rsid="009faff5"/>
    </style:style>
    <style:style style:name="P170" style:family="paragraph" style:parent-style-name="Titre_20_de_20_tableau_20_vertical">
      <style:text-properties fo:background-color="#e6e6ff"/>
    </style:style>
    <style:style style:name="P171" style:family="paragraph" style:parent-style-name="Titre_20_de_20_tableau_20_vertical">
      <style:text-properties officeooo:paragraph-rsid="002b9fdb" fo:background-color="#e6e6ff"/>
    </style:style>
    <style:style style:name="P172" style:family="paragraph" style:parent-style-name="Titre_20_de_20_tableau_20_vertical">
      <style:text-properties officeooo:paragraph-rsid="00370209" fo:background-color="#e6e6ff"/>
    </style:style>
    <style:style style:name="P173" style:family="paragraph" style:parent-style-name="Titre_20_de_20_tableau_20_vertical">
      <style:text-properties officeooo:paragraph-rsid="003fb7ac" fo:background-color="#e6e6ff"/>
    </style:style>
    <style:style style:name="P174" style:family="paragraph" style:parent-style-name="Titre_20_de_20_tableau_20_vertical">
      <style:text-properties officeooo:paragraph-rsid="004c65f9" fo:background-color="#e6e6ff"/>
    </style:style>
    <style:style style:name="P175" style:family="paragraph" style:parent-style-name="Titre_20_de_20_tableau_20_vertical">
      <style:text-properties officeooo:paragraph-rsid="00533de6" fo:background-color="#e6e6ff"/>
    </style:style>
    <style:style style:name="P176" style:family="paragraph" style:parent-style-name="Titre_20_de_20_tableau_20_vertical">
      <style:text-properties officeooo:paragraph-rsid="0064eb02" fo:background-color="#e6e6ff"/>
    </style:style>
    <style:style style:name="P177" style:family="paragraph" style:parent-style-name="Titre_20_de_20_tableau_20_vertical">
      <style:text-properties officeooo:paragraph-rsid="0077146a" fo:background-color="#e6e6ff"/>
    </style:style>
    <style:style style:name="P178" style:family="paragraph" style:parent-style-name="Titre_20_de_20_tableau_20_vertical">
      <style:text-properties officeooo:rsid="0012fa38" fo:background-color="#e6e6ff"/>
    </style:style>
    <style:style style:name="P179" style:family="paragraph" style:parent-style-name="Titre_20_de_20_tableau_20_vertical">
      <style:text-properties officeooo:rsid="0012fa38" officeooo:paragraph-rsid="00370209" fo:background-color="#e6e6ff"/>
    </style:style>
    <style:style style:name="P180" style:family="paragraph" style:parent-style-name="Titre_20_de_20_tableau_20_vertical">
      <style:text-properties officeooo:rsid="0012fa38" officeooo:paragraph-rsid="003fb7ac" fo:background-color="#e6e6ff"/>
    </style:style>
    <style:style style:name="P181" style:family="paragraph" style:parent-style-name="Titre_20_de_20_tableau_20_vertical">
      <style:text-properties officeooo:rsid="0012fa38" officeooo:paragraph-rsid="002b9fdb" fo:background-color="#e6e6ff"/>
    </style:style>
    <style:style style:name="P182" style:family="paragraph" style:parent-style-name="Titre_20_de_20_tableau_20_vertical">
      <style:text-properties officeooo:rsid="0012fa38" officeooo:paragraph-rsid="004c65f9" fo:background-color="#e6e6ff"/>
    </style:style>
    <style:style style:name="P183" style:family="paragraph" style:parent-style-name="Titre_20_de_20_tableau_20_vertical">
      <style:text-properties officeooo:rsid="0012fa38" officeooo:paragraph-rsid="0077146a" fo:background-color="#e6e6ff"/>
    </style:style>
    <style:style style:name="P184" style:family="paragraph" style:parent-style-name="Titre_20_de_20_tableau_20_vertical">
      <style:text-properties officeooo:rsid="0012fa38" officeooo:paragraph-rsid="0064eb02" fo:background-color="#e6e6ff"/>
    </style:style>
    <style:style style:name="P185" style:family="paragraph" style:parent-style-name="Titre_20_de_20_tableau_20_vertical">
      <style:text-properties officeooo:rsid="0012fa38" officeooo:paragraph-rsid="00533de6" fo:background-color="#e6e6ff"/>
    </style:style>
    <style:style style:name="P186" style:family="paragraph" style:parent-style-name="Titre_20_de_20_tableau_20_vertical">
      <style:text-properties officeooo:rsid="0012fa38" officeooo:paragraph-rsid="0081b8cc" fo:background-color="#e6e6ff"/>
    </style:style>
    <style:style style:name="P187" style:family="paragraph" style:parent-style-name="Titre_20_de_20_tableau_20_vertical">
      <style:text-properties officeooo:rsid="0012fa38" officeooo:paragraph-rsid="009db8bc" fo:background-color="#e6e6ff"/>
    </style:style>
    <style:style style:name="P188" style:family="paragraph" style:parent-style-name="Titre_20_de_20_tableau_20_vertical">
      <style:text-properties officeooo:paragraph-rsid="0081b8cc" fo:background-color="#e6e6ff"/>
    </style:style>
    <style:style style:name="P189" style:family="paragraph" style:parent-style-name="Titre_20_de_20_tableau_20_vertical">
      <style:text-properties officeooo:paragraph-rsid="009db8bc" fo:background-color="#e6e6ff"/>
    </style:style>
    <style:style style:name="P190" style:family="paragraph" style:parent-style-name="Titre_20_de_20_tableau_20_vertical">
      <style:text-properties officeooo:paragraph-rsid="002b9fdb"/>
    </style:style>
    <style:style style:name="P191" style:family="paragraph" style:parent-style-name="Titre_20_de_20_tableau_20_vertical">
      <style:text-properties officeooo:paragraph-rsid="00370209"/>
    </style:style>
    <style:style style:name="P192" style:family="paragraph" style:parent-style-name="Titre_20_de_20_tableau_20_vertical">
      <style:text-properties officeooo:paragraph-rsid="003fb7ac"/>
    </style:style>
    <style:style style:name="P193" style:family="paragraph" style:parent-style-name="Titre_20_de_20_tableau_20_vertical">
      <style:text-properties officeooo:paragraph-rsid="004c65f9"/>
    </style:style>
    <style:style style:name="P194" style:family="paragraph" style:parent-style-name="Titre_20_de_20_tableau_20_vertical">
      <style:text-properties officeooo:paragraph-rsid="00533de6"/>
    </style:style>
    <style:style style:name="P195" style:family="paragraph" style:parent-style-name="Titre_20_de_20_tableau_20_vertical">
      <style:text-properties officeooo:paragraph-rsid="0064eb02"/>
    </style:style>
    <style:style style:name="P196" style:family="paragraph" style:parent-style-name="Titre_20_de_20_tableau_20_vertical">
      <style:text-properties officeooo:paragraph-rsid="0077146a"/>
    </style:style>
    <style:style style:name="P197" style:family="paragraph" style:parent-style-name="Titre_20_de_20_tableau_20_vertical">
      <style:text-properties officeooo:rsid="002077ea"/>
    </style:style>
    <style:style style:name="P198" style:family="paragraph" style:parent-style-name="Titre_20_de_20_tableau_20_vertical">
      <style:text-properties officeooo:rsid="002077ea" officeooo:paragraph-rsid="00370209"/>
    </style:style>
    <style:style style:name="P199" style:family="paragraph" style:parent-style-name="Titre_20_de_20_tableau_20_vertical">
      <style:text-properties officeooo:rsid="002077ea" officeooo:paragraph-rsid="003fb7ac"/>
    </style:style>
    <style:style style:name="P200" style:family="paragraph" style:parent-style-name="Titre_20_de_20_tableau_20_vertical">
      <style:text-properties officeooo:rsid="002077ea" officeooo:paragraph-rsid="002b9fdb"/>
    </style:style>
    <style:style style:name="P201" style:family="paragraph" style:parent-style-name="Titre_20_de_20_tableau_20_vertical">
      <style:text-properties officeooo:rsid="002077ea" officeooo:paragraph-rsid="004c65f9"/>
    </style:style>
    <style:style style:name="P202" style:family="paragraph" style:parent-style-name="Titre_20_de_20_tableau_20_vertical">
      <style:text-properties officeooo:rsid="002077ea" officeooo:paragraph-rsid="0077146a"/>
    </style:style>
    <style:style style:name="P203" style:family="paragraph" style:parent-style-name="Titre_20_de_20_tableau_20_vertical">
      <style:text-properties officeooo:rsid="002077ea" officeooo:paragraph-rsid="0064eb02"/>
    </style:style>
    <style:style style:name="P204" style:family="paragraph" style:parent-style-name="Titre_20_de_20_tableau_20_vertical">
      <style:text-properties officeooo:rsid="002077ea" officeooo:paragraph-rsid="00533de6"/>
    </style:style>
    <style:style style:name="P205" style:family="paragraph" style:parent-style-name="Titre_20_de_20_tableau_20_vertical">
      <style:text-properties officeooo:rsid="002077ea" officeooo:paragraph-rsid="0081b8cc"/>
    </style:style>
    <style:style style:name="P206" style:family="paragraph" style:parent-style-name="Titre_20_de_20_tableau_20_vertical">
      <style:text-properties officeooo:rsid="002077ea" officeooo:paragraph-rsid="0096b358"/>
    </style:style>
    <style:style style:name="P207" style:family="paragraph" style:parent-style-name="Titre_20_de_20_tableau_20_vertical">
      <style:text-properties officeooo:rsid="002077ea" officeooo:paragraph-rsid="009799f9"/>
    </style:style>
    <style:style style:name="P208" style:family="paragraph" style:parent-style-name="Titre_20_de_20_tableau_20_vertical">
      <style:text-properties officeooo:rsid="002077ea" officeooo:paragraph-rsid="009a06c4"/>
    </style:style>
    <style:style style:name="P209" style:family="paragraph" style:parent-style-name="Titre_20_de_20_tableau_20_vertical">
      <style:text-properties officeooo:rsid="002077ea" officeooo:paragraph-rsid="009bfa89"/>
    </style:style>
    <style:style style:name="P210" style:family="paragraph" style:parent-style-name="Titre_20_de_20_tableau_20_vertical">
      <style:text-properties officeooo:rsid="002077ea" officeooo:paragraph-rsid="009db8bc"/>
    </style:style>
    <style:style style:name="P211" style:family="paragraph" style:parent-style-name="Titre_20_de_20_tableau_20_vertical">
      <style:text-properties officeooo:paragraph-rsid="0081b8cc"/>
    </style:style>
    <style:style style:name="P212" style:family="paragraph" style:parent-style-name="Titre_20_de_20_tableau_20_vertical">
      <style:text-properties officeooo:paragraph-rsid="0096b358"/>
    </style:style>
    <style:style style:name="P213" style:family="paragraph" style:parent-style-name="Titre_20_de_20_tableau_20_vertical">
      <style:text-properties officeooo:paragraph-rsid="009799f9"/>
    </style:style>
    <style:style style:name="P214" style:family="paragraph" style:parent-style-name="Titre_20_de_20_tableau_20_vertical">
      <style:text-properties officeooo:paragraph-rsid="009a06c4"/>
    </style:style>
    <style:style style:name="P215" style:family="paragraph" style:parent-style-name="Titre_20_de_20_tableau_20_vertical">
      <style:text-properties officeooo:paragraph-rsid="009bfa89"/>
    </style:style>
    <style:style style:name="P216" style:family="paragraph" style:parent-style-name="Titre_20_de_20_tableau_20_vertical">
      <style:text-properties officeooo:paragraph-rsid="009db8bc"/>
    </style:style>
    <style:style style:name="P217" style:family="paragraph" style:parent-style-name="Table_20_Heading">
      <style:text-properties officeooo:rsid="0012fa38"/>
    </style:style>
    <style:style style:name="P218" style:family="paragraph" style:parent-style-name="Table_20_Heading">
      <style:text-properties officeooo:rsid="0012fa38" officeooo:paragraph-rsid="00370209"/>
    </style:style>
    <style:style style:name="P219" style:family="paragraph" style:parent-style-name="Table_20_Heading">
      <style:text-properties officeooo:rsid="0012fa38" officeooo:paragraph-rsid="003fb7ac"/>
    </style:style>
    <style:style style:name="P220" style:family="paragraph" style:parent-style-name="Table_20_Heading">
      <style:text-properties officeooo:rsid="0012fa38" officeooo:paragraph-rsid="002b9fdb"/>
    </style:style>
    <style:style style:name="P221" style:family="paragraph" style:parent-style-name="Table_20_Heading">
      <style:text-properties officeooo:rsid="0012fa38" officeooo:paragraph-rsid="004c65f9"/>
    </style:style>
    <style:style style:name="P222" style:family="paragraph" style:parent-style-name="Table_20_Heading">
      <style:text-properties officeooo:rsid="0012fa38" officeooo:paragraph-rsid="0077146a"/>
    </style:style>
    <style:style style:name="P223" style:family="paragraph" style:parent-style-name="Table_20_Heading">
      <style:text-properties officeooo:rsid="0012fa38" officeooo:paragraph-rsid="0064eb02"/>
    </style:style>
    <style:style style:name="P224" style:family="paragraph" style:parent-style-name="Table_20_Heading">
      <style:text-properties officeooo:rsid="0012fa38" officeooo:paragraph-rsid="00533de6"/>
    </style:style>
    <style:style style:name="P225" style:family="paragraph" style:parent-style-name="Table_20_Heading">
      <style:text-properties officeooo:rsid="0012fa38" officeooo:paragraph-rsid="0081b8cc"/>
    </style:style>
    <style:style style:name="P226" style:family="paragraph" style:parent-style-name="Table_20_Heading">
      <style:text-properties officeooo:rsid="0012fa38" officeooo:paragraph-rsid="0096b358"/>
    </style:style>
    <style:style style:name="P227" style:family="paragraph" style:parent-style-name="Table_20_Heading">
      <style:text-properties officeooo:rsid="0012fa38" officeooo:paragraph-rsid="009799f9"/>
    </style:style>
    <style:style style:name="P228" style:family="paragraph" style:parent-style-name="Table_20_Heading">
      <style:text-properties officeooo:rsid="0012fa38" officeooo:paragraph-rsid="009a06c4"/>
    </style:style>
    <style:style style:name="P229" style:family="paragraph" style:parent-style-name="Table_20_Heading">
      <style:text-properties officeooo:rsid="0012fa38" officeooo:paragraph-rsid="009bfa89"/>
    </style:style>
    <style:style style:name="P230" style:family="paragraph" style:parent-style-name="Table_20_Heading">
      <style:text-properties officeooo:rsid="0012fa38" officeooo:paragraph-rsid="009db8bc"/>
    </style:style>
    <style:style style:name="P231" style:family="paragraph" style:parent-style-name="Text_20_body">
      <style:text-properties officeooo:rsid="001176ad" officeooo:paragraph-rsid="001176ad"/>
    </style:style>
    <style:style style:name="P232" style:family="paragraph" style:parent-style-name="Text_20_body">
      <style:text-properties officeooo:rsid="001176ad" officeooo:paragraph-rsid="00370209"/>
    </style:style>
    <style:style style:name="P233" style:family="paragraph" style:parent-style-name="Text_20_body">
      <style:text-properties officeooo:rsid="001176ad" officeooo:paragraph-rsid="003fb7ac"/>
    </style:style>
    <style:style style:name="P234" style:family="paragraph" style:parent-style-name="Text_20_body">
      <style:text-properties officeooo:rsid="001176ad" officeooo:paragraph-rsid="002b9fdb"/>
    </style:style>
    <style:style style:name="P235" style:family="paragraph" style:parent-style-name="Text_20_body">
      <style:text-properties officeooo:rsid="001176ad" officeooo:paragraph-rsid="004c65f9"/>
    </style:style>
    <style:style style:name="P236" style:family="paragraph" style:parent-style-name="Text_20_body">
      <style:text-properties officeooo:rsid="001176ad" officeooo:paragraph-rsid="0077146a"/>
    </style:style>
    <style:style style:name="P237" style:family="paragraph" style:parent-style-name="Text_20_body">
      <style:text-properties officeooo:rsid="001176ad" officeooo:paragraph-rsid="0064eb02"/>
    </style:style>
    <style:style style:name="P238" style:family="paragraph" style:parent-style-name="Text_20_body">
      <style:text-properties officeooo:rsid="001176ad" officeooo:paragraph-rsid="00533de6"/>
    </style:style>
    <style:style style:name="P239" style:family="paragraph" style:parent-style-name="Text_20_body">
      <style:text-properties officeooo:rsid="001176ad" officeooo:paragraph-rsid="0081b8cc"/>
    </style:style>
    <style:style style:name="P240" style:family="paragraph" style:parent-style-name="Text_20_body">
      <style:text-properties officeooo:rsid="001176ad" officeooo:paragraph-rsid="0096b358"/>
    </style:style>
    <style:style style:name="P241" style:family="paragraph" style:parent-style-name="Text_20_body">
      <style:text-properties officeooo:rsid="001176ad" officeooo:paragraph-rsid="009799f9"/>
    </style:style>
    <style:style style:name="P242" style:family="paragraph" style:parent-style-name="Text_20_body">
      <style:text-properties officeooo:rsid="001176ad" officeooo:paragraph-rsid="009a06c4"/>
    </style:style>
    <style:style style:name="P243" style:family="paragraph" style:parent-style-name="Text_20_body">
      <style:text-properties officeooo:rsid="001176ad" officeooo:paragraph-rsid="009bfa89"/>
    </style:style>
    <style:style style:name="P244" style:family="paragraph" style:parent-style-name="Text_20_body">
      <style:text-properties officeooo:rsid="001176ad" officeooo:paragraph-rsid="009db8bc"/>
    </style:style>
    <style:style style:name="P245" style:family="paragraph" style:parent-style-name="Contents_20_Heading">
      <style:paragraph-properties fo:break-before="page"/>
    </style:style>
    <style:style style:name="P2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51" style:family="paragraph" style:parent-style-name="Text_20_body" style:list-style-name="L2">
      <style:text-properties officeooo:paragraph-rsid="0043ea9d"/>
    </style:style>
    <style:style style:name="P252" style:family="paragraph" style:parent-style-name="Text_20_body" style:list-style-name="L2">
      <style:text-properties officeooo:paragraph-rsid="00351903"/>
    </style:style>
    <style:style style:name="P253" style:family="paragraph" style:parent-style-name="Text_20_body" style:list-style-name="L2">
      <style:text-properties officeooo:paragraph-rsid="004f4c13"/>
    </style:style>
    <style:style style:name="P254" style:family="paragraph" style:parent-style-name="Text_20_body" style:list-style-name="L3">
      <style:text-properties officeooo:paragraph-rsid="004f4c13"/>
    </style:style>
    <style:style style:name="P255" style:family="paragraph" style:parent-style-name="Text_20_body" style:list-style-name="L3">
      <style:text-properties officeooo:paragraph-rsid="005af382"/>
    </style:style>
    <style:style style:name="P256" style:family="paragraph" style:parent-style-name="Text_20_body" style:list-style-name="L3">
      <style:text-properties officeooo:rsid="005da84e" officeooo:paragraph-rsid="005da84e"/>
    </style:style>
    <style:style style:name="P257" style:family="paragraph" style:parent-style-name="Text_20_body" style:list-style-name="L3">
      <style:text-properties officeooo:rsid="005da84e" officeooo:paragraph-rsid="00abc2c2"/>
    </style:style>
    <style:style style:name="P258" style:family="paragraph" style:parent-style-name="Text_20_body" style:list-style-name="L3">
      <style:text-properties officeooo:rsid="006119ff" officeooo:paragraph-rsid="006119ff"/>
    </style:style>
    <style:style style:name="P259" style:family="paragraph" style:parent-style-name="Text_20_body" style:list-style-name="L3">
      <style:text-properties officeooo:rsid="006119ff" officeooo:paragraph-rsid="00abc2c2"/>
    </style:style>
    <style:style style:name="P260" style:family="paragraph" style:parent-style-name="Text_20_body" style:list-style-name="L3">
      <style:text-properties officeooo:rsid="006119ff" officeooo:paragraph-rsid="00ac4379"/>
    </style:style>
    <style:style style:name="P261" style:family="paragraph" style:parent-style-name="Table_20_Contents" style:list-style-name="L1">
      <style:text-properties officeooo:paragraph-rsid="003aa493"/>
    </style:style>
    <style:style style:name="P262" style:family="paragraph" style:parent-style-name="Table_20_Contents" style:list-style-name="L1">
      <style:text-properties officeooo:paragraph-rsid="003fb7ac"/>
    </style:style>
    <style:style style:name="P263" style:family="paragraph" style:parent-style-name="Table_20_Contents" style:list-style-name="L1">
      <style:text-properties officeooo:paragraph-rsid="002b9fdb"/>
    </style:style>
    <style:style style:name="P264" style:family="paragraph" style:parent-style-name="Table_20_Contents" style:list-style-name="L1">
      <style:text-properties officeooo:paragraph-rsid="004c65f9"/>
    </style:style>
    <style:style style:name="P265" style:family="paragraph" style:parent-style-name="Table_20_Contents" style:list-style-name="L1">
      <style:text-properties officeooo:paragraph-rsid="0077146a"/>
    </style:style>
    <style:style style:name="P266" style:family="paragraph" style:parent-style-name="Table_20_Contents" style:list-style-name="L1">
      <style:text-properties officeooo:rsid="0016c172" officeooo:paragraph-rsid="0016c172"/>
    </style:style>
    <style:style style:name="P267" style:family="paragraph" style:parent-style-name="Table_20_Contents" style:list-style-name="L1">
      <style:text-properties officeooo:rsid="0016c172" officeooo:paragraph-rsid="00370209"/>
    </style:style>
    <style:style style:name="P268" style:family="paragraph" style:parent-style-name="Table_20_Contents" style:list-style-name="L1">
      <style:text-properties officeooo:rsid="0016c172" officeooo:paragraph-rsid="003fb7ac"/>
    </style:style>
    <style:style style:name="P269" style:family="paragraph" style:parent-style-name="Table_20_Contents" style:list-style-name="L1">
      <style:text-properties officeooo:rsid="0016c172" officeooo:paragraph-rsid="002b9fdb"/>
    </style:style>
    <style:style style:name="P270" style:family="paragraph" style:parent-style-name="Table_20_Contents" style:list-style-name="L1">
      <style:text-properties officeooo:rsid="0016c172" officeooo:paragraph-rsid="004c65f9"/>
    </style:style>
    <style:style style:name="P271" style:family="paragraph" style:parent-style-name="Table_20_Contents" style:list-style-name="L1">
      <style:text-properties officeooo:rsid="0016c172" officeooo:paragraph-rsid="0077146a"/>
    </style:style>
    <style:style style:name="P272" style:family="paragraph" style:parent-style-name="Table_20_Contents">
      <style:text-properties officeooo:rsid="0016c172" officeooo:paragraph-rsid="00a7509d"/>
    </style:style>
    <style:style style:name="P273" style:family="paragraph" style:parent-style-name="Table_20_Contents" style:list-style-name="L4">
      <style:text-properties officeooo:paragraph-rsid="006bb4ed"/>
    </style:style>
    <style:style style:name="P274" style:family="paragraph" style:parent-style-name="Table_20_Contents">
      <style:text-properties officeooo:rsid="00a03660" officeooo:paragraph-rsid="00a03660"/>
    </style:style>
    <style:style style:name="P275" style:family="paragraph" style:parent-style-name="Table_20_Contents">
      <style:text-properties officeooo:rsid="00a03660" officeooo:paragraph-rsid="00a082b8"/>
    </style:style>
    <style:style style:name="P276" style:family="paragraph" style:parent-style-name="Table_20_Contents">
      <style:text-properties officeooo:rsid="00a03660" officeooo:paragraph-rsid="00a7509d"/>
    </style:style>
    <style:style style:name="P277" style:family="paragraph" style:parent-style-name="Table_20_Contents">
      <style:text-properties officeooo:rsid="00a03660" officeooo:paragraph-rsid="00b96422"/>
    </style:style>
    <style:style style:name="P278" style:family="paragraph" style:parent-style-name="Table_20_Contents">
      <style:text-properties officeooo:rsid="00a0e9ce" officeooo:paragraph-rsid="00a0e9ce"/>
    </style:style>
    <style:style style:name="P279" style:family="paragraph" style:parent-style-name="Table_20_Contents">
      <style:text-properties officeooo:rsid="00a0e9ce" officeooo:paragraph-rsid="00a7509d"/>
    </style:style>
    <style:style style:name="P280" style:family="paragraph" style:parent-style-name="Table_20_Contents">
      <style:text-properties officeooo:rsid="00a0e9ce" officeooo:paragraph-rsid="00aab399"/>
    </style:style>
    <style:style style:name="P281" style:family="paragraph" style:parent-style-name="Table_20_Contents">
      <style:text-properties officeooo:rsid="00a0e9ce" officeooo:paragraph-rsid="00b01d51"/>
    </style:style>
    <style:style style:name="P282" style:family="paragraph" style:parent-style-name="Table_20_Contents">
      <style:text-properties officeooo:rsid="00a0e9ce" officeooo:paragraph-rsid="00b96422"/>
    </style:style>
    <style:style style:name="P283" style:family="paragraph" style:parent-style-name="Table_20_Contents">
      <style:text-properties officeooo:rsid="00a0e9ce" officeooo:paragraph-rsid="00be536b"/>
    </style:style>
    <style:style style:name="P284" style:family="paragraph" style:parent-style-name="Table_20_Contents">
      <style:text-properties officeooo:rsid="00a2ab34" officeooo:paragraph-rsid="00a2ab34"/>
    </style:style>
    <style:style style:name="P285" style:family="paragraph" style:parent-style-name="Table_20_Contents">
      <style:text-properties officeooo:rsid="00a2ab34" officeooo:paragraph-rsid="00aba3c2"/>
    </style:style>
    <style:style style:name="P286" style:family="paragraph" style:parent-style-name="Table_20_Contents">
      <style:text-properties officeooo:rsid="00a2ab34" officeooo:paragraph-rsid="00b96422"/>
    </style:style>
    <style:style style:name="P287" style:family="paragraph" style:parent-style-name="Table_20_Contents">
      <style:text-properties officeooo:rsid="00a2ab34" officeooo:paragraph-rsid="00ba4707"/>
    </style:style>
    <style:style style:name="P288" style:family="paragraph" style:parent-style-name="Table_20_Contents">
      <style:text-properties officeooo:rsid="00a416cc" officeooo:paragraph-rsid="00a60b39"/>
    </style:style>
    <style:style style:name="P289" style:family="paragraph" style:parent-style-name="Table_20_Contents">
      <style:text-properties officeooo:rsid="00a416cc" officeooo:paragraph-rsid="00aba3c2"/>
    </style:style>
    <style:style style:name="P290" style:family="paragraph" style:parent-style-name="Table_20_Contents">
      <style:text-properties officeooo:rsid="00a416cc" officeooo:paragraph-rsid="00b96422"/>
    </style:style>
    <style:style style:name="P291" style:family="paragraph" style:parent-style-name="Table_20_Contents">
      <style:text-properties officeooo:rsid="001b3dc7" officeooo:paragraph-rsid="00a6ba93"/>
    </style:style>
    <style:style style:name="P292" style:family="paragraph" style:parent-style-name="Table_20_Contents">
      <style:text-properties officeooo:rsid="001b3dc7" officeooo:paragraph-rsid="009db8bc"/>
    </style:style>
    <style:style style:name="P293" style:family="paragraph" style:parent-style-name="Table_20_Contents">
      <style:text-properties officeooo:rsid="001b3dc7" officeooo:paragraph-rsid="00a0e9ce"/>
    </style:style>
    <style:style style:name="P294" style:family="paragraph" style:parent-style-name="Table_20_Contents">
      <style:text-properties officeooo:rsid="001b3dc7" officeooo:paragraph-rsid="00a7509d"/>
    </style:style>
    <style:style style:name="P295" style:family="paragraph" style:parent-style-name="Table_20_Contents">
      <style:text-properties officeooo:rsid="001b3dc7" officeooo:paragraph-rsid="00aba3c2"/>
    </style:style>
    <style:style style:name="P296" style:family="paragraph" style:parent-style-name="Table_20_Contents">
      <style:text-properties officeooo:rsid="001b3dc7" officeooo:paragraph-rsid="00ac4379"/>
    </style:style>
    <style:style style:name="P297" style:family="paragraph" style:parent-style-name="Table_20_Contents">
      <style:text-properties officeooo:rsid="001b3dc7" officeooo:paragraph-rsid="00af26ef"/>
    </style:style>
    <style:style style:name="P298" style:family="paragraph" style:parent-style-name="Table_20_Contents">
      <style:text-properties officeooo:rsid="001b3dc7" officeooo:paragraph-rsid="00b0a520"/>
    </style:style>
    <style:style style:name="P299" style:family="paragraph" style:parent-style-name="Table_20_Contents">
      <style:text-properties officeooo:rsid="001b3dc7" officeooo:paragraph-rsid="00b96422"/>
    </style:style>
    <style:style style:name="P300" style:family="paragraph" style:parent-style-name="Table_20_Contents">
      <style:text-properties officeooo:rsid="005db3eb" officeooo:paragraph-rsid="00a6ba93"/>
    </style:style>
    <style:style style:name="P301" style:family="paragraph" style:parent-style-name="Table_20_Contents">
      <style:text-properties officeooo:rsid="005db3eb" officeooo:paragraph-rsid="00a7509d"/>
    </style:style>
    <style:style style:name="P302" style:family="paragraph" style:parent-style-name="Table_20_Contents">
      <style:text-properties officeooo:rsid="005db3eb" officeooo:paragraph-rsid="00aba3c2"/>
    </style:style>
    <style:style style:name="P303" style:family="paragraph" style:parent-style-name="Table_20_Contents">
      <style:text-properties officeooo:rsid="005db3eb" officeooo:paragraph-rsid="00ac4379"/>
    </style:style>
    <style:style style:name="P304" style:family="paragraph" style:parent-style-name="Table_20_Contents">
      <style:text-properties officeooo:rsid="005db3eb" officeooo:paragraph-rsid="00af26ef"/>
    </style:style>
    <style:style style:name="P305" style:family="paragraph" style:parent-style-name="Table_20_Contents">
      <style:text-properties officeooo:rsid="005db3eb" officeooo:paragraph-rsid="00b0a520"/>
    </style:style>
    <style:style style:name="P306" style:family="paragraph" style:parent-style-name="Table_20_Contents">
      <style:text-properties officeooo:rsid="005db3eb" officeooo:paragraph-rsid="00b96422"/>
    </style:style>
    <style:style style:name="P307" style:family="paragraph" style:parent-style-name="Table_20_Contents">
      <style:text-properties officeooo:rsid="005db3eb" officeooo:paragraph-rsid="00bcda3d"/>
    </style:style>
    <style:style style:name="P308" style:family="paragraph" style:parent-style-name="Table_20_Contents">
      <style:text-properties officeooo:rsid="005db3eb" officeooo:paragraph-rsid="00be536b"/>
    </style:style>
    <style:style style:name="P309" style:family="paragraph" style:parent-style-name="Table_20_Contents">
      <style:text-properties officeooo:rsid="005db3eb" officeooo:paragraph-rsid="00bea793"/>
    </style:style>
    <style:style style:name="P310" style:family="paragraph" style:parent-style-name="Table_20_Contents">
      <style:text-properties officeooo:paragraph-rsid="00a6ba93"/>
    </style:style>
    <style:style style:name="P311" style:family="paragraph" style:parent-style-name="Table_20_Contents">
      <style:text-properties officeooo:paragraph-rsid="009db8bc"/>
    </style:style>
    <style:style style:name="P312" style:family="paragraph" style:parent-style-name="Table_20_Contents">
      <style:text-properties officeooo:rsid="005c89a2" officeooo:paragraph-rsid="009db8bc"/>
    </style:style>
    <style:style style:name="P313" style:family="paragraph" style:parent-style-name="Table_20_Contents">
      <style:text-properties officeooo:rsid="005c89a2" officeooo:paragraph-rsid="00a7509d"/>
    </style:style>
    <style:style style:name="P314" style:family="paragraph" style:parent-style-name="Table_20_Contents">
      <style:text-properties officeooo:rsid="005c89a2" officeooo:paragraph-rsid="00b96422"/>
    </style:style>
    <style:style style:name="P315" style:family="paragraph" style:parent-style-name="Table_20_Contents">
      <style:text-properties officeooo:rsid="0019bf6f" officeooo:paragraph-rsid="00a7509d"/>
    </style:style>
    <style:style style:name="P316" style:family="paragraph" style:parent-style-name="Table_20_Contents">
      <style:text-properties officeooo:rsid="00180289" officeooo:paragraph-rsid="00a7509d"/>
    </style:style>
    <style:style style:name="P317" style:family="paragraph" style:parent-style-name="Table_20_Contents">
      <style:text-properties officeooo:paragraph-rsid="00a7509d"/>
    </style:style>
    <style:style style:name="P318" style:family="paragraph" style:parent-style-name="Table_20_Contents">
      <style:text-properties officeooo:paragraph-rsid="00aba3c2"/>
    </style:style>
    <style:style style:name="P319" style:family="paragraph" style:parent-style-name="Table_20_Contents">
      <style:text-properties officeooo:paragraph-rsid="00ac4379"/>
    </style:style>
    <style:style style:name="P320" style:family="paragraph" style:parent-style-name="Table_20_Contents">
      <style:text-properties officeooo:paragraph-rsid="00ad5c32"/>
    </style:style>
    <style:style style:name="P321" style:family="paragraph" style:parent-style-name="Table_20_Contents">
      <style:text-properties officeooo:paragraph-rsid="00b1a7be"/>
    </style:style>
    <style:style style:name="P322" style:family="paragraph" style:parent-style-name="Table_20_Contents">
      <style:text-properties officeooo:paragraph-rsid="00b61f3e"/>
    </style:style>
    <style:style style:name="P323" style:family="paragraph" style:parent-style-name="Table_20_Contents">
      <style:text-properties officeooo:paragraph-rsid="00b96422"/>
    </style:style>
    <style:style style:name="P324" style:family="paragraph" style:parent-style-name="Table_20_Contents">
      <style:text-properties officeooo:paragraph-rsid="00ba4707"/>
    </style:style>
    <style:style style:name="P325" style:family="paragraph" style:parent-style-name="Table_20_Contents">
      <style:text-properties officeooo:paragraph-rsid="00c04231"/>
    </style:style>
    <style:style style:name="P326" style:family="paragraph" style:parent-style-name="Heading_20_1">
      <style:paragraph-properties fo:break-before="page"/>
      <style:text-properties officeooo:paragraph-rsid="001176ad"/>
    </style:style>
    <style:style style:name="P327" style:family="paragraph" style:parent-style-name="Heading_20_2">
      <style:text-properties officeooo:rsid="001176ad" officeooo:paragraph-rsid="001176ad"/>
    </style:style>
    <style:style style:name="P328" style:family="paragraph" style:parent-style-name="Heading_20_2" style:list-style-name="">
      <style:text-properties officeooo:rsid="0063cd61" officeooo:paragraph-rsid="0063cd61"/>
    </style:style>
    <style:style style:name="P329" style:family="paragraph" style:parent-style-name="Heading_20_2" style:list-style-name="">
      <style:text-properties officeooo:rsid="00624acb" officeooo:paragraph-rsid="00624acb"/>
    </style:style>
    <style:style style:name="P330" style:family="paragraph" style:parent-style-name="Heading_20_2">
      <style:paragraph-properties fo:break-before="page"/>
      <style:text-properties officeooo:rsid="0063cd61" officeooo:paragraph-rsid="0063cd61"/>
    </style:style>
    <style:style style:name="P331" style:family="paragraph" style:parent-style-name="Heading_20_2">
      <style:paragraph-properties fo:break-before="page"/>
      <style:text-properties officeooo:paragraph-rsid="00624acb"/>
    </style:style>
    <style:style style:name="P332" style:family="paragraph" style:parent-style-name="Heading_20_5">
      <style:text-properties officeooo:paragraph-rsid="0096b358"/>
    </style:style>
    <style:style style:name="P333" style:family="paragraph" style:parent-style-name="Heading_20_5">
      <style:text-properties officeooo:paragraph-rsid="009799f9"/>
    </style:style>
    <style:style style:name="P334" style:family="paragraph" style:parent-style-name="Heading_20_5">
      <style:text-properties officeooo:paragraph-rsid="009a06c4"/>
    </style:style>
    <style:style style:name="P335" style:family="paragraph" style:parent-style-name="Heading_20_5">
      <style:text-properties officeooo:paragraph-rsid="009bfa89"/>
    </style:style>
    <style:style style:name="P336" style:family="paragraph" style:parent-style-name="Titre_20_de_20_tableau_20_vertical">
      <style:text-properties officeooo:rsid="0012fa38" officeooo:paragraph-rsid="00a7509d" fo:background-color="#e6e6ff"/>
    </style:style>
    <style:style style:name="P337" style:family="paragraph" style:parent-style-name="Titre_20_de_20_tableau_20_vertical">
      <style:text-properties officeooo:paragraph-rsid="00a7509d" fo:background-color="#e6e6ff"/>
    </style:style>
    <style:style style:name="P338" style:family="paragraph" style:parent-style-name="Titre_20_de_20_tableau_20_vertical">
      <style:text-properties officeooo:rsid="002077ea" officeooo:paragraph-rsid="00a7509d"/>
    </style:style>
    <style:style style:name="P339" style:family="paragraph" style:parent-style-name="Titre_20_de_20_tableau_20_vertical">
      <style:text-properties officeooo:paragraph-rsid="00a7509d"/>
    </style:style>
    <style:style style:name="P340" style:family="paragraph" style:parent-style-name="Table_20_Heading">
      <style:text-properties officeooo:rsid="0012fa38" officeooo:paragraph-rsid="00a7509d"/>
    </style:style>
    <style:style style:name="P341" style:family="paragraph" style:parent-style-name="Table_20_Heading">
      <style:text-properties officeooo:rsid="0012fa38" officeooo:paragraph-rsid="00b96422"/>
    </style:style>
    <style:style style:name="P342" style:family="paragraph" style:parent-style-name="Heading_20_3">
      <style:text-properties officeooo:rsid="00249de5" officeooo:paragraph-rsid="00249de5"/>
    </style:style>
    <style:style style:name="P343" style:family="paragraph" style:parent-style-name="Heading_20_3">
      <style:text-properties officeooo:rsid="00249de5" officeooo:paragraph-rsid="00a7509d"/>
    </style:style>
    <style:style style:name="P344" style:family="paragraph" style:parent-style-name="Heading_20_3">
      <style:text-properties officeooo:paragraph-rsid="00370209"/>
    </style:style>
    <style:style style:name="P345" style:family="paragraph" style:parent-style-name="Heading_20_3">
      <style:text-properties officeooo:paragraph-rsid="003fb7ac"/>
    </style:style>
    <style:style style:name="P346" style:family="paragraph" style:parent-style-name="Heading_20_3">
      <style:text-properties officeooo:paragraph-rsid="0028bbf4"/>
    </style:style>
    <style:style style:name="P347" style:family="paragraph" style:parent-style-name="Heading_20_3">
      <style:text-properties officeooo:paragraph-rsid="004bc5b3"/>
    </style:style>
    <style:style style:name="P348" style:family="paragraph" style:parent-style-name="Heading_20_3">
      <style:text-properties officeooo:paragraph-rsid="007393ea"/>
    </style:style>
    <style:style style:name="P349" style:family="paragraph" style:parent-style-name="Heading_20_3">
      <style:text-properties officeooo:paragraph-rsid="0063cd61"/>
    </style:style>
    <style:style style:name="P350" style:family="paragraph" style:parent-style-name="Heading_20_3">
      <style:text-properties officeooo:paragraph-rsid="00533de6"/>
    </style:style>
    <style:style style:name="P351" style:family="paragraph" style:parent-style-name="Heading_20_3">
      <style:text-properties officeooo:rsid="009db8bc" officeooo:paragraph-rsid="009db8bc"/>
    </style:style>
    <style:style style:name="P352" style:family="paragraph" style:parent-style-name="Heading_20_3">
      <style:text-properties officeooo:rsid="009db8bc" officeooo:paragraph-rsid="00a7509d"/>
    </style:style>
    <style:style style:name="P353" style:family="paragraph" style:parent-style-name="Heading_20_3">
      <style:text-properties officeooo:rsid="009db8bc" officeooo:paragraph-rsid="00a7fd91"/>
    </style:style>
    <style:style style:name="P354" style:family="paragraph" style:parent-style-name="Heading_20_4">
      <style:text-properties officeooo:rsid="00351903"/>
    </style:style>
    <style:style style:name="P355" style:family="paragraph" style:parent-style-name="Heading_20_4">
      <style:text-properties officeooo:rsid="00351903" officeooo:paragraph-rsid="0043ea9d"/>
    </style:style>
    <style:style style:name="P356" style:family="paragraph" style:parent-style-name="Heading_20_4">
      <style:text-properties officeooo:rsid="00351903" officeooo:paragraph-rsid="004c65f9"/>
    </style:style>
    <style:style style:name="P357" style:family="paragraph" style:parent-style-name="Heading_20_4">
      <style:text-properties officeooo:rsid="00351903" officeooo:paragraph-rsid="00580026"/>
    </style:style>
    <style:style style:name="P358" style:family="paragraph" style:parent-style-name="Heading_20_4">
      <style:text-properties officeooo:rsid="00351903" officeooo:paragraph-rsid="00abc2c2"/>
    </style:style>
    <style:style style:name="P359" style:family="paragraph" style:parent-style-name="Heading_20_4">
      <style:text-properties officeooo:paragraph-rsid="0081b8cc"/>
    </style:style>
    <style:style style:name="P360" style:family="paragraph" style:parent-style-name="Heading_20_4">
      <style:text-properties officeooo:paragraph-rsid="009a06c4"/>
    </style:style>
    <style:style style:name="P361" style:family="paragraph" style:parent-style-name="Heading_20_4">
      <style:text-properties officeooo:rsid="006119ff" officeooo:paragraph-rsid="009db8bc"/>
    </style:style>
    <style:style style:name="P362" style:family="paragraph" style:parent-style-name="Heading_20_4">
      <style:text-properties officeooo:paragraph-rsid="00b95eae"/>
    </style:style>
    <style:style style:name="P363" style:family="paragraph" style:parent-style-name="Heading_20_4">
      <style:text-properties officeooo:paragraph-rsid="00b96422"/>
    </style:style>
    <style:style style:name="T1" style:family="text">
      <style:text-properties officeooo:rsid="001176ad"/>
    </style:style>
    <style:style style:name="T2" style:family="text">
      <style:text-properties officeooo:rsid="0012fa38"/>
    </style:style>
    <style:style style:name="T3" style:family="text">
      <style:text-properties officeooo:rsid="00150f50"/>
    </style:style>
    <style:style style:name="T4" style:family="text">
      <style:text-properties officeooo:rsid="0016c172"/>
    </style:style>
    <style:style style:name="T5" style:family="text">
      <style:text-properties officeooo:rsid="00180289"/>
    </style:style>
    <style:style style:name="T6" style:family="text">
      <style:text-properties officeooo:rsid="001b0f12"/>
    </style:style>
    <style:style style:name="T7" style:family="text">
      <style:text-properties officeooo:rsid="001b3dc7"/>
    </style:style>
    <style:style style:name="T8" style:family="text">
      <style:text-properties officeooo:rsid="001cb049"/>
    </style:style>
    <style:style style:name="T9" style:family="text">
      <style:text-properties officeooo:rsid="002077ea"/>
    </style:style>
    <style:style style:name="T10" style:family="text">
      <style:text-properties officeooo:rsid="00249de5"/>
    </style:style>
    <style:style style:name="T11" style:family="text">
      <style:text-properties officeooo:rsid="0027bd7e"/>
    </style:style>
    <style:style style:name="T12" style:family="text">
      <style:text-properties officeooo:rsid="0029af04"/>
    </style:style>
    <style:style style:name="T13" style:family="text">
      <style:text-properties officeooo:rsid="002c8b59"/>
    </style:style>
    <style:style style:name="T14" style:family="text">
      <style:text-properties officeooo:rsid="002d8cc1"/>
    </style:style>
    <style:style style:name="T15" style:family="text">
      <style:text-properties officeooo:rsid="002ea4fb"/>
    </style:style>
    <style:style style:name="T16" style:family="text">
      <style:text-properties officeooo:rsid="002f6317"/>
    </style:style>
    <style:style style:name="T17" style:family="text">
      <style:text-properties officeooo:rsid="00303dbd"/>
    </style:style>
    <style:style style:name="T18" style:family="text">
      <style:text-properties officeooo:rsid="00320f93"/>
    </style:style>
    <style:style style:name="T19" style:family="text">
      <style:text-properties officeooo:rsid="00338d97"/>
    </style:style>
    <style:style style:name="T20" style:family="text">
      <style:text-properties officeooo:rsid="0034a895"/>
    </style:style>
    <style:style style:name="T21" style:family="text">
      <style:text-properties officeooo:rsid="00351903"/>
    </style:style>
    <style:style style:name="T22" style:family="text">
      <style:text-properties officeooo:rsid="00370209"/>
    </style:style>
    <style:style style:name="T23" style:family="text">
      <style:text-properties officeooo:rsid="00384e81"/>
    </style:style>
    <style:style style:name="T24" style:family="text">
      <style:text-properties officeooo:rsid="00385b51"/>
    </style:style>
    <style:style style:name="T25" style:family="text">
      <style:text-properties officeooo:rsid="0039b598"/>
    </style:style>
    <style:style style:name="T26" style:family="text">
      <style:text-properties officeooo:rsid="003aa493"/>
    </style:style>
    <style:style style:name="T27" style:family="text">
      <style:text-properties officeooo:rsid="003ab102"/>
    </style:style>
    <style:style style:name="T28" style:family="text">
      <style:text-properties officeooo:rsid="003ae389"/>
    </style:style>
    <style:style style:name="T29" style:family="text">
      <style:text-properties officeooo:rsid="003ee3fa"/>
    </style:style>
    <style:style style:name="T30" style:family="text">
      <style:text-properties officeooo:rsid="003fb7ac"/>
    </style:style>
    <style:style style:name="T31" style:family="text">
      <style:text-properties officeooo:rsid="0043ea9d"/>
    </style:style>
    <style:style style:name="T32" style:family="text">
      <style:text-properties officeooo:rsid="0044d37b"/>
    </style:style>
    <style:style style:name="T33" style:family="text">
      <style:text-properties officeooo:rsid="0046164f"/>
    </style:style>
    <style:style style:name="T34" style:family="text">
      <style:text-properties officeooo:rsid="004bc5b3"/>
    </style:style>
    <style:style style:name="T35" style:family="text">
      <style:text-properties officeooo:rsid="004ceaac"/>
    </style:style>
    <style:style style:name="T36" style:family="text">
      <style:text-properties officeooo:rsid="00503709"/>
    </style:style>
    <style:style style:name="T37" style:family="text">
      <style:text-properties officeooo:rsid="005070c6"/>
    </style:style>
    <style:style style:name="T38" style:family="text">
      <style:text-properties officeooo:rsid="00519f38"/>
    </style:style>
    <style:style style:name="T39" style:family="text">
      <style:text-properties officeooo:rsid="0053b4c8"/>
    </style:style>
    <style:style style:name="T40" style:family="text">
      <style:text-properties officeooo:rsid="0055624b"/>
    </style:style>
    <style:style style:name="T41" style:family="text">
      <style:text-properties officeooo:rsid="0056c65a"/>
    </style:style>
    <style:style style:name="T42" style:family="text">
      <style:text-properties officeooo:rsid="00598c1c"/>
    </style:style>
    <style:style style:name="T43" style:family="text">
      <style:text-properties officeooo:rsid="005af382"/>
    </style:style>
    <style:style style:name="T44" style:family="text">
      <style:text-properties officeooo:rsid="005b0dbd"/>
    </style:style>
    <style:style style:name="T45" style:family="text">
      <style:text-properties officeooo:rsid="005c89a2"/>
    </style:style>
    <style:style style:name="T46" style:family="text">
      <style:text-properties officeooo:rsid="00624acb"/>
    </style:style>
    <style:style style:name="T47" style:family="text">
      <style:text-properties officeooo:rsid="00632baf"/>
    </style:style>
    <style:style style:name="T48" style:family="text">
      <style:text-properties officeooo:rsid="0063cd61"/>
    </style:style>
    <style:style style:name="T49" style:family="text">
      <style:text-properties officeooo:rsid="0064eb02"/>
    </style:style>
    <style:style style:name="T50" style:family="text">
      <style:text-properties officeooo:rsid="00661f5f"/>
    </style:style>
    <style:style style:name="T51" style:family="text">
      <style:text-properties officeooo:rsid="00675411"/>
    </style:style>
    <style:style style:name="T52" style:family="text">
      <style:text-properties officeooo:rsid="00679a56"/>
    </style:style>
    <style:style style:name="T53" style:family="text">
      <style:text-properties officeooo:rsid="00686ccd"/>
    </style:style>
    <style:style style:name="T54" style:family="text">
      <style:text-properties officeooo:rsid="0069fb4d"/>
    </style:style>
    <style:style style:name="T55" style:family="text">
      <style:text-properties officeooo:rsid="006bb4ed"/>
    </style:style>
    <style:style style:name="T56" style:family="text">
      <style:text-properties officeooo:rsid="006d8bab"/>
    </style:style>
    <style:style style:name="T57" style:family="text">
      <style:text-properties officeooo:rsid="006dc4f2"/>
    </style:style>
    <style:style style:name="T58" style:family="text">
      <style:text-properties officeooo:rsid="007199ed"/>
    </style:style>
    <style:style style:name="T59" style:family="text">
      <style:text-properties officeooo:rsid="007393ea"/>
    </style:style>
    <style:style style:name="T60" style:family="text">
      <style:text-properties officeooo:rsid="007579fb"/>
    </style:style>
    <style:style style:name="T61" style:family="text">
      <style:text-properties officeooo:rsid="0075fa01"/>
    </style:style>
    <style:style style:name="T62" style:family="text">
      <style:text-properties officeooo:rsid="0077c35d"/>
    </style:style>
    <style:style style:name="T63" style:family="text">
      <style:text-properties officeooo:rsid="00787c39"/>
    </style:style>
    <style:style style:name="T64" style:family="text">
      <style:text-properties officeooo:rsid="007940f8"/>
    </style:style>
    <style:style style:name="T65" style:family="text">
      <style:text-properties officeooo:rsid="00798583"/>
    </style:style>
    <style:style style:name="T66" style:family="text">
      <style:text-properties officeooo:rsid="007b6977"/>
    </style:style>
    <style:style style:name="T67" style:family="text">
      <style:text-properties officeooo:rsid="007d4855"/>
    </style:style>
    <style:style style:name="T68" style:family="text">
      <style:text-properties officeooo:rsid="007e6cb7"/>
    </style:style>
    <style:style style:name="T69" style:family="text">
      <style:text-properties officeooo:rsid="007f93a6"/>
    </style:style>
    <style:style style:name="T70" style:family="text">
      <style:text-properties officeooo:rsid="0080389b"/>
    </style:style>
    <style:style style:name="T71" style:family="text">
      <style:text-properties officeooo:rsid="0081b359"/>
    </style:style>
    <style:style style:name="T72" style:family="text">
      <style:text-properties officeooo:rsid="00876614"/>
    </style:style>
    <style:style style:name="T73" style:family="text">
      <style:text-properties officeooo:rsid="00880552"/>
    </style:style>
    <style:style style:name="T74" style:family="text">
      <style:text-properties officeooo:rsid="0088c13e"/>
    </style:style>
    <style:style style:name="T75" style:family="text">
      <style:text-properties officeooo:rsid="0088dd0d"/>
    </style:style>
    <style:style style:name="T76" style:family="text">
      <style:text-properties officeooo:rsid="008abc9d"/>
    </style:style>
    <style:style style:name="T77" style:family="text">
      <style:text-properties officeooo:rsid="008c5472"/>
    </style:style>
    <style:style style:name="T78" style:family="text">
      <style:text-properties officeooo:rsid="008c946d"/>
    </style:style>
    <style:style style:name="T79" style:family="text">
      <style:text-properties officeooo:rsid="008d6542"/>
    </style:style>
    <style:style style:name="T80" style:family="text">
      <style:text-properties officeooo:rsid="008eef3e"/>
    </style:style>
    <style:style style:name="T81" style:family="text">
      <style:text-properties officeooo:rsid="00939129"/>
    </style:style>
    <style:style style:name="T82" style:family="text">
      <style:text-properties officeooo:rsid="00955951"/>
    </style:style>
    <style:style style:name="T83" style:family="text">
      <style:text-properties officeooo:rsid="0096b358"/>
    </style:style>
    <style:style style:name="T84" style:family="text">
      <style:text-properties officeooo:rsid="009798d2"/>
    </style:style>
    <style:style style:name="T85" style:family="text">
      <style:text-properties officeooo:rsid="009799f9"/>
    </style:style>
    <style:style style:name="T86" style:family="text">
      <style:text-properties officeooo:rsid="0099081d"/>
    </style:style>
    <style:style style:name="T87" style:family="text">
      <style:text-properties officeooo:rsid="0099b2e7"/>
    </style:style>
    <style:style style:name="T88" style:family="text">
      <style:text-properties officeooo:rsid="009a06c4"/>
    </style:style>
    <style:style style:name="T89" style:family="text">
      <style:text-properties officeooo:rsid="009bfa89"/>
    </style:style>
    <style:style style:name="T90" style:family="text">
      <style:text-properties officeooo:rsid="009d895a"/>
    </style:style>
    <style:style style:name="T91" style:family="text">
      <style:text-properties officeooo:rsid="009db8bc"/>
    </style:style>
    <style:style style:name="T92" style:family="text">
      <style:text-properties officeooo:rsid="009e3b2b"/>
    </style:style>
    <style:style style:name="T93" style:family="text">
      <style:text-properties officeooo:rsid="00a03660"/>
    </style:style>
    <style:style style:name="T94" style:family="text">
      <style:text-properties officeooo:rsid="00a0e9ce"/>
    </style:style>
    <style:style style:name="T95" style:family="text">
      <style:text-properties officeooo:rsid="00a60b39"/>
    </style:style>
    <style:style style:name="T96" style:family="text">
      <style:text-properties officeooo:rsid="00a6ba93"/>
    </style:style>
    <style:style style:name="T97" style:family="text">
      <style:text-properties officeooo:rsid="00a7509d"/>
    </style:style>
    <style:style style:name="T98" style:family="text">
      <style:text-properties officeooo:rsid="00a7fd91"/>
    </style:style>
    <style:style style:name="T99" style:family="text">
      <style:text-properties officeooo:rsid="00a97114"/>
    </style:style>
    <style:style style:name="T100" style:family="text">
      <style:text-properties officeooo:rsid="00a97d06"/>
    </style:style>
    <style:style style:name="T101" style:family="text">
      <style:text-properties officeooo:rsid="00aab399"/>
    </style:style>
    <style:style style:name="T102" style:family="text">
      <style:text-properties officeooo:rsid="00aba3c2"/>
    </style:style>
    <style:style style:name="T103" style:family="text">
      <style:text-properties officeooo:rsid="006119ff"/>
    </style:style>
    <style:style style:name="T104" style:family="text">
      <style:text-properties officeooo:rsid="00abc2c2"/>
    </style:style>
    <style:style style:name="T105" style:family="text">
      <style:text-properties officeooo:rsid="00ac4379"/>
    </style:style>
    <style:style style:name="T106" style:family="text">
      <style:text-properties officeooo:rsid="00acf8ba"/>
    </style:style>
    <style:style style:name="T107" style:family="text">
      <style:text-properties officeooo:rsid="00ad5c32"/>
    </style:style>
    <style:style style:name="T108" style:family="text">
      <style:text-properties officeooo:rsid="00af26ef"/>
    </style:style>
    <style:style style:name="T109" style:family="text">
      <style:text-properties officeooo:rsid="00b01d51"/>
    </style:style>
    <style:style style:name="T110" style:family="text">
      <style:text-properties officeooo:rsid="00b0a520"/>
    </style:style>
    <style:style style:name="T111" style:family="text">
      <style:text-properties officeooo:rsid="00b1a7be"/>
    </style:style>
    <style:style style:name="T112" style:family="text">
      <style:text-properties officeooo:rsid="00b490fb"/>
    </style:style>
    <style:style style:name="T113" style:family="text">
      <style:text-properties officeooo:rsid="00b4cc3c"/>
    </style:style>
    <style:style style:name="T114" style:family="text">
      <style:text-properties officeooo:rsid="00b61f3e"/>
    </style:style>
    <style:style style:name="T115" style:family="text">
      <style:text-properties officeooo:rsid="00b62764"/>
    </style:style>
    <style:style style:name="T116" style:family="text">
      <style:text-properties officeooo:rsid="00b95eae"/>
    </style:style>
    <style:style style:name="T117" style:family="text">
      <style:text-properties officeooo:rsid="00b96422"/>
    </style:style>
    <style:style style:name="T118" style:family="text">
      <style:text-properties officeooo:rsid="00ba4707"/>
    </style:style>
    <style:style style:name="T119" style:family="text">
      <style:text-properties officeooo:rsid="00bcda3d"/>
    </style:style>
    <style:style style:name="T120" style:family="text">
      <style:text-properties officeooo:rsid="00be536b"/>
    </style:style>
    <style:style style:name="T121" style:family="text">
      <style:text-properties officeooo:rsid="00bea793"/>
    </style:style>
    <style:style style:name="T122" style:family="text">
      <style:text-properties officeooo:rsid="00bf0a26"/>
    </style:style>
    <style:style style:name="T123" style:family="text">
      <style:text-properties officeooo:rsid="00c04231"/>
    </style:style>
    <style:style style:name="T124" style:family="text">
      <style:text-properties officeooo:rsid="00c0a6a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Cahier de recettage</text:p>
      <text:p text:style-name="P7">Module « équipes pluridisciplinaires »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45">Table des matières</text:p>
          </text:index-title>
          <text:p text:style-name="P247">Fonctionnement nominal<text:tab/>3</text:p>
          <text:p text:style-name="P249">Administration des équipes pluridisciplinaires<text:tab/>3</text:p>
          <text:p text:style-name="P246">Ajout d'un regroupement d'équipe pluridisciplinaire<text:tab/>3</text:p>
          <text:p text:style-name="P246">Ajout d'une fonction de membre d'équipes pluridisciplinaires<text:tab/>3</text:p>
          <text:p text:style-name="P246">Ajout d'un membre d'équipes pluridisciplinaires<text:tab/>4</text:p>
          <text:p text:style-name="P248">Remarques<text:tab/>4</text:p>
          <text:p text:style-name="P246">Ajout d'une équipe pluridisciplinaire<text:tab/>4</text:p>
          <text:p text:style-name="P248">Remarques<text:tab/>5</text:p>
          <text:p text:style-name="P246">Modification d'une équipe pluridisciplinaire<text:tab/>5</text:p>
          <text:p text:style-name="P248">Remarques<text:tab/>6</text:p>
          <text:p text:style-name="P246">Ajout d'un motif de demande de réorientation (CG 93)<text:tab/>6</text:p>
          <text:p text:style-name="P249">Création des dossiers d'EP pour les allocataires<text:tab/>7</text:p>
          <text:p text:style-name="P246">Ajout d'un dossier pour la thématique « Réorientation » (CG 93)<text:tab/>7</text:p>
          <text:p text:style-name="P246">Ajout de dossiers pour la thématique « Non respect et sanctions » (CG 93)<text:tab/>8</text:p>
          <text:p text:style-name="P248">Ajout de dossiers par cohorte<text:tab/>8</text:p>
          <text:p text:style-name="P250">Ajout d'un dossier pour non contractualisation<text:tab/>8</text:p>
          <text:p text:style-name="P250">FIXME : Ajout d'un dossier pour non renouvellement de contrat<text:tab/>9</text:p>
          <text:p text:style-name="P249">Gestion des séances d'équipes pluridisciplinaires<text:tab/>9</text:p>
          <text:p text:style-name="P246">Ajout d'une séance d'équipes pluridisciplinaires<text:tab/>9</text:p>
          <text:p text:style-name="P248">Remarques<text:tab/>9</text:p>
        </text:index-body>
      </text:table-of-content>
      <text:p text:style-name="P3"/>
      <text:h text:style-name="P326" text:outline-level="1"><text:span text:style-name="T1">Fon</text:span><text:span text:style-name="T6">c</text:span><text:span text:style-name="T1">tionnement nominal</text:span></text:h>
      <text:h text:style-name="P327" text:outline-level="2">Administration des équipes pluridisciplinaires</text:h>
      <text:h text:style-name="P342" text:outline-level="3">Ajout d'un regroupement d'équipe pluridisciplin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8">Cas de test :</text:p>
          </table:table-cell>
          <table:table-cell table:style-name="Tableau1.B1" office:value-type="string">
            <text:p text:style-name="P26">EP-ADMIN-AJOUTREGROUPEMENT</text:p>
          </table:table-cell>
        </table:table-row>
        <table:table-row>
          <table:table-cell table:style-name="Tableau1.A2" office:value-type="string">
            <text:p text:style-name="P170">T<text:span text:style-name="T2">itre :</text:span></text:p>
          </table:table-cell>
          <table:table-cell table:style-name="Tableau1.B2" office:value-type="string">
            <text:p text:style-name="P8">A<text:span text:style-name="T3">jout </text:span><text:span text:style-name="T4">d'un regroupement d'EP</text:span></text:p>
          </table:table-cell>
        </table:table-row>
        <table:table-row>
          <table:table-cell table:style-name="Tableau1.A2" office:value-type="string">
            <text:p text:style-name="P170">O<text:span text:style-name="T2">bjectif :</text:span></text:p>
          </table:table-cell>
          <table:table-cell table:style-name="Tableau1.B2" office:value-type="string">
            <text:p text:style-name="P27">Ajouter un regroupement d'EP.</text:p>
            <text:p text:style-name="P27">Pour le CG 66, un regroupement est par exemple « Commission locale parcours », pour le CG 93, un regroupement est par exemple « CLI 1 ».</text:p>
          </table:table-cell>
        </table:table-row>
        <table:table-row>
          <table:table-cell table:style-name="Tableau1.A2" office:value-type="string">
            <text:p text:style-name="P178">Initialisation :</text:p>
          </table:table-cell>
          <table:table-cell table:style-name="Tableau1.B2" office:value-type="string">
            <text:list xml:id="list1178895035" text:style-name="L1">
              <text:list-item>
                <text:p text:style-name="P266">Menu « Administration » → « Paramétrages »</text:p>
              </text:list-item>
              <text:list-item>
                <text:p text:style-name="P266">Lien « Voir » de l'entrée « Équipes pluridisciplinaires »</text:p>
              </text:list-item>
              <text:list-item>
                <text:p text:style-name="P266">Lien « Voir » de l'entrée « Regroupements des EPs »</text:p>
              </text:list-item>
            </text:list>
          </table:table-cell>
        </table:table-row>
      </table:table>
      <text:p text:style-name="P2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17">Étape</text:p>
          </table:table-cell>
          <table:table-cell table:style-name="Tableau2.A1" office:value-type="string">
            <text:p text:style-name="P217">Démarche</text:p>
          </table:table-cell>
          <table:table-cell table:style-name="Tableau2.A1" office:value-type="string">
            <text:p text:style-name="P217">Données d'entrée</text:p>
          </table:table-cell>
          <table:table-cell table:style-name="Tableau2.A1" office:value-type="string">
            <text:p text:style-name="P217">Comportement attendu</text:p>
          </table:table-cell>
          <table:table-cell table:style-name="Tableau2.E1" office:value-type="string">
            <text:p text:style-name="P217">OK ?</text:p>
          </table:table-cell>
        </table:table-row>
        <table:table-row>
          <table:table-cell table:style-name="Tableau2.A2" office:value-type="float" office:value="1">
            <text:p text:style-name="P56">1</text:p>
          </table:table-cell>
          <table:table-cell table:style-name="Tableau2.B2" office:value-type="string">
            <text:p text:style-name="P56">Cliquer sur « Ajouter »</text:p>
          </table:table-cell>
          <table:table-cell table:style-name="Tableau2.B2" office:value-type="string">
            <text:p text:style-name="Table_20_Contents"/>
          </table:table-cell>
          <table:table-cell table:style-name="Tableau2.B2" office:value-type="string">
            <text:p text:style-name="P56">Un formulaire apparaît.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float" office:value="2">
            <text:p text:style-name="P56">2</text:p>
          </table:table-cell>
          <table:table-cell table:style-name="Tableau2.B2" office:value-type="string">
            <text:p text:style-name="P56">Choisir le nom du regroupement</text:p>
          </table:table-cell>
          <table:table-cell table:style-name="Tableau2.B2" office:value-type="string">
            <text:p text:style-name="P56">Regroupement 1</text:p>
          </table:table-cell>
          <table:table-cell table:style-name="Tableau2.B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float" office:value="3">
            <text:p text:style-name="P56">3</text:p>
          </table:table-cell>
          <table:table-cell table:style-name="Tableau2.B2" office:value-type="string">
            <text:p text:style-name="P56">Cliquer sur « Enregistrer »</text:p>
          </table:table-cell>
          <table:table-cell table:style-name="Tableau2.B2" office:value-type="string">
            <text:p text:style-name="Table_20_Contents"/>
          </table:table-cell>
          <table:table-cell table:style-name="Tableau2.B2" office:value-type="string">
            <text:p text:style-name="P18"><text:span text:style-name="T8">On revient à la liste des regroupements dans laquelle apparaît l</text:span><text:span text:style-name="T28">e nouvel enregistrement.</text:span></text:p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P23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7">Testé par :</text:p>
          </table:table-cell>
          <table:table-cell table:style-name="Tableau3.B1" office:value-type="string">
            <text:p text:style-name="P71"/>
          </table:table-cell>
        </table:table-row>
        <table:table-row>
          <table:table-cell table:style-name="Tableau3.A2" office:value-type="string">
            <text:p text:style-name="Titre_20_de_20_tableau_20_vertical"><text:span text:style-name="T2">D</text:span><text:span text:style-name="T9">ate :</text:span>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Titre_20_de_20_tableau_20_vertical"><text:span text:style-name="T2">C</text:span><text:span text:style-name="T9">ommentaire :</text:span></text:p>
          </table:table-cell>
          <table:table-cell table:style-name="Tableau3.B2" office:value-type="string">
            <text:p text:style-name="P28"/>
            <text:p text:style-name="P28"/>
            <text:p text:style-name="P28"/>
            <text:p text:style-name="P28"/>
          </table:table-cell>
        </table:table-row>
      </table:table>
      <text:h text:style-name="P344" text:outline-level="3"><text:span text:style-name="T10">Ajout d'un</text:span><text:span text:style-name="T22">e</text:span><text:span text:style-name="T10"> </text:span><text:span text:style-name="T22">fonction de membre d'</text:span><text:span text:style-name="T10">équipe</text:span><text:span text:style-name="T22">s</text:span><text:span text:style-name="T10"> pluridisciplinaire</text:span><text:span text:style-name="T22">s</text:span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79">Cas de test :</text:p>
          </table:table-cell>
          <table:table-cell table:style-name="Tableau7.B1" office:value-type="string">
            <text:p text:style-name="P10"><text:span text:style-name="T11">EP-ADMIN-AJOUT</text:span><text:span text:style-name="T22">FONCTIONMEMBRE</text:span><text:span text:style-name="T23">EP</text:span></text:p>
          </table:table-cell>
        </table:table-row>
        <table:table-row>
          <table:table-cell table:style-name="Tableau7.A2" office:value-type="string">
            <text:p text:style-name="P172">T<text:span text:style-name="T2">itre :</text:span></text:p>
          </table:table-cell>
          <table:table-cell table:style-name="Tableau7.B2" office:value-type="string">
            <text:p text:style-name="P85">Ajout d'une fonction de membre d'équipes pluridisciplinaires</text:p>
          </table:table-cell>
        </table:table-row>
        <table:table-row>
          <table:table-cell table:style-name="Tableau7.A2" office:value-type="string">
            <text:p text:style-name="P172">O<text:span text:style-name="T2">bjectif :</text:span></text:p>
          </table:table-cell>
          <table:table-cell table:style-name="Tableau7.B2" office:value-type="string">
            <text:p text:style-name="P17"><text:span text:style-name="T5">Ajouter un</text:span><text:span text:style-name="T25">e fonction de membre pour les </text:span><text:span text:style-name="T24">équipes pluridisciplinaires</text:span><text:span text:style-name="T5">.</text:span></text:p>
          </table:table-cell>
        </table:table-row>
        <table:table-row>
          <table:table-cell table:style-name="Tableau7.A2" office:value-type="string">
            <text:p text:style-name="P179">Initialisation :</text:p>
          </table:table-cell>
          <table:table-cell table:style-name="Tableau7.B2" office:value-type="string">
            <text:list xml:id="list1633886760" text:continue-list="list1178895035" text:style-name="L1">
              <text:list-item text:start-value="1">
                <text:p text:style-name="P267">Menu « Administration » → « Paramétrages »</text:p>
              </text:list-item>
              <text:list-item>
                <text:p text:style-name="P267">Lien « Voir » de l'entrée « Équipes pluridisciplinaires »</text:p>
              </text:list-item>
              <text:list-item>
                <text:p text:style-name="P261"><text:span text:style-name="T4">Lien « Voir » de l'entrée « </text:span><text:span text:style-name="T26">Fonction des membres d'une EP</text:span><text:span text:style-name="T4"> »</text:span></text:p>
              </text:list-item>
            </text:list>
          </table:table-cell>
        </table:table-row>
      </table:table>
      <text:p text:style-name="P23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218">Étape</text:p>
          </table:table-cell>
          <table:table-cell table:style-name="Tableau8.A1" office:value-type="string">
            <text:p text:style-name="P218">Démarche</text:p>
          </table:table-cell>
          <table:table-cell table:style-name="Tableau8.A1" office:value-type="string">
            <text:p text:style-name="P218">Données d'entrée</text:p>
          </table:table-cell>
          <table:table-cell table:style-name="Tableau8.A1" office:value-type="string">
            <text:p text:style-name="P218">Comportement attendu</text:p>
          </table:table-cell>
          <table:table-cell table:style-name="Tableau8.E1" office:value-type="string">
            <text:p text:style-name="P218">OK ?</text:p>
          </table:table-cell>
        </table:table-row>
        <table:table-row>
          <table:table-cell table:style-name="Tableau8.A2" office:value-type="float" office:value="1">
            <text:p text:style-name="P57">1</text:p>
          </table:table-cell>
          <table:table-cell table:style-name="Tableau8.B2" office:value-type="string">
            <text:p text:style-name="P57">Cliquer sur « Ajouter »</text:p>
          </table:table-cell>
          <table:table-cell table:style-name="Tableau8.B2" office:value-type="string">
            <text:p text:style-name="P10"/>
          </table:table-cell>
          <table:table-cell table:style-name="Tableau8.B2" office:value-type="string">
            <text:p text:style-name="P57">Un formulaire apparaît.</text:p>
          </table:table-cell>
          <table:table-cell table:style-name="Tableau8.E2" office:value-type="string">
            <text:p text:style-name="P10"/>
          </table:table-cell>
        </table:table-row>
        <table:table-row>
          <table:table-cell table:style-name="Tableau8.A2" office:value-type="float" office:value="2">
            <text:p text:style-name="P57">2</text:p>
          </table:table-cell>
          <table:table-cell table:style-name="Tableau8.B2" office:value-type="string">
            <text:p text:style-name="P10"><text:span text:style-name="T7">Choisir l</text:span><text:span text:style-name="T27">'intitulé de la fonction</text:span></text:p>
          </table:table-cell>
          <table:table-cell table:style-name="Tableau8.B2" office:value-type="string">
            <text:p text:style-name="P10"><text:span text:style-name="T27">Fonction membre</text:span><text:span text:style-name="T7"> 1</text:span></text:p>
          </table:table-cell>
          <table:table-cell table:style-name="Tableau8.B2" office:value-type="string">
            <text:p text:style-name="P10"/>
          </table:table-cell>
          <table:table-cell table:style-name="Tableau8.E2" office:value-type="string">
            <text:p text:style-name="P10"/>
          </table:table-cell>
        </table:table-row>
        <table:table-row>
          <table:table-cell table:style-name="Tableau8.A2" office:value-type="float" office:value="3">
            <text:p text:style-name="P57">3</text:p>
          </table:table-cell>
          <table:table-cell table:style-name="Tableau8.B2" office:value-type="string">
            <text:p text:style-name="P57">Cliquer sur « Enregistrer »</text:p>
          </table:table-cell>
          <table:table-cell table:style-name="Tableau8.B2" office:value-type="string">
            <text:p text:style-name="P10"/>
          </table:table-cell>
          <table:table-cell table:style-name="Tableau8.B2" office:value-type="string">
            <text:p text:style-name="P10"><text:span text:style-name="T8">On revient à la liste des </text:span><text:span text:style-name="T28">fonctions des membres</text:span><text:span text:style-name="T8"> dans laquelle apparaît l</text:span><text:span text:style-name="T28">e nouvel enregistrement.</text:span></text:p>
          </table:table-cell>
          <table:table-cell table:style-name="Tableau8.E2" office:value-type="string">
            <text:p text:style-name="P10"/>
          </table:table-cell>
        </table:table-row>
      </table:table>
      <text:p text:style-name="P232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P198">Testé par :</text:p>
          </table:table-cell>
          <table:table-cell table:style-name="Tableau9.B1" office:value-type="string">
            <text:p text:style-name="P72"/>
          </table:table-cell>
        </table:table-row>
        <table:table-row>
          <table:table-cell table:style-name="Tableau9.A2" office:value-type="string">
            <text:p text:style-name="P191"><text:span text:style-name="T2">D</text:span><text:span text:style-name="T9">ate :</text:span></text:p>
          </table:table-cell>
          <table:table-cell table:style-name="Tableau9.B2" office:value-type="string">
            <text:p text:style-name="P42"/>
          </table:table-cell>
        </table:table-row>
        <table:table-row>
          <table:table-cell table:style-name="Tableau9.A2" office:value-type="string">
            <text:p text:style-name="P191"><text:span text:style-name="T2">C</text:span><text:span text:style-name="T9">ommentaire :</text:span></text:p>
          </table:table-cell>
          <table:table-cell table:style-name="Tableau9.B2" office:value-type="string">
            <text:p text:style-name="P29"/>
            <text:p text:style-name="P29"/>
            <text:p text:style-name="P29"/>
            <text:p text:style-name="P29"/>
          </table:table-cell>
        </table:table-row>
      </table:table>
      <text:h text:style-name="P345" text:outline-level="3"><text:span text:style-name="T10">Ajout d'un </text:span><text:span text:style-name="T22">membre d'</text:span><text:span text:style-name="T10">équipe</text:span><text:span text:style-name="T22">s</text:span><text:span text:style-name="T10"> pluridisciplinaire</text:span><text:span text:style-name="T22">s</text:span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80">Cas de test :</text:p>
          </table:table-cell>
          <table:table-cell table:style-name="Tableau10.B1" office:value-type="string">
            <text:p text:style-name="P11"><text:span text:style-name="T11">EP-ADMIN-AJOUT</text:span><text:span text:style-name="T22">MEMBRE</text:span><text:span text:style-name="T23">EP</text:span></text:p>
          </table:table-cell>
        </table:table-row>
        <table:table-row>
          <table:table-cell table:style-name="Tableau10.A2" office:value-type="string">
            <text:p text:style-name="P173">T<text:span text:style-name="T2">itre :</text:span></text:p>
          </table:table-cell>
          <table:table-cell table:style-name="Tableau10.B2" office:value-type="string">
            <text:p text:style-name="P86">Ajout d'un membre d'équipes pluridisciplinaires</text:p>
          </table:table-cell>
        </table:table-row>
        <table:table-row>
          <table:table-cell table:style-name="Tableau10.A2" office:value-type="string">
            <text:p text:style-name="P173">O<text:span text:style-name="T2">bjectif :</text:span></text:p>
          </table:table-cell>
          <table:table-cell table:style-name="Tableau10.B2" office:value-type="string">
            <text:p text:style-name="P11"><text:span text:style-name="T5">Ajouter un</text:span><text:span text:style-name="T25"> membre pour les </text:span><text:span text:style-name="T24">équipes pluridisciplinaires</text:span><text:span text:style-name="T5">.</text:span></text:p>
          </table:table-cell>
        </table:table-row>
        <table:table-row>
          <table:table-cell table:style-name="Tableau10.A2" office:value-type="string">
            <text:p text:style-name="P180">Initialisation :</text:p>
          </table:table-cell>
          <table:table-cell table:style-name="Tableau10.B2" office:value-type="string">
            <text:list xml:id="list528521016" text:continue-list="list1633886760" text:style-name="L1">
              <text:list-item text:start-value="1">
                <text:p text:style-name="P268">Menu « Administration » → « Paramétrages »</text:p>
              </text:list-item>
              <text:list-item>
                <text:p text:style-name="P268">Lien « Voir » de l'entrée « Équipes pluridisciplinaires »</text:p>
              </text:list-item>
              <text:list-item>
                <text:p text:style-name="P262"><text:span text:style-name="T4">Lien « Voir » de l'entrée « </text:span><text:span text:style-name="T30">Liste de membres pour une EP</text:span><text:span text:style-name="T4"> »</text:span></text:p>
              </text:list-item>
            </text:list>
          </table:table-cell>
        </table:table-row>
      </table:table>
      <text:p text:style-name="P23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>
          <table:table-cell table:style-name="Tableau11.A1" office:value-type="string">
            <text:p text:style-name="P219">Étape</text:p>
          </table:table-cell>
          <table:table-cell table:style-name="Tableau11.A1" office:value-type="string">
            <text:p text:style-name="P219">Démarche</text:p>
          </table:table-cell>
          <table:table-cell table:style-name="Tableau11.A1" office:value-type="string">
            <text:p text:style-name="P219">Données d'entrée</text:p>
          </table:table-cell>
          <table:table-cell table:style-name="Tableau11.A1" office:value-type="string">
            <text:p text:style-name="P219">Comportement attendu</text:p>
          </table:table-cell>
          <table:table-cell table:style-name="Tableau11.E1" office:value-type="string">
            <text:p text:style-name="P219">OK ?</text:p>
          </table:table-cell>
        </table:table-row>
        <table:table-row>
          <table:table-cell table:style-name="Tableau11.A2" office:value-type="float" office:value="1">
            <text:p text:style-name="P58">1</text:p>
          </table:table-cell>
          <table:table-cell table:style-name="Tableau11.B2" office:value-type="string">
            <text:p text:style-name="P58">Cliquer sur « Ajouter »</text:p>
          </table:table-cell>
          <table:table-cell table:style-name="Tableau11.B2" office:value-type="string">
            <text:p text:style-name="P11"/>
          </table:table-cell>
          <table:table-cell table:style-name="Tableau11.B2" office:value-type="string">
            <text:p text:style-name="P58">Un formulaire apparaît.</text:p>
          </table:table-cell>
          <table:table-cell table:style-name="Tableau11.E2" office:value-type="string">
            <text:p text:style-name="P11"/>
          </table:table-cell>
        </table:table-row>
        <table:table-row>
          <table:table-cell table:style-name="Tableau11.A2" office:value-type="float" office:value="2">
            <text:p text:style-name="P58">2</text:p>
          </table:table-cell>
          <table:table-cell table:style-name="Tableau11.B2" office:value-type="string">
            <text:p text:style-name="P11"><text:span text:style-name="T7">Choisir l</text:span><text:span text:style-name="T33">a fonction du membre</text:span></text:p>
          </table:table-cell>
          <table:table-cell table:style-name="Tableau11.B2" office:value-type="string">
            <text:p text:style-name="P11"><text:span text:style-name="T27">Fonction membre</text:span><text:span text:style-name="T7"> 1</text:span></text:p>
          </table:table-cell>
          <table:table-cell table:style-name="Tableau11.B2" office:value-type="string">
            <text:p text:style-name="P11"/>
          </table:table-cell>
          <table:table-cell table:style-name="Tableau11.E2" office:value-type="string">
            <text:p text:style-name="P11"/>
          </table:table-cell>
        </table:table-row>
        <table:table-row>
          <table:table-cell table:style-name="Tableau11.A2" office:value-type="float" office:value="3">
            <text:p text:style-name="P87">3</text:p>
          </table:table-cell>
          <table:table-cell table:style-name="Tableau11.B2" office:value-type="string">
            <text:p text:style-name="P88">Choisir la qualité</text:p>
          </table:table-cell>
          <table:table-cell table:style-name="Tableau11.B2" office:value-type="string">
            <text:p text:style-name="P88">Monsieur</text:p>
          </table:table-cell>
          <table:table-cell table:style-name="Tableau11.B2" office:value-type="string">
            <text:p text:style-name="P11"/>
          </table:table-cell>
          <table:table-cell table:style-name="Tableau11.E2" office:value-type="string">
            <text:p text:style-name="P11"/>
          </table:table-cell>
        </table:table-row>
        <table:table-row>
          <table:table-cell table:style-name="Tableau11.A2" office:value-type="float" office:value="4">
            <text:p text:style-name="P87">4</text:p>
          </table:table-cell>
          <table:table-cell table:style-name="Tableau11.B2" office:value-type="string">
            <text:p text:style-name="P88">Choisir le nom</text:p>
          </table:table-cell>
          <table:table-cell table:style-name="Tableau11.B2" office:value-type="string">
            <text:p text:style-name="P88">Nom membre 1</text:p>
          </table:table-cell>
          <table:table-cell table:style-name="Tableau11.B2" office:value-type="string">
            <text:p text:style-name="P11"/>
          </table:table-cell>
          <table:table-cell table:style-name="Tableau11.E2" office:value-type="string">
            <text:p text:style-name="P11"/>
          </table:table-cell>
        </table:table-row>
        <table:table-row>
          <table:table-cell table:style-name="Tableau11.A2" office:value-type="float" office:value="5">
            <text:p text:style-name="P87">5</text:p>
          </table:table-cell>
          <table:table-cell table:style-name="Tableau11.B2" office:value-type="string">
            <text:p text:style-name="P88">Choisir le prénom</text:p>
          </table:table-cell>
          <table:table-cell table:style-name="Tableau11.B2" office:value-type="string">
            <text:p text:style-name="P88">Prénom membre 1</text:p>
          </table:table-cell>
          <table:table-cell table:style-name="Tableau11.B2" office:value-type="string">
            <text:p text:style-name="P11"/>
          </table:table-cell>
          <table:table-cell table:style-name="Tableau11.E2" office:value-type="string">
            <text:p text:style-name="P11"/>
          </table:table-cell>
        </table:table-row>
        <table:table-row>
          <table:table-cell table:style-name="Tableau11.A2" office:value-type="float" office:value="6">
            <text:p text:style-name="P87">6</text:p>
          </table:table-cell>
          <table:table-cell table:style-name="Tableau11.B2" office:value-type="string">
            <text:p text:style-name="P58">Cliquer sur « Enregistrer »</text:p>
          </table:table-cell>
          <table:table-cell table:style-name="Tableau11.B2" office:value-type="string">
            <text:p text:style-name="P11"/>
          </table:table-cell>
          <table:table-cell table:style-name="Tableau11.B2" office:value-type="string">
            <text:p text:style-name="P11"><text:span text:style-name="T8">On revient à la liste </text:span><text:span text:style-name="T28">des membres</text:span><text:span text:style-name="T8"> dans laquelle apparaît l</text:span><text:span text:style-name="T28">e nouvel enregistrement.</text:span></text:p>
          </table:table-cell>
          <table:table-cell table:style-name="Tableau11.E2" office:value-type="string">
            <text:p text:style-name="P11"/>
          </table:table-cell>
        </table:table-row>
      </table:table>
      <text:h text:style-name="P355" text:outline-level="4">Remarques</text:h>
      <text:list xml:id="list992601440" text:style-name="L2">
        <text:list-item>
          <text:p text:style-name="P251"><text:span text:style-name="T31">Le formulaire n'indique pas l'astérisque rouge pour les champs obligatoires (« Fonction du membre », « Qualité », « Nom », « Prénom »). </text:span><text:span text:style-name="T32">C</text:span><text:span text:style-name="T31">el</text:span><text:span text:style-name="T32">a</text:span><text:span text:style-name="T31"> sera corrigé pour la livraison</text:span><text:span text:style-name="T21">.</text:span></text:p>
        </text:list-item>
      </text:list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99">Testé par :</text:p>
          </table:table-cell>
          <table:table-cell table:style-name="Tableau12.B1" office:value-type="string">
            <text:p text:style-name="P73"/>
          </table:table-cell>
        </table:table-row>
        <table:table-row>
          <table:table-cell table:style-name="Tableau12.A2" office:value-type="string">
            <text:p text:style-name="P192"><text:span text:style-name="T2">D</text:span><text:span text:style-name="T9">ate :</text:span></text:p>
          </table:table-cell>
          <table:table-cell table:style-name="Tableau12.B2" office:value-type="string">
            <text:p text:style-name="P43"/>
          </table:table-cell>
        </table:table-row>
        <table:table-row>
          <table:table-cell table:style-name="Tableau12.A2" office:value-type="string">
            <text:p text:style-name="P192"><text:span text:style-name="T2">C</text:span><text:span text:style-name="T9">ommentaire :</text:span></text:p>
          </table:table-cell>
          <table:table-cell table:style-name="Tableau12.B2" office:value-type="string">
            <text:p text:style-name="P30"/>
            <text:p text:style-name="P30"/>
            <text:p text:style-name="P30"/>
            <text:p text:style-name="P30"/>
          </table:table-cell>
        </table:table-row>
      </table:table>
      <text:h text:style-name="P346" text:outline-level="3"><text:span text:style-name="T10">Ajout d'un</text:span><text:span text:style-name="T12">e</text:span><text:span text:style-name="T10"> </text:span><text:span text:style-name="T12">équipe pluridisciplinaire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81">Cas de test :</text:p>
          </table:table-cell>
          <table:table-cell table:style-name="Tableau4.B1" office:value-type="string">
            <text:p text:style-name="P9"><text:span text:style-name="T11">EP-ADMIN-AJOUT</text:span><text:span text:style-name="T13">EQUIPE</text:span></text:p>
          </table:table-cell>
        </table:table-row>
        <table:table-row>
          <table:table-cell table:style-name="Tableau4.A2" office:value-type="string">
            <text:p text:style-name="P171">T<text:span text:style-name="T2">itre :</text:span></text:p>
          </table:table-cell>
          <table:table-cell table:style-name="Tableau4.B2" office:value-type="string">
            <text:p text:style-name="P9">A<text:span text:style-name="T3">jout </text:span><text:span text:style-name="T4">d'un</text:span><text:span text:style-name="T14">e</text:span><text:span text:style-name="T4"> </text:span><text:span text:style-name="T14">équipe pluridisciplinaire</text:span></text:p>
          </table:table-cell>
        </table:table-row>
        <table:table-row>
          <table:table-cell table:style-name="Tableau4.A2" office:value-type="string">
            <text:p text:style-name="P171">O<text:span text:style-name="T2">bjectif :</text:span></text:p>
          </table:table-cell>
          <table:table-cell table:style-name="Tableau4.B2" office:value-type="string">
            <text:p text:style-name="P14"><text:span text:style-name="T5">Ajouter un</text:span><text:span text:style-name="T15">e </text:span><text:span text:style-name="T14">équipe pluridisciplinaire</text:span><text:span text:style-name="T16">, attachée à un regroupement et à des zones géographiques.</text:span></text:p>
          </table:table-cell>
        </table:table-row>
        <table:table-row>
          <table:table-cell table:style-name="Tableau4.A2" office:value-type="string">
            <text:p text:style-name="P181">Initialisation :</text:p>
          </table:table-cell>
          <table:table-cell table:style-name="Tableau4.B2" office:value-type="string">
            <text:list xml:id="list1462870639" text:continue-list="list528521016" text:style-name="L1">
              <text:list-item text:start-value="1">
                <text:p text:style-name="P269">Menu « Administration » → « Paramétrages »</text:p>
              </text:list-item>
              <text:list-item>
                <text:p text:style-name="P269">Lien « Voir » de l'entrée « Équipes pluridisciplinaires »</text:p>
              </text:list-item>
              <text:list-item>
                <text:p text:style-name="P263"><text:span text:style-name="T4">Lien « Voir » de l'entrée « </text:span><text:span text:style-name="T16">Liste des équipes pluridisciplinaires</text:span><text:span text:style-name="T4"> »</text:span></text:p>
              </text:list-item>
            </text:list>
          </table:table-cell>
        </table:table-row>
      </table:table>
      <text:p text:style-name="P23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20">Étape</text:p>
          </table:table-cell>
          <table:table-cell table:style-name="Tableau5.A1" office:value-type="string">
            <text:p text:style-name="P220">Démarche</text:p>
          </table:table-cell>
          <table:table-cell table:style-name="Tableau5.A1" office:value-type="string">
            <text:p text:style-name="P220">Données d'entrée</text:p>
          </table:table-cell>
          <table:table-cell table:style-name="Tableau5.A1" office:value-type="string">
            <text:p text:style-name="P220">Comportement attendu</text:p>
          </table:table-cell>
          <table:table-cell table:style-name="Tableau5.E1" office:value-type="string">
            <text:p text:style-name="P220">OK ?</text:p>
          </table:table-cell>
        </table:table-row>
        <text:soft-page-break/>
        <table:table-row>
          <table:table-cell table:style-name="Tableau5.A2" office:value-type="float" office:value="1">
            <text:p text:style-name="P59">1</text:p>
          </table:table-cell>
          <table:table-cell table:style-name="Tableau5.B2" office:value-type="string">
            <text:p text:style-name="P59">Cliquer sur « Ajouter »</text:p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59">Un formulaire apparaît.</text:p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2" office:value-type="float" office:value="2">
            <text:p text:style-name="P59">2</text:p>
          </table:table-cell>
          <table:table-cell table:style-name="Tableau5.B2" office:value-type="string">
            <text:p text:style-name="P9"><text:span text:style-name="T7">Choisir l</text:span><text:span text:style-name="T17">'identifiant</text:span></text:p>
          </table:table-cell>
          <table:table-cell table:style-name="Tableau5.B2" office:value-type="string">
            <text:p text:style-name="P89">Identifiant 1</text:p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2" office:value-type="float" office:value="3">
            <text:p text:style-name="P89">3</text:p>
          </table:table-cell>
          <table:table-cell table:style-name="Tableau5.B2" office:value-type="string">
            <text:p text:style-name="P15"><text:span text:style-name="T7">Choisir l</text:span><text:span text:style-name="T17">e nom de l'EP</text:span></text:p>
          </table:table-cell>
          <table:table-cell table:style-name="Tableau5.B2" office:value-type="string">
            <text:p text:style-name="P89">EP 1.1</text:p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2" office:value-type="float" office:value="4">
            <text:p text:style-name="P91">4</text:p>
          </table:table-cell>
          <table:table-cell table:style-name="Tableau5.B2" office:value-type="string">
            <text:p text:style-name="P91">Choisir le regroupement de l'EP</text:p>
          </table:table-cell>
          <table:table-cell table:style-name="Tableau5.B2" office:value-type="string">
            <text:p text:style-name="P91">Regroupement 1</text:p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2" office:value-type="float" office:value="4">
            <text:p text:style-name="P91">4</text:p>
          </table:table-cell>
          <table:table-cell table:style-name="Tableau5.B2" office:value-type="string">
            <text:p text:style-name="P91">Cliquer sur le bouton « Tout cocher » situé au-dessous de la partie « Zones géographiques dont s'occupe l'EP »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91">Toutes les cases à cocher des zones géographiques doivent être cochées.</text:p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2" office:value-type="float" office:value="5">
            <text:p text:style-name="P93">5</text:p>
          </table:table-cell>
          <table:table-cell table:style-name="Tableau5.B2" office:value-type="string">
            <text:p text:style-name="P59">Cliquer sur « Enregistrer »</text:p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19"><text:span text:style-name="T8">On revient à la liste des </text:span><text:span text:style-name="T18">équipes pluridisciplinaires</text:span><text:span text:style-name="T8"> dans laquelle apparaît l</text:span><text:span text:style-name="T28">e nouvel enregistrement.</text:span></text:p>
            <text:p text:style-name="P16"><text:span text:style-name="T19">Pour ce</text:span><text:span text:style-name="T29">lui-ci</text:span><text:span text:style-name="T19">, la valeur contenue dans les colonnes «</text:span><text:span text:style-name="T20">Prise de décision non respect des obligations / sanctions</text:span><text:span text:style-name="T19">» et « </text:span><text:span text:style-name="T20">Prise de décision saisine demandes de réorientation</text:span><text:span text:style-name="T19"> » doit être « </text:span><text:span text:style-name="T20">Décision émise par le CG</text:span><text:span text:style-name="T19"> » (pour le CG 93).</text:span></text:p>
          </table:table-cell>
          <table:table-cell table:style-name="Tableau5.E2" office:value-type="string">
            <text:p text:style-name="P9"/>
          </table:table-cell>
        </table:table-row>
      </table:table>
      <text:h text:style-name="P354" text:outline-level="4">Remarques</text:h>
      <text:list xml:id="list910701142" text:continue-list="list992601440" text:style-name="L2">
        <text:list-item>
          <text:p text:style-name="P252"><text:span text:style-name="T21">Les intitulés des colonnes </text:span><text:span text:style-name="T19">«</text:span><text:span text:style-name="T20">Prise de décision non respect des obligations / sanctions</text:span><text:span text:style-name="T19">» et « </text:span><text:span text:style-name="T20">Prise de décision saisine demandes de réorientation</text:span><text:span text:style-name="T19"> » </text:span><text:span text:style-name="T21">devront être changés pour la livraison.</text:span></text:p>
        </text:list-item>
        <text:list-item>
          <text:p text:style-name="P253"><text:span text:style-name="T21">L'ajout de participants ne peut se faire actuellement que lors de la modification (voir cas de test « </text:span><text:span text:style-name="T11">EP-ADMIN-</text:span><text:span text:style-name="T35">MODIFICATION</text:span><text:span text:style-name="T13">EQUIPE</text:span><text:span text:style-name="T21"> ») d'une équipe pluridisciplinaire. Pour la livraison, les participants pourront être ajoutés à cette étape-ci.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0">Testé par :</text:p>
          </table:table-cell>
          <table:table-cell table:style-name="Tableau6.B1" office:value-type="string">
            <text:p text:style-name="P74"/>
          </table:table-cell>
        </table:table-row>
        <table:table-row>
          <table:table-cell table:style-name="Tableau6.A2" office:value-type="string">
            <text:p text:style-name="P190"><text:span text:style-name="T2">D</text:span><text:span text:style-name="T9">ate :</text:span></text:p>
          </table:table-cell>
          <table:table-cell table:style-name="Tableau6.B2" office:value-type="string">
            <text:p text:style-name="P44"/>
          </table:table-cell>
        </table:table-row>
        <table:table-row>
          <table:table-cell table:style-name="Tableau6.A2" office:value-type="string">
            <text:p text:style-name="P190"><text:span text:style-name="T2">C</text:span><text:span text:style-name="T9">ommentaire :</text:span></text:p>
          </table:table-cell>
          <table:table-cell table:style-name="Tableau6.B2" office:value-type="string">
            <text:p text:style-name="P31"/>
            <text:p text:style-name="P31"/>
            <text:p text:style-name="P31"/>
            <text:p text:style-name="P31"/>
          </table:table-cell>
        </table:table-row>
      </table:table>
      <text:h text:style-name="P347" text:outline-level="3"><text:span text:style-name="T34">Modification</text:span><text:span text:style-name="T10"> d'un</text:span><text:span text:style-name="T12">e</text:span><text:span text:style-name="T10"> </text:span><text:span text:style-name="T12">équipe pluridisciplinaire</text:span>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82">Cas de test :</text:p>
          </table:table-cell>
          <table:table-cell table:style-name="Tableau13.B1" office:value-type="string">
            <text:p text:style-name="P12"><text:span text:style-name="T11">EP-ADMIN-</text:span><text:span text:style-name="T35">MODIFICATION</text:span><text:span text:style-name="T13">EQUIPE</text:span></text:p>
          </table:table-cell>
        </table:table-row>
        <table:table-row>
          <table:table-cell table:style-name="Tableau13.A2" office:value-type="string">
            <text:p text:style-name="P174">T<text:span text:style-name="T2">itre :</text:span></text:p>
          </table:table-cell>
          <table:table-cell table:style-name="Tableau13.B2" office:value-type="string">
            <text:p text:style-name="P12"><text:span text:style-name="T35">Modification</text:span><text:span text:style-name="T3"> </text:span><text:span text:style-name="T4">d'un</text:span><text:span text:style-name="T14">e</text:span><text:span text:style-name="T4"> </text:span><text:span text:style-name="T14">équipe pluridisciplinaire</text:span></text:p>
          </table:table-cell>
        </table:table-row>
        <table:table-row>
          <table:table-cell table:style-name="Tableau13.A2" office:value-type="string">
            <text:p text:style-name="P174">O<text:span text:style-name="T2">bjectif :</text:span></text:p>
          </table:table-cell>
          <table:table-cell table:style-name="Tableau13.B2" office:value-type="string">
            <text:p text:style-name="P12"><text:span text:style-name="T35">Modifier</text:span><text:span text:style-name="T5"> un</text:span><text:span text:style-name="T15">e </text:span><text:span text:style-name="T14">équipe pluridisciplinaire</text:span><text:span text:style-name="T16">, attachée à un regroupement, à des zones géographiques </text:span><text:span text:style-name="T35">et à un ensemble de membres liés à des fonctions de membres.</text:span></text:p>
          </table:table-cell>
        </table:table-row>
        <table:table-row>
          <table:table-cell table:style-name="Tableau13.A2" office:value-type="string">
            <text:p text:style-name="P182">Initialisation :</text:p>
          </table:table-cell>
          <table:table-cell table:style-name="Tableau13.B2" office:value-type="string">
            <text:list xml:id="list1213835371" text:continue-list="list1462870639" text:style-name="L1">
              <text:list-item text:start-value="1">
                <text:p text:style-name="P270">Menu « Administration » → « Paramétrages »</text:p>
              </text:list-item>
              <text:list-item>
                <text:p text:style-name="P270">Lien « Voir » de l'entrée « Équipes pluridisciplinaires »</text:p>
              </text:list-item>
              <text:list-item>
                <text:p text:style-name="P264"><text:span text:style-name="T4">Lien « Voir » de l'entrée « </text:span><text:span text:style-name="T16">Liste des équipes pluridisciplinaires</text:span><text:span text:style-name="T4"> »</text:span></text:p>
              </text:list-item>
            </text:list>
          </table:table-cell>
        </table:table-row>
      </table:table>
      <text:p text:style-name="P23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221">Étape</text:p>
          </table:table-cell>
          <table:table-cell table:style-name="Tableau14.A1" office:value-type="string">
            <text:p text:style-name="P221">Démarche</text:p>
          </table:table-cell>
          <table:table-cell table:style-name="Tableau14.A1" office:value-type="string">
            <text:p text:style-name="P221">Données d'entrée</text:p>
          </table:table-cell>
          <table:table-cell table:style-name="Tableau14.A1" office:value-type="string">
            <text:p text:style-name="P221">Comportement attendu</text:p>
          </table:table-cell>
          <table:table-cell table:style-name="Tableau14.E1" office:value-type="string">
            <text:p text:style-name="P221">OK ?</text:p>
          </table:table-cell>
        </table:table-row>
        <table:table-row>
          <table:table-cell table:style-name="Tableau14.A2" office:value-type="float" office:value="1">
            <text:p text:style-name="P60">1</text:p>
          </table:table-cell>
          <table:table-cell table:style-name="Tableau14.B2" office:value-type="string">
            <text:p text:style-name="P12"><text:span text:style-name="T7">Cliquer sur « </text:span><text:span text:style-name="T37">Modifier</text:span><text:span text:style-name="T7"> » </text:span><text:span text:style-name="T37">de la ligne dont l'identifiant est « Identifiant 1 »</text:span></text:p>
          </table:table-cell>
          <table:table-cell table:style-name="Tableau14.B2" office:value-type="string">
            <text:p text:style-name="P12"/>
          </table:table-cell>
          <table:table-cell table:style-name="Tableau14.B2" office:value-type="string">
            <text:p text:style-name="P60">Un formulaire apparaît.</text:p>
            <text:p text:style-name="P95">En-dessous de la liste des zones géographiques apparaît une liste de participants, découpée par blocs de fonctions et contenant des boutons permettant d'ajouter des membres.</text:p>
          </table:table-cell>
          <table:table-cell table:style-name="Tableau14.E2" office:value-type="string">
            <text:p text:style-name="P12"/>
          </table:table-cell>
        </table:table-row>
        <table:table-row>
          <table:table-cell table:style-name="Tableau14.A2" office:value-type="float" office:value="2">
            <text:p text:style-name="P95">2</text:p>
          </table:table-cell>
          <table:table-cell table:style-name="Tableau14.B2" office:value-type="string">
            <text:p text:style-name="P20"><text:span text:style-name="T38">Cliquer sur le bouton « Ajouter » </text:span><text:soft-page-break/><text:span text:style-name="T38">situé juste en-dessous de l'intitulé « Fonction membre 1 »</text:span></text:p>
          </table:table-cell>
          <table:table-cell table:style-name="Tableau14.B2" office:value-type="string">
            <text:p text:style-name="P90"/>
          </table:table-cell>
          <table:table-cell table:style-name="Tableau14.B2" office:value-type="string">
            <text:p text:style-name="P20"><text:span text:style-name="T38">Un nouveau formulaire apparaît, </text:span><text:soft-page-break/><text:span text:style-name="T38">contenant la liste des membres attachés à cette fonction.</text:span></text:p>
          </table:table-cell>
          <table:table-cell table:style-name="Tableau14.E2" office:value-type="string">
            <text:p text:style-name="P12"/>
          </table:table-cell>
        </table:table-row>
        <table:table-row>
          <table:table-cell table:style-name="Tableau14.A2" office:value-type="float" office:value="3">
            <text:p text:style-name="P95">3</text:p>
          </table:table-cell>
          <table:table-cell table:style-name="Tableau14.B2" office:value-type="string">
            <text:p text:style-name="P95">Choisir un membre dans la liste</text:p>
          </table:table-cell>
          <table:table-cell table:style-name="Tableau14.B2" office:value-type="string">
            <text:p text:style-name="P95">M. Nom membre 1 Prénom membre 1</text:p>
          </table:table-cell>
          <table:table-cell table:style-name="Tableau14.B2" office:value-type="string">
            <text:p text:style-name="P95"/>
          </table:table-cell>
          <table:table-cell table:style-name="Tableau14.E2" office:value-type="string">
            <text:p text:style-name="P12"/>
          </table:table-cell>
        </table:table-row>
        <table:table-row>
          <table:table-cell table:style-name="Tableau14.A2" office:value-type="float" office:value="4">
            <text:p text:style-name="P95">4</text:p>
          </table:table-cell>
          <table:table-cell table:style-name="Tableau14.B2" office:value-type="string">
            <text:p text:style-name="P95">Cliquer sur le bouton « Enregistrer »</text:p>
          </table:table-cell>
          <table:table-cell table:style-name="Tableau14.B2" office:value-type="string">
            <text:p text:style-name="P92"/>
          </table:table-cell>
          <table:table-cell table:style-name="Tableau14.B2" office:value-type="string">
            <text:p text:style-name="P95">On revient au formulaire précédent (le formulaire de modification de l'équipe pluridisciplinaire).</text:p>
            <text:p text:style-name="P95">Dans la partie inférieure du formulaire, en-dessous de l'intitulé « Fonction membre 1 », on trouve un tableau contenant une entrée pour le membre « M. Nom membre 1 Prénom membre 1 » et possédant un bouton permettant de supprimer l'association du membre avec cette fonction de membre.</text:p>
          </table:table-cell>
          <table:table-cell table:style-name="Tableau14.E2" office:value-type="string">
            <text:p text:style-name="P12"/>
          </table:table-cell>
        </table:table-row>
        <table:table-row>
          <table:table-cell table:style-name="Tableau14.A2" office:value-type="float" office:value="5">
            <text:p text:style-name="P94">5</text:p>
          </table:table-cell>
          <table:table-cell table:style-name="Tableau14.B2" office:value-type="string">
            <text:p text:style-name="P60">Cliquer sur « Enregistrer »</text:p>
          </table:table-cell>
          <table:table-cell table:style-name="Tableau14.B2" office:value-type="string">
            <text:p text:style-name="P12"/>
          </table:table-cell>
          <table:table-cell table:style-name="Tableau14.B2" office:value-type="string">
            <text:p text:style-name="P12"><text:span text:style-name="T8">On revient à la liste des </text:span><text:span text:style-name="T18">équipes pluridisciplinaires</text:span><text:span text:style-name="T19">.</text:span></text:p>
            <text:p text:style-name="P102">Au niveau la liste, on ne voit pas de différence par-rapport à avant ; par contre, si on retourne modifier l'équipe, on retrouvera le membre associé à la bonne fonction dans le bas du formulaire.</text:p>
          </table:table-cell>
          <table:table-cell table:style-name="Tableau14.E2" office:value-type="string">
            <text:p text:style-name="P12"/>
          </table:table-cell>
        </table:table-row>
      </table:table>
      <text:h text:style-name="P356" text:outline-level="4">Remarques</text:h>
      <text:list xml:id="list663876860" text:style-name="L3">
        <text:list-item>
          <text:p text:style-name="P254"><text:span text:style-name="T21">L'ajout de participants ne peut se faire actuellement que lors de la modification (voir cas de test « </text:span><text:span text:style-name="T11">EP-ADMIN-AJOUT</text:span><text:span text:style-name="T13">EQUIPE</text:span><text:span text:style-name="T21"> ») d'une équipe pluridisciplinaire. Pour la livraison, les participants pourront </text:span><text:span text:style-name="T36">également </text:span><text:span text:style-name="T21">être ajoutés à </text:span><text:span text:style-name="T36">l'étape précédente</text:span><text:span text:style-name="T21">.</text:span></text:p>
        </text:list-item>
      </text:list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01">Testé par :</text:p>
          </table:table-cell>
          <table:table-cell table:style-name="Tableau15.B1" office:value-type="string">
            <text:p text:style-name="P75"/>
          </table:table-cell>
        </table:table-row>
        <table:table-row>
          <table:table-cell table:style-name="Tableau15.A2" office:value-type="string">
            <text:p text:style-name="P193"><text:span text:style-name="T2">D</text:span><text:span text:style-name="T9">ate :</text:span></text:p>
          </table:table-cell>
          <table:table-cell table:style-name="Tableau15.B2" office:value-type="string">
            <text:p text:style-name="P45"/>
          </table:table-cell>
        </table:table-row>
        <table:table-row>
          <table:table-cell table:style-name="Tableau15.A2" office:value-type="string">
            <text:p text:style-name="P193"><text:span text:style-name="T2">C</text:span><text:span text:style-name="T9">ommentaire :</text:span></text:p>
          </table:table-cell>
          <table:table-cell table:style-name="Tableau15.B2" office:value-type="string">
            <text:p text:style-name="P32"/>
            <text:p text:style-name="P32"/>
            <text:p text:style-name="P32"/>
            <text:p text:style-name="P32"/>
          </table:table-cell>
        </table:table-row>
      </table:table>
      <text:h text:style-name="P348" text:outline-level="3"><text:span text:style-name="T10">Ajout d'un </text:span><text:span text:style-name="T59">motif </text:span><text:span text:style-name="T66">de</text:span><text:span text:style-name="T63"> demande </text:span><text:span text:style-name="T59">de réorientation </text:span><text:span text:style-name="T62">(CG 93)</text:span>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83">Cas de test :</text:p>
          </table:table-cell>
          <table:table-cell table:style-name="Tableau22.B1" office:value-type="string">
            <text:p text:style-name="P13"><text:span text:style-name="T11">EP-ADMIN-AJOUT</text:span><text:span text:style-name="T62">MOTIFREORIENTATIONEP</text:span></text:p>
          </table:table-cell>
        </table:table-row>
        <table:table-row>
          <table:table-cell table:style-name="Tableau22.A2" office:value-type="string">
            <text:p text:style-name="P177">T<text:span text:style-name="T2">itre :</text:span></text:p>
          </table:table-cell>
          <table:table-cell table:style-name="Tableau22.B2" office:value-type="string">
            <text:p text:style-name="P13">A<text:span text:style-name="T3">jout </text:span><text:span text:style-name="T4">d'un </text:span><text:span text:style-name="T63">motif </text:span><text:span text:style-name="T67">de</text:span><text:span text:style-name="T63"> </text:span><text:span text:style-name="T67">d</text:span><text:span text:style-name="T63">emande de réorientation</text:span></text:p>
          </table:table-cell>
        </table:table-row>
        <table:table-row>
          <table:table-cell table:style-name="Tableau22.A2" office:value-type="string">
            <text:p text:style-name="P177">O<text:span text:style-name="T2">bjectif :</text:span></text:p>
          </table:table-cell>
          <table:table-cell table:style-name="Tableau22.B2" office:value-type="string">
            <text:p text:style-name="P13"><text:span text:style-name="T5">Ajouter un </text:span><text:span text:style-name="T64">intitulé utilisé dans le formulaire de demande de réorientation à passer en EP</text:span><text:span text:style-name="T5">.</text:span></text:p>
          </table:table-cell>
        </table:table-row>
        <table:table-row>
          <table:table-cell table:style-name="Tableau22.A2" office:value-type="string">
            <text:p text:style-name="P183">Initialisation :</text:p>
          </table:table-cell>
          <table:table-cell table:style-name="Tableau22.B2" office:value-type="string">
            <text:list xml:id="list1187621088" text:continue-list="list1213835371" text:style-name="L1">
              <text:list-item text:start-value="1">
                <text:p text:style-name="P271">Menu « Administration » → « Paramétrages »</text:p>
              </text:list-item>
              <text:list-item>
                <text:p text:style-name="P271">Lien « Voir » de l'entrée « Équipes pluridisciplinaires »</text:p>
              </text:list-item>
              <text:list-item>
                <text:p text:style-name="P265"><text:span text:style-name="T4">Lien « Voir » de l'entrée « </text:span><text:span text:style-name="T65">Motifs de </text:span><text:span text:style-name="T68">demandes de</text:span><text:span text:style-name="T65"> réorientation</text:span><text:span text:style-name="T4"> »</text:span></text:p>
              </text:list-item>
            </text:list>
          </table:table-cell>
        </table:table-row>
      </table:table>
      <text:p text:style-name="P236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row>
          <table:table-cell table:style-name="Tableau23.A1" office:value-type="string">
            <text:p text:style-name="P222">Étape</text:p>
          </table:table-cell>
          <table:table-cell table:style-name="Tableau23.A1" office:value-type="string">
            <text:p text:style-name="P222">Démarche</text:p>
          </table:table-cell>
          <table:table-cell table:style-name="Tableau23.A1" office:value-type="string">
            <text:p text:style-name="P222">Données d'entrée</text:p>
          </table:table-cell>
          <table:table-cell table:style-name="Tableau23.A1" office:value-type="string">
            <text:p text:style-name="P222">Comportement attendu</text:p>
          </table:table-cell>
          <table:table-cell table:style-name="Tableau23.E1" office:value-type="string">
            <text:p text:style-name="P222">OK ?</text:p>
          </table:table-cell>
        </table:table-row>
        <table:table-row>
          <table:table-cell table:style-name="Tableau23.A2" office:value-type="float" office:value="1">
            <text:p text:style-name="P61">1</text:p>
          </table:table-cell>
          <table:table-cell table:style-name="Tableau23.B2" office:value-type="string">
            <text:p text:style-name="P61">Cliquer sur « Ajouter »</text:p>
          </table:table-cell>
          <table:table-cell table:style-name="Tableau23.B2" office:value-type="string">
            <text:p text:style-name="P13"/>
          </table:table-cell>
          <table:table-cell table:style-name="Tableau23.B2" office:value-type="string">
            <text:p text:style-name="P61">Un formulaire apparaît.</text:p>
          </table:table-cell>
          <table:table-cell table:style-name="Tableau23.E2" office:value-type="string">
            <text:p text:style-name="P13"/>
          </table:table-cell>
        </table:table-row>
        <table:table-row>
          <table:table-cell table:style-name="Tableau23.A2" office:value-type="float" office:value="2">
            <text:p text:style-name="P61">2</text:p>
          </table:table-cell>
          <table:table-cell table:style-name="Tableau23.B2" office:value-type="string">
            <text:p text:style-name="P61">Choisir le <text:span text:style-name="T69">motif de la demande</text:span></text:p>
          </table:table-cell>
          <table:table-cell table:style-name="Tableau23.B2" office:value-type="string">
            <text:p text:style-name="P114">Orientation initiale inappropriée</text:p>
          </table:table-cell>
          <table:table-cell table:style-name="Tableau23.B2" office:value-type="string">
            <text:p text:style-name="P13"/>
          </table:table-cell>
          <table:table-cell table:style-name="Tableau23.E2" office:value-type="string">
            <text:p text:style-name="P13"/>
          </table:table-cell>
        </table:table-row>
        <table:table-row>
          <table:table-cell table:style-name="Tableau23.A2" office:value-type="float" office:value="3">
            <text:p text:style-name="P61">3</text:p>
          </table:table-cell>
          <table:table-cell table:style-name="Tableau23.B2" office:value-type="string">
            <text:p text:style-name="P61">Cliquer sur « Enregistrer »</text:p>
          </table:table-cell>
          <table:table-cell table:style-name="Tableau23.B2" office:value-type="string">
            <text:p text:style-name="P13"/>
          </table:table-cell>
          <table:table-cell table:style-name="Tableau23.B2" office:value-type="string">
            <text:p text:style-name="P13"><text:span text:style-name="T8">On revient à la liste des </text:span><text:span text:style-name="T70">motifs <text:s text:c="2"/>de demandes de réorientations</text:span><text:span text:style-name="T8"> dans laquelle apparaît l</text:span><text:span text:style-name="T28">e nouvel </text:span><text:soft-page-break/><text:span text:style-name="T28">enregistrement.</text:span></text:p>
          </table:table-cell>
          <table:table-cell table:style-name="Tableau23.E2" office:value-type="string">
            <text:p text:style-name="P13"/>
          </table:table-cell>
        </table:table-row>
      </table:table>
      <text:p text:style-name="P236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202">Testé par :</text:p>
          </table:table-cell>
          <table:table-cell table:style-name="Tableau24.B1" office:value-type="string">
            <text:p text:style-name="P76"/>
          </table:table-cell>
        </table:table-row>
        <table:table-row>
          <table:table-cell table:style-name="Tableau24.A2" office:value-type="string">
            <text:p text:style-name="P196"><text:span text:style-name="T2">D</text:span><text:span text:style-name="T9">ate :</text:span></text:p>
          </table:table-cell>
          <table:table-cell table:style-name="Tableau24.B2" office:value-type="string">
            <text:p text:style-name="P46"/>
          </table:table-cell>
        </table:table-row>
        <table:table-row>
          <table:table-cell table:style-name="Tableau24.A2" office:value-type="string">
            <text:p text:style-name="P196"><text:span text:style-name="T2">C</text:span><text:span text:style-name="T9">ommentaire :</text:span></text:p>
          </table:table-cell>
          <table:table-cell table:style-name="Tableau24.B2" office:value-type="string">
            <text:p text:style-name="P33"/>
            <text:p text:style-name="P33"/>
            <text:p text:style-name="P13"/>
            <text:p text:style-name="P13"/>
          </table:table-cell>
        </table:table-row>
      </table:table>
      <text:h text:style-name="P328" text:outline-level="2"/>
      <text:h text:style-name="P330" text:outline-level="2">Création des dossiers d'EP pour les allocataires</text:h>
      <text:h text:style-name="P349" text:outline-level="3"><text:span text:style-name="T10">Ajout d'un</text:span><text:span text:style-name="T22"> </text:span><text:span text:style-name="T48">dossier pour la thématique « Réorientation » (CG 93)</text:span></text:h>
      <text:p text:style-name="P2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84">Cas de test :</text:p>
          </table:table-cell>
          <table:table-cell table:style-name="Tableau19.B1" office:value-type="string">
            <text:p text:style-name="P23"><text:span text:style-name="T11">EP-ADMIN-AJOUT</text:span><text:span text:style-name="T49">DOSSIERREORIENTATION</text:span></text:p>
          </table:table-cell>
        </table:table-row>
        <table:table-row>
          <table:table-cell table:style-name="Tableau19.A2" office:value-type="string">
            <text:p text:style-name="P176">T<text:span text:style-name="T2">itre :</text:span></text:p>
          </table:table-cell>
          <table:table-cell table:style-name="Tableau19.B2" office:value-type="string">
            <text:p text:style-name="P23">A<text:span text:style-name="T3">jout </text:span><text:span text:style-name="T4">d'un </text:span><text:span text:style-name="T49">dossier d'EP pour la thématique « Réorientation » (CG 93)</text:span></text:p>
          </table:table-cell>
        </table:table-row>
        <table:table-row>
          <table:table-cell table:style-name="Tableau19.A2" office:value-type="string">
            <text:p text:style-name="P176">O<text:span text:style-name="T2">bjectif :</text:span></text:p>
          </table:table-cell>
          <table:table-cell table:style-name="Tableau19.B2" office:value-type="string">
            <text:p text:style-name="P23"><text:span text:style-name="T5">Ajouter un</text:span><text:span text:style-name="T50">e </text:span><text:span text:style-name="T51">orientation à une personne, </text:span><text:span text:style-name="T53">demandeur ou conjoint RSA, soumise à droits et devoirs, dans un dossier dont les droits sont ouverts, et</text:span><text:span text:style-name="T51"> possédant déjà au moins une orientation initiale validée et éditée.</text:span></text:p>
          </table:table-cell>
        </table:table-row>
        <table:table-row>
          <table:table-cell table:style-name="Tableau19.A2" office:value-type="string">
            <text:p text:style-name="P184">Initialisation :</text:p>
          </table:table-cell>
          <table:table-cell table:style-name="Tableau19.B2" office:value-type="string">
            <text:list xml:id="list128002197" text:style-name="L4">
              <text:list-item>
                <text:p text:style-name="P273"><text:span text:style-name="T52">Pour trouver </text:span><text:span text:style-name="T53">cette personne, une possibilité est d'aller dans le m</text:span><text:span text:style-name="T4">enu « </text:span><text:span text:style-name="T49">Recherches</text:span><text:span text:style-name="T4"> » → « </text:span><text:span text:style-name="T49">Par orientation</text:span><text:span text:style-name="T4"> », </text:span><text:span text:style-name="T53">de choisir le critère « Orienté » pour le filtre « Statut de l'orientation ».</text:span></text:p>
              </text:list-item>
              <text:list-item>
                <text:p text:style-name="P273">Dans les résultats, il faudra s'assurer que la personne soit bien soumise à droits et devoirs (<text:span text:style-name="T54">avant-</text:span><text:span text:style-name="T53">dernière colonne) et que l'infobulle indique une valeur parmi « </text:span><text:span text:style-name="T55">Non défini », « Droit ouvert et versable », « Droit ouvert et suspendu (le montant du droit est calculable, mais l'existence du droit est remis en cause) », « Droit ouvert mais versement suspendu (le montant du droit n'est pas calculable) » </text:span><text:span text:style-name="T53">pour la ligne « État du droit ».</text:span></text:p>
              </text:list-item>
              <text:list-item>
                <text:p text:style-name="P273"><text:span text:style-name="T54">Lorsqu'une ligne est trouvée, cliquer sur le bouton « Voir » </text:span><text:span text:style-name="T55">afin d'arriver sur la page de visualisation de la personne.</text:span></text:p>
              </text:list-item>
              <text:list-item>
                <text:p text:style-name="P273"><text:span text:style-name="T55">Des</text:span><text:span text:style-name="T56">c</text:span><text:span text:style-name="T55">endre dans le menu du dossier : « Droit » → « Orientation » </text:span><text:span text:style-name="T57">pour obtenir la liste des orientations existantes.</text:span></text:p>
              </text:list-item>
            </text:list>
          </table:table-cell>
        </table:table-row>
      </table:table>
      <text:p text:style-name="P237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>
          <table:table-cell table:style-name="Tableau20.A1" office:value-type="string">
            <text:p text:style-name="P223">Étape</text:p>
          </table:table-cell>
          <table:table-cell table:style-name="Tableau20.A1" office:value-type="string">
            <text:p text:style-name="P223">Démarche</text:p>
          </table:table-cell>
          <table:table-cell table:style-name="Tableau20.A1" office:value-type="string">
            <text:p text:style-name="P223">Données d'entrée</text:p>
          </table:table-cell>
          <table:table-cell table:style-name="Tableau20.A1" office:value-type="string">
            <text:p text:style-name="P223">Comportement attendu</text:p>
          </table:table-cell>
          <table:table-cell table:style-name="Tableau20.E1" office:value-type="string">
            <text:p text:style-name="P223">OK ?</text:p>
          </table:table-cell>
        </table:table-row>
        <table:table-row>
          <table:table-cell table:style-name="Tableau20.A2" office:value-type="float" office:value="1">
            <text:p text:style-name="P103">1</text:p>
          </table:table-cell>
          <table:table-cell table:style-name="Tableau20.B2" office:value-type="string">
            <text:p text:style-name="P95">Cliquer sur le bouton « Ajouter »</text:p>
          </table:table-cell>
          <table:table-cell table:style-name="Tableau20.B2" office:value-type="string">
            <text:p text:style-name="P23"/>
          </table:table-cell>
          <table:table-cell table:style-name="Tableau20.B2" office:value-type="string">
            <text:p text:style-name="P104">Un formulaire d'ajout de réorientation apparaît</text:p>
          </table:table-cell>
          <table:table-cell table:style-name="Tableau20.E2" office:value-type="string">
            <text:p text:style-name="P23"/>
          </table:table-cell>
        </table:table-row>
        <table:table-row>
          <table:table-cell table:style-name="Tableau20.A2" office:value-type="float" office:value="2">
            <text:p text:style-name="P105">2</text:p>
          </table:table-cell>
          <table:table-cell table:style-name="Tableau20.B2" office:value-type="string">
            <text:p text:style-name="P9"><text:span text:style-name="T7">Choisir l</text:span><text:span text:style-name="T58">e type d'orientation</text:span></text:p>
          </table:table-cell>
          <table:table-cell table:style-name="Tableau20.B2" office:value-type="string">
            <text:p text:style-name="P105">Emploi</text:p>
          </table:table-cell>
          <table:table-cell table:style-name="Tableau20.B2" office:value-type="string">
            <text:p text:style-name="P23"/>
          </table:table-cell>
          <table:table-cell table:style-name="Tableau20.E2" office:value-type="string">
            <text:p text:style-name="P23"/>
          </table:table-cell>
        </table:table-row>
        <table:table-row>
          <table:table-cell table:style-name="Tableau20.A2" office:value-type="float" office:value="3">
            <text:p text:style-name="P105">3</text:p>
          </table:table-cell>
          <table:table-cell table:style-name="Tableau20.B2" office:value-type="string">
            <text:p text:style-name="P24"><text:span text:style-name="T7">Choisir l</text:span><text:span text:style-name="T58">e type de structure</text:span></text:p>
          </table:table-cell>
          <table:table-cell table:style-name="Tableau20.B2" office:value-type="string">
            <text:p text:style-name="P105">Pôle Emploi d'Aubervilliers</text:p>
          </table:table-cell>
          <table:table-cell table:style-name="Tableau20.B2" office:value-type="string">
            <text:p text:style-name="P106"/>
          </table:table-cell>
          <table:table-cell table:style-name="Tableau20.E2" office:value-type="string">
            <text:p text:style-name="P23"/>
          </table:table-cell>
        </table:table-row>
        <table:table-row>
          <table:table-cell table:style-name="Tableau20.A2" office:value-type="float" office:value="4">
            <text:p text:style-name="P105">4</text:p>
          </table:table-cell>
          <table:table-cell table:style-name="Tableau20.B2" office:value-type="string">
            <text:p text:style-name="P105">Choisir le motif</text:p>
          </table:table-cell>
          <table:table-cell table:style-name="Tableau20.B2" office:value-type="string">
            <text:p text:style-name="P105">Orientation initiale inappropriée</text:p>
          </table:table-cell>
          <table:table-cell table:style-name="Tableau20.B2" office:value-type="string">
            <text:p text:style-name="P23"/>
          </table:table-cell>
          <table:table-cell table:style-name="Tableau20.E2" office:value-type="string">
            <text:p text:style-name="P23"/>
          </table:table-cell>
        </table:table-row>
        <table:table-row>
          <table:table-cell table:style-name="Tableau20.A2" office:value-type="float" office:value="5">
            <text:p text:style-name="P107">5</text:p>
          </table:table-cell>
          <table:table-cell table:style-name="Tableau20.B2" office:value-type="string">
            <text:p text:style-name="P107">Choisir l'accord du référent d'accueil</text:p>
          </table:table-cell>
          <table:table-cell table:style-name="Tableau20.B2" office:value-type="string">
            <text:p text:style-name="P107">Accord</text:p>
          </table:table-cell>
          <table:table-cell table:style-name="Tableau20.B2" office:value-type="string">
            <text:p text:style-name="P23"/>
          </table:table-cell>
          <table:table-cell table:style-name="Tableau20.E2" office:value-type="string">
            <text:p text:style-name="P23"/>
          </table:table-cell>
        </table:table-row>
        <table:table-row>
          <table:table-cell table:style-name="Tableau20.A2" office:value-type="float" office:value="6">
            <text:p text:style-name="P107">6</text:p>
          </table:table-cell>
          <table:table-cell table:style-name="Tableau20.B2" office:value-type="string">
            <text:p text:style-name="P107">Choisir l'accord de l'allocataire</text:p>
          </table:table-cell>
          <table:table-cell table:style-name="Tableau20.B2" office:value-type="string">
            <text:p text:style-name="P107">Accord</text:p>
          </table:table-cell>
          <table:table-cell table:style-name="Tableau20.B2" office:value-type="string">
            <text:p text:style-name="P23"/>
          </table:table-cell>
          <table:table-cell table:style-name="Tableau20.E2" office:value-type="string">
            <text:p text:style-name="P23"/>
          </table:table-cell>
        </table:table-row>
        <table:table-row>
          <table:table-cell table:style-name="Tableau20.A2" office:value-type="float" office:value="7">
            <text:p text:style-name="P107">7</text:p>
          </table:table-cell>
          <table:table-cell table:style-name="Tableau20.B2" office:value-type="string">
            <text:p text:style-name="P107">Choisir le fait que la demande soit urgente</text:p>
          </table:table-cell>
          <table:table-cell table:style-name="Tableau20.B2" office:value-type="string">
            <text:p text:style-name="P107">Non</text:p>
          </table:table-cell>
          <table:table-cell table:style-name="Tableau20.B2" office:value-type="string">
            <text:p text:style-name="P23"/>
          </table:table-cell>
          <table:table-cell table:style-name="Tableau20.E2" office:value-type="string">
            <text:p text:style-name="P23"/>
          </table:table-cell>
        </table:table-row>
        <table:table-row>
          <table:table-cell table:style-name="Tableau20.A2" office:value-type="float" office:value="8">
            <text:p text:style-name="P107">8</text:p>
          </table:table-cell>
          <table:table-cell table:style-name="Tableau20.B2" office:value-type="string">
            <text:p text:style-name="P107">Choisir la date de demande</text:p>
          </table:table-cell>
          <table:table-cell table:style-name="Tableau20.C9" office:value-type="date" office:date-value="2011-02-01">
            <text:p text:style-name="P107">01/02/11</text:p>
          </table:table-cell>
          <table:table-cell table:style-name="Tableau20.B2" office:value-type="string">
            <text:p text:style-name="P23"/>
          </table:table-cell>
          <table:table-cell table:style-name="Tableau20.E2" office:value-type="string">
            <text:p text:style-name="P23"/>
          </table:table-cell>
        </table:table-row>
        <table:table-row>
          <table:table-cell table:style-name="Tableau20.A2" office:value-type="float" office:value="9">
            <text:p text:style-name="P107">9</text:p>
          </table:table-cell>
          <table:table-cell table:style-name="Tableau20.B2" office:value-type="string">
            <text:p text:style-name="P96">Cliquer sur le bouton « Enregistrer »</text:p>
          </table:table-cell>
          <table:table-cell table:style-name="Tableau20.B2" office:value-type="string">
            <text:p text:style-name="P24"/>
          </table:table-cell>
          <table:table-cell table:style-name="Tableau20.B2" office:value-type="string">
            <text:p text:style-name="P108">On revient à la liste des orientations de l'allocataire.</text:p>
            <text:p text:style-name="P25"><text:span text:style-name="T60">Le bouton « Ajouter » est grisé (il le restera tant que la décision sur la demande de réorientation n'aura </text:span><text:span text:style-name="T60">pas été prise par le CG suite à la séance d'EP).</text:span></text:p>
            <text:p text:style-name="P108">Un nouveau tableau est visible au-dessusde la liste des orientations. Ce tableau montre l'enregistrement de la demande de réorientation qui vient d'être réalisé. La demande de réorientation peut être modifiée ou <text:soft-page-break/>supprimée tant que le dossier d'EP auquel la demande de réorientation appartient n'est pas associé à une séance d'EP.</text:p>
          </table:table-cell>
          <table:table-cell table:style-name="Tableau20.E2" office:value-type="string">
            <text:p text:style-name="P23"/>
          </table:table-cell>
        </table:table-row>
      </table:table>
      <text:p text:style-name="P237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03">Testé par :</text:p>
          </table:table-cell>
          <table:table-cell table:style-name="Tableau21.B1" office:value-type="string">
            <text:p text:style-name="P77"/>
          </table:table-cell>
        </table:table-row>
        <table:table-row>
          <table:table-cell table:style-name="Tableau21.A2" office:value-type="string">
            <text:p text:style-name="P195"><text:span text:style-name="T2">D</text:span><text:span text:style-name="T9">ate :</text:span></text:p>
          </table:table-cell>
          <table:table-cell table:style-name="Tableau21.B2" office:value-type="string">
            <text:p text:style-name="P48"/>
          </table:table-cell>
        </table:table-row>
        <table:table-row>
          <table:table-cell table:style-name="Tableau21.A2" office:value-type="string">
            <text:p text:style-name="P195"><text:span text:style-name="T2">C</text:span><text:span text:style-name="T9">ommentaire :</text:span></text:p>
          </table:table-cell>
          <table:table-cell table:style-name="Tableau21.B2" office:value-type="string">
            <text:p text:style-name="P34"/>
            <text:p text:style-name="P34"/>
            <text:p text:style-name="P34"/>
            <text:p text:style-name="P34"/>
          </table:table-cell>
        </table:table-row>
      </table:table>
      <text:h text:style-name="P349" text:outline-level="3"><text:span text:style-name="T10">Ajout d</text:span><text:span text:style-name="T61">e </text:span><text:span text:style-name="T48">dossier</text:span><text:span text:style-name="T61">s</text:span><text:span text:style-name="T48"> pour la thématique « Non respect et sanctions » (CG 93)</text:span></text:h>
      <text:h text:style-name="P359" text:outline-level="4"><text:span text:style-name="T10">Ajout d</text:span><text:span text:style-name="T61">e </text:span><text:span text:style-name="T48">dossier</text:span><text:span text:style-name="T61">s</text:span><text:span text:style-name="T48"> </text:span><text:span text:style-name="T61">par cohorte </text:span><text:span text:style-name="T72">- a</text:span><text:span text:style-name="T71">jout d'un dossier pour non contractualisation</text:span></text:h>
      <text:p text:style-name="P5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86">Cas de test :</text:p>
          </table:table-cell>
          <table:table-cell table:style-name="Tableau25.B1" office:value-type="string">
            <text:p text:style-name="Table_20_Contents"><text:span text:style-name="T11">EP-ADMIN-AJOUT</text:span><text:span text:style-name="T73">DOSSIERNONRESPECT93COHORTENONCONTRACTUALISATION</text:span></text:p>
          </table:table-cell>
        </table:table-row>
        <table:table-row>
          <table:table-cell table:style-name="Tableau25.A2" office:value-type="string">
            <text:p text:style-name="P188">T<text:span text:style-name="T2">itre :</text:span></text:p>
          </table:table-cell>
          <table:table-cell table:style-name="Tableau25.B2" office:value-type="string">
            <text:p text:style-name="Table_20_Contents"><text:span text:style-name="T10">Ajout d</text:span><text:span text:style-name="T61">e </text:span><text:span text:style-name="T48">dossier</text:span><text:span text:style-name="T61">s</text:span><text:span text:style-name="T48"> </text:span><text:span text:style-name="T61">par cohorte </text:span><text:span text:style-name="T72">- a</text:span><text:span text:style-name="T71">jout d'un dossier pour non contractualisation</text:span></text:p>
          </table:table-cell>
        </table:table-row>
        <table:table-row>
          <table:table-cell table:style-name="Tableau25.A2" office:value-type="string">
            <text:p text:style-name="P188">O<text:span text:style-name="T2">bjectif :</text:span></text:p>
          </table:table-cell>
          <table:table-cell table:style-name="Tableau25.B2" office:value-type="string">
            <text:p text:style-name="Table_20_Contents"><text:span text:style-name="T5">A</text:span><text:span text:style-name="T3">jout </text:span><text:span text:style-name="T4">d</text:span><text:span text:style-name="T78">es trois étapes de relance pour non contractualisation afin de créer un dossier d'EP pour le thème « Non respect et sanctions »</text:span></text:p>
          </table:table-cell>
        </table:table-row>
        <table:table-row>
          <table:table-cell table:style-name="Tableau25.A2" office:value-type="string">
            <text:p text:style-name="P186">Initialisation :</text:p>
          </table:table-cell>
          <table:table-cell table:style-name="Tableau25.B2" office:value-type="string">
            <text:p text:style-name="P120"><text:span text:style-name="T4">Menu « </text:span><text:span text:style-name="T74">Cohortes</text:span><text:span text:style-name="T4"> » → « </text:span><text:span text:style-name="T74">Relances (EP)</text:span><text:span text:style-name="T4"> » </text:span><text:span text:style-name="T74">→ « Dossiers à relancer (EP) »</text:span></text:p>
          </table:table-cell>
        </table:table-row>
      </table:table>
      <text:h text:style-name="Heading_20_5" text:outline-level="5"><text:span text:style-name="T10">Ajout d</text:span><text:span text:style-name="T75">'une première relance pour non contractualisation</text:span>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row>
          <table:table-cell table:style-name="Tableau26.A1" office:value-type="string">
            <text:p text:style-name="P225">Étape</text:p>
          </table:table-cell>
          <table:table-cell table:style-name="Tableau26.A1" office:value-type="string">
            <text:p text:style-name="P225">Démarche</text:p>
          </table:table-cell>
          <table:table-cell table:style-name="Tableau26.A1" office:value-type="string">
            <text:p text:style-name="P225">Données d'entrée</text:p>
          </table:table-cell>
          <table:table-cell table:style-name="Tableau26.A1" office:value-type="string">
            <text:p text:style-name="P225">Comportement attendu</text:p>
          </table:table-cell>
          <table:table-cell table:style-name="Tableau26.E1" office:value-type="string">
            <text:p text:style-name="P225">OK ?</text:p>
          </table:table-cell>
        </table:table-row>
        <table:table-row>
          <table:table-cell table:style-name="Tableau26.A2" office:value-type="float" office:value="1">
            <text:p text:style-name="P122">1</text:p>
          </table:table-cell>
          <table:table-cell table:style-name="Tableau26.B2" office:value-type="string">
            <text:p text:style-name="P121"><text:span text:style-name="T76">Cocher le bouton radio « </text:span><text:span text:style-name="T77">Présence contrat » → « Personne orientée sans contrat »</text:span></text:p>
          </table:table-cell>
          <table:table-cell table:style-name="Tableau26.B2" office:value-type="string">
            <text:p text:style-name="P120"/>
          </table:table-cell>
          <table:table-cell table:style-name="Tableau26.B2" office:value-type="string">
            <text:p text:style-name="P63"/>
          </table:table-cell>
          <table:table-cell table:style-name="Tableau26.E2" office:value-type="string">
            <text:p text:style-name="P120"/>
          </table:table-cell>
        </table:table-row>
        <table:table-row>
          <table:table-cell table:style-name="Tableau26.A2" office:value-type="float" office:value="2">
            <text:p text:style-name="P127">2</text:p>
          </table:table-cell>
          <table:table-cell table:style-name="Tableau26.B2" office:value-type="string">
            <text:p text:style-name="P121"><text:span text:style-name="T76">Cocher le bouton radio « </text:span><text:span text:style-name="T77">Type de relance à réaliser » → « Première relance »</text:span></text:p>
          </table:table-cell>
          <table:table-cell table:style-name="Tableau26.B2" office:value-type="string">
            <text:p text:style-name="P115"/>
          </table:table-cell>
          <table:table-cell table:style-name="Tableau26.B2" office:value-type="string">
            <text:p text:style-name="P120"/>
          </table:table-cell>
          <table:table-cell table:style-name="Tableau26.E2" office:value-type="string">
            <text:p text:style-name="P120"/>
          </table:table-cell>
        </table:table-row>
        <table:table-row>
          <table:table-cell table:style-name="Tableau26.A2" office:value-type="float" office:value="3">
            <text:p text:style-name="P127">3</text:p>
          </table:table-cell>
          <table:table-cell table:style-name="Tableau26.B2" office:value-type="string">
            <text:p text:style-name="P96">Cliquer sur le bouton « <text:span text:style-name="T77">Rechercher</text:span> »</text:p>
          </table:table-cell>
          <table:table-cell table:style-name="Tableau26.B2" office:value-type="string">
            <text:p text:style-name="P120"/>
          </table:table-cell>
          <table:table-cell table:style-name="Tableau26.B2" office:value-type="string">
            <text:p text:style-name="P127">La page de résultats de la recherche apparaît. Le formulaire est caché mais sa visibilité peut être changée en cliquant sur le bouton « Formulaire » situé en haut de la page.</text:p>
          </table:table-cell>
          <table:table-cell table:style-name="Tableau26.E2" office:value-type="string">
            <text:p text:style-name="P120"/>
          </table:table-cell>
        </table:table-row>
        <table:table-row>
          <table:table-cell table:style-name="Tableau26.A2" office:value-type="float" office:value="4">
            <text:p text:style-name="P132">4</text:p>
          </table:table-cell>
          <table:table-cell table:style-name="Tableau26.B2" office:value-type="string">
            <text:p text:style-name="P64"><text:span text:style-name="T79">Passage du statut de relance « </text:span><text:span text:style-name="T80">En attente » à « Relancer »</text:span><text:span text:style-name="T79"> </text:span><text:span text:style-name="T80">dans la dernière colonne du tableau de résultats, pour le premier allocataire.</text:span></text:p>
          </table:table-cell>
          <table:table-cell table:style-name="Tableau26.B2" office:value-type="string">
            <text:p text:style-name="P120"/>
          </table:table-cell>
          <table:table-cell table:style-name="Tableau26.B2" office:value-type="string">
            <text:p text:style-name="P137">Dégriser la date se trouvant dans la colonne précédente.</text:p>
          </table:table-cell>
          <table:table-cell table:style-name="Tableau26.E2" office:value-type="string">
            <text:p text:style-name="P120"/>
          </table:table-cell>
        </table:table-row>
        <table:table-row>
          <table:table-cell table:style-name="Tableau26.A2" office:value-type="float" office:value="5">
            <text:p text:style-name="P142">5</text:p>
          </table:table-cell>
          <table:table-cell table:style-name="Tableau26.B2" office:value-type="string">
            <text:p text:style-name="P142">Passage de la date de relance (qui est à la date du jour) à la date minimale de relance (qui se trouve dans la colonne précédente)</text:p>
          </table:table-cell>
          <table:table-cell table:style-name="Tableau26.B2" office:value-type="string">
            <text:p text:style-name="P120"/>
          </table:table-cell>
          <table:table-cell table:style-name="Tableau26.B2" office:value-type="string">
            <text:p text:style-name="P120"/>
          </table:table-cell>
          <table:table-cell table:style-name="Tableau26.E2" office:value-type="string">
            <text:p text:style-name="P120"/>
          </table:table-cell>
        </table:table-row>
        <table:table-row>
          <table:table-cell table:style-name="Tableau26.A2" office:value-type="float" office:value="6">
            <text:p text:style-name="P147">6</text:p>
          </table:table-cell>
          <table:table-cell table:style-name="Tableau26.B2" office:value-type="string">
            <text:p text:style-name="P97">Cliquer sur le bouton « <text:span text:style-name="T81">Enregistrer</text:span> »</text:p>
          </table:table-cell>
          <table:table-cell table:style-name="Tableau26.B2" office:value-type="string">
            <text:p text:style-name="P120"/>
          </table:table-cell>
          <table:table-cell table:style-name="Tableau26.B2" office:value-type="string">
            <text:p text:style-name="P152">On revient sur la page de résultats de la recherche.</text:p>
            <text:p text:style-name="P152">Un message sur fond bleu situé en haut de la page indique que l'enregistrement s'est bien effectué.</text:p>
            <text:p text:style-name="P157">Le premier allocataire que l'on a <text:soft-page-break/>relancé n'apparaît plus dans la liste.</text:p>
          </table:table-cell>
          <table:table-cell table:style-name="Tableau26.E2" office:value-type="string">
            <text:p text:style-name="P120"/>
          </table:table-cell>
        </table:table-row>
      </table:table>
      <text:p text:style-name="P239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05">Testé par :</text:p>
          </table:table-cell>
          <table:table-cell table:style-name="Tableau27.B1" office:value-type="string">
            <text:p text:style-name="P79"/>
          </table:table-cell>
        </table:table-row>
        <table:table-row>
          <table:table-cell table:style-name="Tableau27.A2" office:value-type="string">
            <text:p text:style-name="P211"><text:span text:style-name="T2">D</text:span><text:span text:style-name="T9">ate :</text:span></text:p>
          </table:table-cell>
          <table:table-cell table:style-name="Tableau27.B2" office:value-type="string">
            <text:p text:style-name="P50"/>
          </table:table-cell>
        </table:table-row>
        <table:table-row>
          <table:table-cell table:style-name="Tableau27.A2" office:value-type="string">
            <text:p text:style-name="P211"><text:span text:style-name="T2">C</text:span><text:span text:style-name="T9">ommentaire :</text:span></text:p>
          </table:table-cell>
          <table:table-cell table:style-name="Tableau27.B2" office:value-type="string">
            <text:p text:style-name="P36"/>
            <text:p text:style-name="P36"/>
            <text:p text:style-name="P120"/>
            <text:p text:style-name="P120"/>
          </table:table-cell>
        </table:table-row>
      </table:table>
      <text:h text:style-name="P332" text:outline-level="5"><text:span text:style-name="T10">Ajout d</text:span><text:span text:style-name="T75">'une </text:span><text:span text:style-name="T83">seconde</text:span><text:span text:style-name="T75"> relance pour non contractualisation</text:span></text:h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E"/>
        <table:table-row>
          <table:table-cell table:style-name="Tableau28.A1" office:value-type="string">
            <text:p text:style-name="P226">Étape</text:p>
          </table:table-cell>
          <table:table-cell table:style-name="Tableau28.A1" office:value-type="string">
            <text:p text:style-name="P226">Démarche</text:p>
          </table:table-cell>
          <table:table-cell table:style-name="Tableau28.A1" office:value-type="string">
            <text:p text:style-name="P226">Données d'entrée</text:p>
          </table:table-cell>
          <table:table-cell table:style-name="Tableau28.A1" office:value-type="string">
            <text:p text:style-name="P226">Comportement attendu</text:p>
          </table:table-cell>
          <table:table-cell table:style-name="Tableau28.E1" office:value-type="string">
            <text:p text:style-name="P226">OK ?</text:p>
          </table:table-cell>
        </table:table-row>
        <table:table-row>
          <table:table-cell table:style-name="Tableau28.A2" office:value-type="float" office:value="1">
            <text:p text:style-name="P123">1</text:p>
          </table:table-cell>
          <table:table-cell table:style-name="Tableau28.B2" office:value-type="string">
            <text:p text:style-name="P162"><text:span text:style-name="T76">Cocher le bouton radio « </text:span><text:span text:style-name="T77">Présence contrat » → « Personne orientée sans contrat »</text:span></text:p>
          </table:table-cell>
          <table:table-cell table:style-name="Tableau28.B2" office:value-type="string">
            <text:p text:style-name="P162"/>
          </table:table-cell>
          <table:table-cell table:style-name="Tableau28.B2" office:value-type="string">
            <text:p text:style-name="P65"/>
          </table:table-cell>
          <table:table-cell table:style-name="Tableau28.E2" office:value-type="string">
            <text:p text:style-name="P162"/>
          </table:table-cell>
        </table:table-row>
        <table:table-row>
          <table:table-cell table:style-name="Tableau28.A2" office:value-type="float" office:value="2">
            <text:p text:style-name="P128">2</text:p>
          </table:table-cell>
          <table:table-cell table:style-name="Tableau28.B2" office:value-type="string">
            <text:p text:style-name="P162"><text:span text:style-name="T76">Cocher le bouton radio « </text:span><text:span text:style-name="T77">Type de relance à réaliser » → « </text:span><text:span text:style-name="T84">Seconde</text:span><text:span text:style-name="T77"> relance »</text:span></text:p>
          </table:table-cell>
          <table:table-cell table:style-name="Tableau28.B2" office:value-type="string">
            <text:p text:style-name="P116"/>
          </table:table-cell>
          <table:table-cell table:style-name="Tableau28.B2" office:value-type="string">
            <text:p text:style-name="P162"/>
          </table:table-cell>
          <table:table-cell table:style-name="Tableau28.E2" office:value-type="string">
            <text:p text:style-name="P162"/>
          </table:table-cell>
        </table:table-row>
        <table:table-row>
          <table:table-cell table:style-name="Tableau28.A2" office:value-type="float" office:value="3">
            <text:p text:style-name="P128">3</text:p>
          </table:table-cell>
          <table:table-cell table:style-name="Tableau28.B2" office:value-type="string">
            <text:p text:style-name="P98">Cliquer sur le bouton « <text:span text:style-name="T77">Rechercher</text:span> »</text:p>
          </table:table-cell>
          <table:table-cell table:style-name="Tableau28.B2" office:value-type="string">
            <text:p text:style-name="P162"/>
          </table:table-cell>
          <table:table-cell table:style-name="Tableau28.B2" office:value-type="string">
            <text:p text:style-name="P128">La page de résultats de la recherche apparaît. Le formulaire est caché mais sa visibilité peut être changée en cliquant sur le bouton « Formulaire » situé en haut de la page.</text:p>
          </table:table-cell>
          <table:table-cell table:style-name="Tableau28.E2" office:value-type="string">
            <text:p text:style-name="P162"/>
          </table:table-cell>
        </table:table-row>
        <table:table-row>
          <table:table-cell table:style-name="Tableau28.A2" office:value-type="float" office:value="4">
            <text:p text:style-name="P133">4</text:p>
          </table:table-cell>
          <table:table-cell table:style-name="Tableau28.B2" office:value-type="string">
            <text:p text:style-name="P65"><text:span text:style-name="T79">Passage du statut de relance « </text:span><text:span text:style-name="T80">En attente » à « Relancer »</text:span><text:span text:style-name="T79"> </text:span><text:span text:style-name="T80">dans la dernière colonne du tableau de résultats, pour le premier allocataire.</text:span></text:p>
          </table:table-cell>
          <table:table-cell table:style-name="Tableau28.B2" office:value-type="string">
            <text:p text:style-name="P162"/>
          </table:table-cell>
          <table:table-cell table:style-name="Tableau28.B2" office:value-type="string">
            <text:p text:style-name="P138">Dégriser la date se trouvant dans la colonne précédente.</text:p>
          </table:table-cell>
          <table:table-cell table:style-name="Tableau28.E2" office:value-type="string">
            <text:p text:style-name="P162"/>
          </table:table-cell>
        </table:table-row>
        <table:table-row>
          <table:table-cell table:style-name="Tableau28.A2" office:value-type="float" office:value="5">
            <text:p text:style-name="P143">5</text:p>
          </table:table-cell>
          <table:table-cell table:style-name="Tableau28.B2" office:value-type="string">
            <text:p text:style-name="P143">Passage de la date de relance (qui est à la date du jour) à la date minimale de relance (qui se trouve dans la colonne précédente)</text:p>
          </table:table-cell>
          <table:table-cell table:style-name="Tableau28.B2" office:value-type="string">
            <text:p text:style-name="P162"/>
          </table:table-cell>
          <table:table-cell table:style-name="Tableau28.B2" office:value-type="string">
            <text:p text:style-name="P162"/>
          </table:table-cell>
          <table:table-cell table:style-name="Tableau28.E2" office:value-type="string">
            <text:p text:style-name="P162"/>
          </table:table-cell>
        </table:table-row>
        <table:table-row>
          <table:table-cell table:style-name="Tableau28.A2" office:value-type="float" office:value="6">
            <text:p text:style-name="P148">6</text:p>
          </table:table-cell>
          <table:table-cell table:style-name="Tableau28.B2" office:value-type="string">
            <text:p text:style-name="P98">Cliquer sur le bouton « <text:span text:style-name="T81">Enregistrer</text:span> »</text:p>
          </table:table-cell>
          <table:table-cell table:style-name="Tableau28.B2" office:value-type="string">
            <text:p text:style-name="P162"/>
          </table:table-cell>
          <table:table-cell table:style-name="Tableau28.B2" office:value-type="string">
            <text:p text:style-name="P153">On revient sur la page de résultats de la recherche.</text:p>
            <text:p text:style-name="P153">Un message sur fond bleu situé en haut de la page indique que l'enregistrement s'est bien effectué.</text:p>
            <text:p text:style-name="P158">Le premier allocataire que l'on a relancé n'apparaît plus dans la liste.</text:p>
          </table:table-cell>
          <table:table-cell table:style-name="Tableau28.E2" office:value-type="string">
            <text:p text:style-name="P162"/>
          </table:table-cell>
        </table:table-row>
      </table:table>
      <text:p text:style-name="P240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206">Testé par :</text:p>
          </table:table-cell>
          <table:table-cell table:style-name="Tableau29.B1" office:value-type="string">
            <text:p text:style-name="P80"/>
          </table:table-cell>
        </table:table-row>
        <table:table-row>
          <table:table-cell table:style-name="Tableau29.A2" office:value-type="string">
            <text:p text:style-name="P212"><text:span text:style-name="T2">D</text:span><text:span text:style-name="T9">ate :</text:span></text:p>
          </table:table-cell>
          <table:table-cell table:style-name="Tableau29.B2" office:value-type="string">
            <text:p text:style-name="P51"/>
          </table:table-cell>
        </table:table-row>
        <table:table-row>
          <table:table-cell table:style-name="Tableau29.A2" office:value-type="string">
            <text:p text:style-name="P212"><text:span text:style-name="T2">C</text:span><text:span text:style-name="T9">ommentaire :</text:span></text:p>
          </table:table-cell>
          <table:table-cell table:style-name="Tableau29.B2" office:value-type="string">
            <text:p text:style-name="P37"/>
            <text:p text:style-name="P37"/>
            <text:p text:style-name="P162"/>
            <text:p text:style-name="P162"/>
          </table:table-cell>
        </table:table-row>
      </table:table>
      <text:h text:style-name="P333" text:outline-level="5"><text:span text:style-name="T10">Ajout d</text:span><text:span text:style-name="T75">'une </text:span><text:span text:style-name="T86">troisième</text:span><text:span text:style-name="T75"> relance pour non contractualisation</text:span></text:h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column table:style-name="Tableau30.E"/>
        <table:table-row>
          <table:table-cell table:style-name="Tableau30.A1" office:value-type="string">
            <text:p text:style-name="P227">Étape</text:p>
          </table:table-cell>
          <table:table-cell table:style-name="Tableau30.A1" office:value-type="string">
            <text:p text:style-name="P227">Démarche</text:p>
          </table:table-cell>
          <table:table-cell table:style-name="Tableau30.A1" office:value-type="string">
            <text:p text:style-name="P227">Données d'entrée</text:p>
          </table:table-cell>
          <table:table-cell table:style-name="Tableau30.A1" office:value-type="string">
            <text:p text:style-name="P227">Comportement attendu</text:p>
          </table:table-cell>
          <table:table-cell table:style-name="Tableau30.E1" office:value-type="string">
            <text:p text:style-name="P227">OK ?</text:p>
          </table:table-cell>
        </table:table-row>
        <table:table-row>
          <table:table-cell table:style-name="Tableau30.A2" office:value-type="float" office:value="1">
            <text:p text:style-name="P124">1</text:p>
          </table:table-cell>
          <table:table-cell table:style-name="Tableau30.B2" office:value-type="string">
            <text:p text:style-name="P163"><text:span text:style-name="T76">Cocher le bouton radio « </text:span><text:span text:style-name="T77">Présence contrat » → « Personne orientée </text:span><text:soft-page-break/><text:span text:style-name="T77">sans contrat »</text:span></text:p>
          </table:table-cell>
          <table:table-cell table:style-name="Tableau30.B2" office:value-type="string">
            <text:p text:style-name="P163"/>
          </table:table-cell>
          <table:table-cell table:style-name="Tableau30.B2" office:value-type="string">
            <text:p text:style-name="P66"/>
          </table:table-cell>
          <table:table-cell table:style-name="Tableau30.E2" office:value-type="string">
            <text:p text:style-name="P163"/>
          </table:table-cell>
        </table:table-row>
        <table:table-row>
          <table:table-cell table:style-name="Tableau30.A2" office:value-type="float" office:value="2">
            <text:p text:style-name="P129">2</text:p>
          </table:table-cell>
          <table:table-cell table:style-name="Tableau30.B2" office:value-type="string">
            <text:p text:style-name="P163"><text:span text:style-name="T76">Cocher le bouton radio « </text:span><text:span text:style-name="T77">Type de relance à réaliser » → « </text:span><text:span text:style-name="T85">Troisième</text:span><text:span text:style-name="T77"> relance »</text:span></text:p>
          </table:table-cell>
          <table:table-cell table:style-name="Tableau30.B2" office:value-type="string">
            <text:p text:style-name="P117"/>
          </table:table-cell>
          <table:table-cell table:style-name="Tableau30.B2" office:value-type="string">
            <text:p text:style-name="P163"/>
          </table:table-cell>
          <table:table-cell table:style-name="Tableau30.E2" office:value-type="string">
            <text:p text:style-name="P163"/>
          </table:table-cell>
        </table:table-row>
        <table:table-row>
          <table:table-cell table:style-name="Tableau30.A2" office:value-type="float" office:value="3">
            <text:p text:style-name="P129">3</text:p>
          </table:table-cell>
          <table:table-cell table:style-name="Tableau30.B2" office:value-type="string">
            <text:p text:style-name="P99">Cliquer sur le bouton « <text:span text:style-name="T77">Rechercher</text:span> »</text:p>
          </table:table-cell>
          <table:table-cell table:style-name="Tableau30.B2" office:value-type="string">
            <text:p text:style-name="P163"/>
          </table:table-cell>
          <table:table-cell table:style-name="Tableau30.B2" office:value-type="string">
            <text:p text:style-name="P129">La page de résultats de la recherche apparaît. Le formulaire est caché mais sa visibilité peut être changée en cliquant sur le bouton « Formulaire » situé en haut de la page.</text:p>
          </table:table-cell>
          <table:table-cell table:style-name="Tableau30.E2" office:value-type="string">
            <text:p text:style-name="P163"/>
          </table:table-cell>
        </table:table-row>
        <table:table-row>
          <table:table-cell table:style-name="Tableau30.A2" office:value-type="float" office:value="4">
            <text:p text:style-name="P134">4</text:p>
          </table:table-cell>
          <table:table-cell table:style-name="Tableau30.B2" office:value-type="string">
            <text:p text:style-name="P66"><text:span text:style-name="T79">Passage du statut de relance « </text:span><text:span text:style-name="T80">En attente » à « Relancer »</text:span><text:span text:style-name="T79"> </text:span><text:span text:style-name="T80">dans la dernière colonne du tableau de résultats, pour le premier allocataire.</text:span></text:p>
          </table:table-cell>
          <table:table-cell table:style-name="Tableau30.B2" office:value-type="string">
            <text:p text:style-name="P163"/>
          </table:table-cell>
          <table:table-cell table:style-name="Tableau30.B2" office:value-type="string">
            <text:p text:style-name="P139">Dégriser la date se trouvant dans la colonne précédente.</text:p>
          </table:table-cell>
          <table:table-cell table:style-name="Tableau30.E2" office:value-type="string">
            <text:p text:style-name="P163"/>
          </table:table-cell>
        </table:table-row>
        <table:table-row>
          <table:table-cell table:style-name="Tableau30.A2" office:value-type="float" office:value="5">
            <text:p text:style-name="P144">5</text:p>
          </table:table-cell>
          <table:table-cell table:style-name="Tableau30.B2" office:value-type="string">
            <text:p text:style-name="P144">Passage de la date de relance (qui est à la date du jour) à la date minimale de relance (qui se trouve dans la colonne précédente)</text:p>
          </table:table-cell>
          <table:table-cell table:style-name="Tableau30.B2" office:value-type="string">
            <text:p text:style-name="P163"/>
          </table:table-cell>
          <table:table-cell table:style-name="Tableau30.B2" office:value-type="string">
            <text:p text:style-name="P163"/>
          </table:table-cell>
          <table:table-cell table:style-name="Tableau30.E2" office:value-type="string">
            <text:p text:style-name="P163"/>
          </table:table-cell>
        </table:table-row>
        <table:table-row>
          <table:table-cell table:style-name="Tableau30.A2" office:value-type="float" office:value="6">
            <text:p text:style-name="P149">6</text:p>
          </table:table-cell>
          <table:table-cell table:style-name="Tableau30.B2" office:value-type="string">
            <text:p text:style-name="P99">Cliquer sur le bouton « <text:span text:style-name="T81">Enregistrer</text:span> »</text:p>
          </table:table-cell>
          <table:table-cell table:style-name="Tableau30.B2" office:value-type="string">
            <text:p text:style-name="P163"/>
          </table:table-cell>
          <table:table-cell table:style-name="Tableau30.B2" office:value-type="string">
            <text:p text:style-name="P154">On revient sur la page de résultats de la recherche.</text:p>
            <text:p text:style-name="P154">Un message sur fond bleu situé en haut de la page indique que l'enregistrement s'est bien effectué.</text:p>
            <text:p text:style-name="P159">Le premier allocataire que l'on a relancé n'apparaît plus dans la liste.</text:p>
            <text:p text:style-name="P164"><text:span text:style-name="T87">Il existe à présent un dossier d'EP pour « Demande de suspension </text:span><text:span text:style-name="T82">» </text:span><text:span text:style-name="T87">pour cet allocataire (ce dossier sera visible lors du choix des dossiers à passer en séance d'EP).</text:span></text:p>
          </table:table-cell>
          <table:table-cell table:style-name="Tableau30.E2" office:value-type="string">
            <text:p text:style-name="P163"/>
          </table:table-cell>
        </table:table-row>
      </table:table>
      <text:p text:style-name="P241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207">Testé par :</text:p>
          </table:table-cell>
          <table:table-cell table:style-name="Tableau31.B1" office:value-type="string">
            <text:p text:style-name="P81"/>
          </table:table-cell>
        </table:table-row>
        <table:table-row>
          <table:table-cell table:style-name="Tableau31.A2" office:value-type="string">
            <text:p text:style-name="P213"><text:span text:style-name="T2">D</text:span><text:span text:style-name="T9">ate :</text:span></text:p>
          </table:table-cell>
          <table:table-cell table:style-name="Tableau31.B2" office:value-type="string">
            <text:p text:style-name="P52"/>
          </table:table-cell>
        </table:table-row>
        <table:table-row>
          <table:table-cell table:style-name="Tableau31.A2" office:value-type="string">
            <text:p text:style-name="P213"><text:span text:style-name="T2">C</text:span><text:span text:style-name="T9">ommentaire :</text:span></text:p>
          </table:table-cell>
          <table:table-cell table:style-name="Tableau31.B2" office:value-type="string">
            <text:p text:style-name="P38"/>
            <text:p text:style-name="P38"/>
            <text:p text:style-name="P163"/>
            <text:p text:style-name="P163"/>
          </table:table-cell>
        </table:table-row>
      </table:table>
      <text:h text:style-name="P360" text:outline-level="4"><text:span text:style-name="T10">Ajout d</text:span><text:span text:style-name="T61">e </text:span><text:span text:style-name="T48">dossier</text:span><text:span text:style-name="T61">s</text:span><text:span text:style-name="T48"> </text:span><text:span text:style-name="T61">par cohorte </text:span><text:span text:style-name="T72">- a</text:span><text:span text:style-name="T71">jout d'un dossier pour non </text:span><text:span text:style-name="T88">renouvellement de contrat</text:span></text:h>
      <text:h text:style-name="P334" text:outline-level="5"><text:span text:style-name="T10">Ajout d</text:span><text:span text:style-name="T75">'une première relance pour non </text:span><text:span text:style-name="T89">renouvellement du contrat</text:span></text:h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row>
          <table:table-cell table:style-name="Tableau32.A1" office:value-type="string">
            <text:p text:style-name="P228">Étape</text:p>
          </table:table-cell>
          <table:table-cell table:style-name="Tableau32.A1" office:value-type="string">
            <text:p text:style-name="P228">Démarche</text:p>
          </table:table-cell>
          <table:table-cell table:style-name="Tableau32.A1" office:value-type="string">
            <text:p text:style-name="P228">Données d'entrée</text:p>
          </table:table-cell>
          <table:table-cell table:style-name="Tableau32.A1" office:value-type="string">
            <text:p text:style-name="P228">Comportement attendu</text:p>
          </table:table-cell>
          <table:table-cell table:style-name="Tableau32.E1" office:value-type="string">
            <text:p text:style-name="P228">OK ?</text:p>
          </table:table-cell>
        </table:table-row>
        <table:table-row>
          <table:table-cell table:style-name="Tableau32.A2" office:value-type="float" office:value="1">
            <text:p text:style-name="P125">1</text:p>
          </table:table-cell>
          <table:table-cell table:style-name="Tableau32.B2" office:value-type="string">
            <text:p text:style-name="P165"><text:span text:style-name="T76">Cocher le bouton radio « </text:span><text:span text:style-name="T77">Présence contrat » → « Personne orientée </text:span><text:span text:style-name="T88">avec</text:span><text:span text:style-name="T77"> contrat »</text:span></text:p>
          </table:table-cell>
          <table:table-cell table:style-name="Tableau32.B2" office:value-type="string">
            <text:p text:style-name="P165"/>
          </table:table-cell>
          <table:table-cell table:style-name="Tableau32.B2" office:value-type="string">
            <text:p text:style-name="P67"/>
          </table:table-cell>
          <table:table-cell table:style-name="Tableau32.E2" office:value-type="string">
            <text:p text:style-name="P165"/>
          </table:table-cell>
        </table:table-row>
        <table:table-row>
          <table:table-cell table:style-name="Tableau32.A2" office:value-type="float" office:value="2">
            <text:p text:style-name="P130">2</text:p>
          </table:table-cell>
          <table:table-cell table:style-name="Tableau32.B2" office:value-type="string">
            <text:p text:style-name="P165"><text:span text:style-name="T76">Cocher le bouton radio « </text:span><text:span text:style-name="T77">Type de relance à réaliser » → « Première relance »</text:span></text:p>
          </table:table-cell>
          <table:table-cell table:style-name="Tableau32.B2" office:value-type="string">
            <text:p text:style-name="P118"/>
          </table:table-cell>
          <table:table-cell table:style-name="Tableau32.B2" office:value-type="string">
            <text:p text:style-name="P165"/>
          </table:table-cell>
          <table:table-cell table:style-name="Tableau32.E2" office:value-type="string">
            <text:p text:style-name="P165"/>
          </table:table-cell>
        </table:table-row>
        <table:table-row>
          <table:table-cell table:style-name="Tableau32.A2" office:value-type="float" office:value="3">
            <text:p text:style-name="P130">3</text:p>
          </table:table-cell>
          <table:table-cell table:style-name="Tableau32.B2" office:value-type="string">
            <text:p text:style-name="P100">Cliquer sur le bouton « <text:span text:style-name="T77">Rechercher</text:span> »</text:p>
          </table:table-cell>
          <table:table-cell table:style-name="Tableau32.B2" office:value-type="string">
            <text:p text:style-name="P165"/>
          </table:table-cell>
          <table:table-cell table:style-name="Tableau32.B2" office:value-type="string">
            <text:p text:style-name="P130">La page de résultats de la recherche apparaît. Le formulaire est caché mais sa visibilité peut être <text:soft-page-break/>changée en cliquant sur le bouton « Formulaire » situé en haut de la page.</text:p>
          </table:table-cell>
          <table:table-cell table:style-name="Tableau32.E2" office:value-type="string">
            <text:p text:style-name="P165"/>
          </table:table-cell>
        </table:table-row>
        <table:table-row>
          <table:table-cell table:style-name="Tableau32.A2" office:value-type="float" office:value="4">
            <text:p text:style-name="P135">4</text:p>
          </table:table-cell>
          <table:table-cell table:style-name="Tableau32.B2" office:value-type="string">
            <text:p text:style-name="P67"><text:span text:style-name="T79">Passage du statut de relance « </text:span><text:span text:style-name="T80">En attente » à « Relancer »</text:span><text:span text:style-name="T79"> </text:span><text:span text:style-name="T80">dans la dernière colonne du tableau de résultats, pour le premier allocataire.</text:span></text:p>
          </table:table-cell>
          <table:table-cell table:style-name="Tableau32.B2" office:value-type="string">
            <text:p text:style-name="P165"/>
          </table:table-cell>
          <table:table-cell table:style-name="Tableau32.B2" office:value-type="string">
            <text:p text:style-name="P140">Dégriser la date se trouvant dans la colonne précédente.</text:p>
          </table:table-cell>
          <table:table-cell table:style-name="Tableau32.E2" office:value-type="string">
            <text:p text:style-name="P165"/>
          </table:table-cell>
        </table:table-row>
        <table:table-row>
          <table:table-cell table:style-name="Tableau32.A2" office:value-type="float" office:value="5">
            <text:p text:style-name="P145">5</text:p>
          </table:table-cell>
          <table:table-cell table:style-name="Tableau32.B2" office:value-type="string">
            <text:p text:style-name="P145">Passage de la date de relance (qui est à la date du jour) à la date minimale de relance (qui se trouve dans la colonne précédente)</text:p>
          </table:table-cell>
          <table:table-cell table:style-name="Tableau32.B2" office:value-type="string">
            <text:p text:style-name="P165"/>
          </table:table-cell>
          <table:table-cell table:style-name="Tableau32.B2" office:value-type="string">
            <text:p text:style-name="P165"/>
          </table:table-cell>
          <table:table-cell table:style-name="Tableau32.E2" office:value-type="string">
            <text:p text:style-name="P165"/>
          </table:table-cell>
        </table:table-row>
        <table:table-row>
          <table:table-cell table:style-name="Tableau32.A2" office:value-type="float" office:value="6">
            <text:p text:style-name="P150">6</text:p>
          </table:table-cell>
          <table:table-cell table:style-name="Tableau32.B2" office:value-type="string">
            <text:p text:style-name="P100">Cliquer sur le bouton « <text:span text:style-name="T81">Enregistrer</text:span> »</text:p>
          </table:table-cell>
          <table:table-cell table:style-name="Tableau32.B2" office:value-type="string">
            <text:p text:style-name="P165"/>
          </table:table-cell>
          <table:table-cell table:style-name="Tableau32.B2" office:value-type="string">
            <text:p text:style-name="P155">On revient sur la page de résultats de la recherche.</text:p>
            <text:p text:style-name="P155">Un message sur fond bleu situé en haut de la page indique que l'enregistrement s'est bien effectué.</text:p>
            <text:p text:style-name="P160">Le premier allocataire que l'on a relancé n'apparaît plus dans la liste.</text:p>
          </table:table-cell>
          <table:table-cell table:style-name="Tableau32.E2" office:value-type="string">
            <text:p text:style-name="P165"/>
          </table:table-cell>
        </table:table-row>
      </table:table>
      <text:p text:style-name="P242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208">Testé par :</text:p>
          </table:table-cell>
          <table:table-cell table:style-name="Tableau33.B1" office:value-type="string">
            <text:p text:style-name="P82"/>
          </table:table-cell>
        </table:table-row>
        <table:table-row>
          <table:table-cell table:style-name="Tableau33.A2" office:value-type="string">
            <text:p text:style-name="P214"><text:span text:style-name="T2">D</text:span><text:span text:style-name="T9">ate :</text:span></text:p>
          </table:table-cell>
          <table:table-cell table:style-name="Tableau33.B2" office:value-type="string">
            <text:p text:style-name="P53"/>
          </table:table-cell>
        </table:table-row>
        <table:table-row>
          <table:table-cell table:style-name="Tableau33.A2" office:value-type="string">
            <text:p text:style-name="P214"><text:span text:style-name="T2">C</text:span><text:span text:style-name="T9">ommentaire :</text:span></text:p>
          </table:table-cell>
          <table:table-cell table:style-name="Tableau33.B2" office:value-type="string">
            <text:p text:style-name="P39"/>
            <text:p text:style-name="P39"/>
            <text:p text:style-name="P165"/>
            <text:p text:style-name="P165"/>
          </table:table-cell>
        </table:table-row>
      </table:table>
      <text:h text:style-name="P335" text:outline-level="5"><text:span text:style-name="T10">Ajout d</text:span><text:span text:style-name="T75">'une </text:span><text:span text:style-name="T89">seconde</text:span><text:span text:style-name="T75"> relance pour non </text:span><text:span text:style-name="T89">renouvellement du contrat</text:span></text:h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row>
          <table:table-cell table:style-name="Tableau34.A1" office:value-type="string">
            <text:p text:style-name="P229">Étape</text:p>
          </table:table-cell>
          <table:table-cell table:style-name="Tableau34.A1" office:value-type="string">
            <text:p text:style-name="P229">Démarche</text:p>
          </table:table-cell>
          <table:table-cell table:style-name="Tableau34.A1" office:value-type="string">
            <text:p text:style-name="P229">Données d'entrée</text:p>
          </table:table-cell>
          <table:table-cell table:style-name="Tableau34.A1" office:value-type="string">
            <text:p text:style-name="P229">Comportement attendu</text:p>
          </table:table-cell>
          <table:table-cell table:style-name="Tableau34.E1" office:value-type="string">
            <text:p text:style-name="P229">OK ?</text:p>
          </table:table-cell>
        </table:table-row>
        <table:table-row>
          <table:table-cell table:style-name="Tableau34.A2" office:value-type="float" office:value="1">
            <text:p text:style-name="P126">1</text:p>
          </table:table-cell>
          <table:table-cell table:style-name="Tableau34.B2" office:value-type="string">
            <text:p text:style-name="P166"><text:span text:style-name="T76">Cocher le bouton radio « </text:span><text:span text:style-name="T77">Présence contrat » → « Personne orientée sans contrat »</text:span></text:p>
          </table:table-cell>
          <table:table-cell table:style-name="Tableau34.B2" office:value-type="string">
            <text:p text:style-name="P166"/>
          </table:table-cell>
          <table:table-cell table:style-name="Tableau34.B2" office:value-type="string">
            <text:p text:style-name="P68"/>
          </table:table-cell>
          <table:table-cell table:style-name="Tableau34.E2" office:value-type="string">
            <text:p text:style-name="P166"/>
          </table:table-cell>
        </table:table-row>
        <table:table-row>
          <table:table-cell table:style-name="Tableau34.A2" office:value-type="float" office:value="2">
            <text:p text:style-name="P131">2</text:p>
          </table:table-cell>
          <table:table-cell table:style-name="Tableau34.B2" office:value-type="string">
            <text:p text:style-name="P166"><text:span text:style-name="T76">Cocher le bouton radio « </text:span><text:span text:style-name="T77">Type de relance à réaliser » → « </text:span><text:span text:style-name="T89">Seconde</text:span><text:span text:style-name="T77"> relance »</text:span></text:p>
          </table:table-cell>
          <table:table-cell table:style-name="Tableau34.B2" office:value-type="string">
            <text:p text:style-name="P119"/>
          </table:table-cell>
          <table:table-cell table:style-name="Tableau34.B2" office:value-type="string">
            <text:p text:style-name="P166"/>
          </table:table-cell>
          <table:table-cell table:style-name="Tableau34.E2" office:value-type="string">
            <text:p text:style-name="P166"/>
          </table:table-cell>
        </table:table-row>
        <table:table-row>
          <table:table-cell table:style-name="Tableau34.A2" office:value-type="float" office:value="3">
            <text:p text:style-name="P131">3</text:p>
          </table:table-cell>
          <table:table-cell table:style-name="Tableau34.B2" office:value-type="string">
            <text:p text:style-name="P101">Cliquer sur le bouton « <text:span text:style-name="T77">Rechercher</text:span> »</text:p>
          </table:table-cell>
          <table:table-cell table:style-name="Tableau34.B2" office:value-type="string">
            <text:p text:style-name="P166"/>
          </table:table-cell>
          <table:table-cell table:style-name="Tableau34.B2" office:value-type="string">
            <text:p text:style-name="P131">La page de résultats de la recherche apparaît. Le formulaire est caché mais sa visibilité peut être changée en cliquant sur le bouton « Formulaire » situé en haut de la page.</text:p>
          </table:table-cell>
          <table:table-cell table:style-name="Tableau34.E2" office:value-type="string">
            <text:p text:style-name="P166"/>
          </table:table-cell>
        </table:table-row>
        <table:table-row>
          <table:table-cell table:style-name="Tableau34.A2" office:value-type="float" office:value="4">
            <text:p text:style-name="P136">4</text:p>
          </table:table-cell>
          <table:table-cell table:style-name="Tableau34.B2" office:value-type="string">
            <text:p text:style-name="P68"><text:span text:style-name="T79">Passage du statut de relance « </text:span><text:span text:style-name="T80">En attente » à « Relancer »</text:span><text:span text:style-name="T79"> </text:span><text:span text:style-name="T80">dans la dernière colonne du tableau de résultats, pour le premier allocataire.</text:span></text:p>
          </table:table-cell>
          <table:table-cell table:style-name="Tableau34.B2" office:value-type="string">
            <text:p text:style-name="P166"/>
          </table:table-cell>
          <table:table-cell table:style-name="Tableau34.B2" office:value-type="string">
            <text:p text:style-name="P141">Dégriser la date se trouvant dans la colonne précédente.</text:p>
          </table:table-cell>
          <table:table-cell table:style-name="Tableau34.E2" office:value-type="string">
            <text:p text:style-name="P166"/>
          </table:table-cell>
        </table:table-row>
        <table:table-row>
          <table:table-cell table:style-name="Tableau34.A2" office:value-type="float" office:value="5">
            <text:p text:style-name="P146">5</text:p>
          </table:table-cell>
          <table:table-cell table:style-name="Tableau34.B2" office:value-type="string">
            <text:p text:style-name="P146">Passage de la date de relance (qui est à la date du jour) à la date minimale de relance (qui se trouve dans la colonne précédente)</text:p>
          </table:table-cell>
          <table:table-cell table:style-name="Tableau34.B2" office:value-type="string">
            <text:p text:style-name="P166"/>
          </table:table-cell>
          <table:table-cell table:style-name="Tableau34.B2" office:value-type="string">
            <text:p text:style-name="P166"/>
          </table:table-cell>
          <table:table-cell table:style-name="Tableau34.E2" office:value-type="string">
            <text:p text:style-name="P166"/>
          </table:table-cell>
        </table:table-row>
        <table:table-row>
          <table:table-cell table:style-name="Tableau34.A2" office:value-type="float" office:value="6">
            <text:p text:style-name="P151">6</text:p>
          </table:table-cell>
          <table:table-cell table:style-name="Tableau34.B2" office:value-type="string">
            <text:p text:style-name="P101">Cliquer sur le bouton « <text:span text:style-name="T81">Enregistrer</text:span> »</text:p>
          </table:table-cell>
          <table:table-cell table:style-name="Tableau34.B2" office:value-type="string">
            <text:p text:style-name="P166"/>
          </table:table-cell>
          <table:table-cell table:style-name="Tableau34.B2" office:value-type="string">
            <text:p text:style-name="P156">On revient sur la page de résultats de la recherche.</text:p>
            <text:p text:style-name="P156">Un message sur fond bleu situé en <text:soft-page-break/>haut de la page indique que l'enregistrement s'est bien effectué.</text:p>
            <text:p text:style-name="P161">Le premier allocataire que l'on a relancé n'apparaît plus dans la liste.</text:p>
            <text:p text:style-name="P166"><text:span text:style-name="T87">Il existe à présent un dossier d'EP pour « Demande de suspension </text:span><text:span text:style-name="T82">» </text:span><text:span text:style-name="T87">pour cet allocataire (ce dossier sera visible lors du choix des dossiers à passer en séance d'EP).</text:span></text:p>
          </table:table-cell>
          <table:table-cell table:style-name="Tableau34.E2" office:value-type="string">
            <text:p text:style-name="P166"/>
          </table:table-cell>
        </table:table-row>
      </table:table>
      <text:p text:style-name="P243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209">Testé par :</text:p>
          </table:table-cell>
          <table:table-cell table:style-name="Tableau35.B1" office:value-type="string">
            <text:p text:style-name="P83"/>
          </table:table-cell>
        </table:table-row>
        <table:table-row>
          <table:table-cell table:style-name="Tableau35.A2" office:value-type="string">
            <text:p text:style-name="P215"><text:span text:style-name="T2">D</text:span><text:span text:style-name="T9">ate :</text:span></text:p>
          </table:table-cell>
          <table:table-cell table:style-name="Tableau35.B2" office:value-type="string">
            <text:p text:style-name="P54"/>
          </table:table-cell>
        </table:table-row>
        <table:table-row>
          <table:table-cell table:style-name="Tableau35.A2" office:value-type="string">
            <text:p text:style-name="P215"><text:span text:style-name="T2">C</text:span><text:span text:style-name="T9">ommentaire :</text:span></text:p>
          </table:table-cell>
          <table:table-cell table:style-name="Tableau35.B2" office:value-type="string">
            <text:p text:style-name="P40"/>
            <text:p text:style-name="P40"/>
            <text:p text:style-name="P166"/>
            <text:p text:style-name="P166"/>
          </table:table-cell>
        </table:table-row>
      </table:table>
      <text:h text:style-name="P329" text:outline-level="2"/>
      <text:h text:style-name="P331" text:outline-level="2"><text:span text:style-name="T46">Gestion</text:span><text:span text:style-name="T1"> des </text:span><text:span text:style-name="T46">séances d'</text:span><text:span text:style-name="T1">équipes pluridisciplinaires</text:span></text:h>
      <text:h text:style-name="P350" text:outline-level="3"><text:span text:style-name="T10">Ajout d'un</text:span><text:span text:style-name="T22">e</text:span><text:span text:style-name="T10"> </text:span><text:span text:style-name="T39">séance</text:span><text:span text:style-name="T22"> d'</text:span><text:span text:style-name="T10">équipe</text:span><text:span text:style-name="T22">s</text:span><text:span text:style-name="T10"> pluridisciplinaire</text:span><text:span text:style-name="T22">s</text:span>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85">Cas de test :</text:p>
          </table:table-cell>
          <table:table-cell table:style-name="Tableau16.B1" office:value-type="string">
            <text:p text:style-name="P21"><text:span text:style-name="T11">EP-ADMIN-AJOUT</text:span><text:span text:style-name="T39">SEANCE</text:span><text:span text:style-name="T23">EP</text:span></text:p>
          </table:table-cell>
        </table:table-row>
        <table:table-row>
          <table:table-cell table:style-name="Tableau16.A2" office:value-type="string">
            <text:p text:style-name="P175">T<text:span text:style-name="T2">itre :</text:span></text:p>
          </table:table-cell>
          <table:table-cell table:style-name="Tableau16.B2" office:value-type="string">
            <text:p text:style-name="P21"><text:span text:style-name="T24">Ajout d'une </text:span><text:span text:style-name="T40">séance</text:span><text:span text:style-name="T24"> d'équipes pluridisciplinaires</text:span></text:p>
          </table:table-cell>
        </table:table-row>
        <table:table-row>
          <table:table-cell table:style-name="Tableau16.A2" office:value-type="string">
            <text:p text:style-name="P175">O<text:span text:style-name="T2">bjectif :</text:span></text:p>
          </table:table-cell>
          <table:table-cell table:style-name="Tableau16.B2" office:value-type="string">
            <text:p text:style-name="P21"><text:span text:style-name="T5">Ajouter un</text:span><text:span text:style-name="T25">e </text:span><text:span text:style-name="T40">séance</text:span><text:span text:style-name="T25"> </text:span><text:span text:style-name="T40">d'</text:span><text:span text:style-name="T24">équipes pluridisciplinaires</text:span><text:span text:style-name="T5">.</text:span></text:p>
          </table:table-cell>
        </table:table-row>
        <table:table-row>
          <table:table-cell table:style-name="Tableau16.A2" office:value-type="string">
            <text:p text:style-name="P185">Initialisation :</text:p>
          </table:table-cell>
          <table:table-cell table:style-name="Tableau16.B2" office:value-type="string">
            <text:p text:style-name="P21"><text:span text:style-name="T4">Menu « </text:span><text:span text:style-name="T41">Eq. Pluri.</text:span><text:span text:style-name="T4"> » → « </text:span><text:span text:style-name="T41">Création / modification</text:span><text:span text:style-name="T4"> »</text:span></text:p>
          </table:table-cell>
        </table:table-row>
      </table:table>
      <text:p text:style-name="P238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row>
          <table:table-cell table:style-name="Tableau17.A1" office:value-type="string">
            <text:p text:style-name="P224">Étape</text:p>
          </table:table-cell>
          <table:table-cell table:style-name="Tableau17.A1" office:value-type="string">
            <text:p text:style-name="P224">Démarche</text:p>
          </table:table-cell>
          <table:table-cell table:style-name="Tableau17.A1" office:value-type="string">
            <text:p text:style-name="P224">Données d'entrée</text:p>
          </table:table-cell>
          <table:table-cell table:style-name="Tableau17.A1" office:value-type="string">
            <text:p text:style-name="P224">Comportement attendu</text:p>
          </table:table-cell>
          <table:table-cell table:style-name="Tableau17.E1" office:value-type="string">
            <text:p text:style-name="P224">OK ?</text:p>
          </table:table-cell>
        </table:table-row>
        <table:table-row>
          <table:table-cell table:style-name="Tableau17.A2" office:value-type="float" office:value="1">
            <text:p text:style-name="P62">1</text:p>
          </table:table-cell>
          <table:table-cell table:style-name="Tableau17.B2" office:value-type="string">
            <text:p text:style-name="P62">Cliquer sur « Ajouter »</text:p>
          </table:table-cell>
          <table:table-cell table:style-name="Tableau17.B2" office:value-type="string">
            <text:p text:style-name="P21"/>
          </table:table-cell>
          <table:table-cell table:style-name="Tableau17.B2" office:value-type="string">
            <text:p text:style-name="P62">Un formulaire apparaît.</text:p>
          </table:table-cell>
          <table:table-cell table:style-name="Tableau17.E2" office:value-type="string">
            <text:p text:style-name="P21"/>
          </table:table-cell>
        </table:table-row>
        <table:table-row>
          <table:table-cell table:style-name="Tableau17.A2" office:value-type="float" office:value="2">
            <text:p text:style-name="P109">2</text:p>
          </table:table-cell>
          <table:table-cell table:style-name="Tableau17.B2" office:value-type="string">
            <text:p text:style-name="P22"><text:span text:style-name="T7">Choisir l</text:span><text:span text:style-name="T17">'</text:span><text:span text:style-name="T45">identifiant</text:span></text:p>
          </table:table-cell>
          <table:table-cell table:style-name="Tableau17.A2" office:value-type="float" office:value="20110001">
            <text:p text:style-name="P111">20110001</text:p>
          </table:table-cell>
          <table:table-cell table:style-name="Tableau17.B2" office:value-type="string">
            <text:p text:style-name="P21"/>
          </table:table-cell>
          <table:table-cell table:style-name="Tableau17.E2" office:value-type="string">
            <text:p text:style-name="P21"/>
          </table:table-cell>
        </table:table-row>
        <table:table-row>
          <table:table-cell table:style-name="Tableau17.A2" office:value-type="float" office:value="3">
            <text:p text:style-name="P109">3</text:p>
          </table:table-cell>
          <table:table-cell table:style-name="Tableau17.B2" office:value-type="string">
            <text:p text:style-name="P22"><text:span text:style-name="T7">Choisir l</text:span><text:span text:style-name="T17">'</text:span><text:span text:style-name="T45">équipe dont dépend la séance</text:span></text:p>
          </table:table-cell>
          <table:table-cell table:style-name="Tableau17.B2" office:value-type="string">
            <text:p text:style-name="P113">EP 1.1 <text:span text:style-name="T90">(FIXME : EP totale)</text:span></text:p>
          </table:table-cell>
          <table:table-cell table:style-name="Tableau17.B2" office:value-type="string">
            <text:p text:style-name="P21"/>
          </table:table-cell>
          <table:table-cell table:style-name="Tableau17.E2" office:value-type="string">
            <text:p text:style-name="P21"/>
          </table:table-cell>
        </table:table-row>
        <table:table-row>
          <table:table-cell table:style-name="Tableau17.A2" office:value-type="float" office:value="4">
            <text:p text:style-name="P109">4</text:p>
          </table:table-cell>
          <table:table-cell table:style-name="Tableau17.B2" office:value-type="string">
            <text:p text:style-name="P22"><text:span text:style-name="T7">Choisir l</text:span><text:span text:style-name="T17">'</text:span><text:span text:style-name="T45">intitulé</text:span></text:p>
          </table:table-cell>
          <table:table-cell table:style-name="Tableau17.B2" office:value-type="string">
            <text:p text:style-name="P113">Équipe de test 1</text:p>
          </table:table-cell>
          <table:table-cell table:style-name="Tableau17.B2" office:value-type="string">
            <text:p text:style-name="P21"/>
          </table:table-cell>
          <table:table-cell table:style-name="Tableau17.E2" office:value-type="string">
            <text:p text:style-name="P21"/>
          </table:table-cell>
        </table:table-row>
        <table:table-row>
          <table:table-cell table:style-name="Tableau17.A2" office:value-type="float" office:value="5">
            <text:p text:style-name="P109">5</text:p>
          </table:table-cell>
          <table:table-cell table:style-name="Tableau17.B2" office:value-type="string">
            <text:p text:style-name="P22"><text:span text:style-name="T7">Choisir l</text:span><text:span text:style-name="T45">a date de la séance</text:span></text:p>
          </table:table-cell>
          <table:table-cell table:style-name="Tableau17.C6" office:value-type="date" office:date-value="2011-02-01T10:00:00">
            <text:p text:style-name="P113">01/02/11 10:00</text:p>
          </table:table-cell>
          <table:table-cell table:style-name="Tableau17.B2" office:value-type="string">
            <text:p text:style-name="P21"/>
          </table:table-cell>
          <table:table-cell table:style-name="Tableau17.E2" office:value-type="string">
            <text:p text:style-name="P21"/>
          </table:table-cell>
        </table:table-row>
        <table:table-row>
          <table:table-cell table:style-name="Tableau17.A2" office:value-type="float" office:value="6">
            <text:p text:style-name="P109">6</text:p>
          </table:table-cell>
          <table:table-cell table:style-name="Tableau17.B2" office:value-type="string">
            <text:p text:style-name="P111">Lieu de la séance</text:p>
          </table:table-cell>
          <table:table-cell table:style-name="Tableau17.B2" office:value-type="string">
            <text:p text:style-name="P113">CAF 93</text:p>
          </table:table-cell>
          <table:table-cell table:style-name="Tableau17.B2" office:value-type="string">
            <text:p text:style-name="P113">Après avoir choisi la valeur et être passé au champ suivant, les coordonnées de la structure apparaissent en-dessous du menu déroulant.</text:p>
          </table:table-cell>
          <table:table-cell table:style-name="Tableau17.E2" office:value-type="string">
            <text:p text:style-name="P21"/>
          </table:table-cell>
        </table:table-row>
        <table:table-row>
          <table:table-cell table:style-name="Tableau17.A2" office:value-type="float" office:value="7">
            <text:p text:style-name="P109">7</text:p>
          </table:table-cell>
          <table:table-cell table:style-name="Tableau17.B2" office:value-type="string">
            <text:p text:style-name="P62">Cliquer sur « Enregistrer »</text:p>
          </table:table-cell>
          <table:table-cell table:style-name="Tableau17.B2" office:value-type="string">
            <text:p text:style-name="P21"/>
          </table:table-cell>
          <table:table-cell table:style-name="Tableau17.B2" office:value-type="string">
            <text:p text:style-name="P21"><text:span text:style-name="T8">On </text:span><text:span text:style-name="T47">arrive sur la page de détails de </text:span><text:span text:style-name="T47">cette séance d'EP.</text:span></text:p>
          </table:table-cell>
          <table:table-cell table:style-name="Tableau17.E2" office:value-type="string">
            <text:p text:style-name="P21"/>
          </table:table-cell>
        </table:table-row>
      </table:table>
      <text:h text:style-name="P357" text:outline-level="4">Remarques</text:h>
      <text:list xml:id="list589904096" text:continue-list="list663876860" text:style-name="L3">
        <text:list-item>
          <text:p text:style-name="P255"><text:span text:style-name="T42">L'identifiant de l'EP sera généré automatiquement pour la livraison, sur le même </text:span><text:span text:style-name="T43">princip</text:span><text:span text:style-name="T44">e</text:span><text:span text:style-name="T43"> que la génération automatique des numéros de dossier d'APRE (ex. : 20110</text:span><text:span text:style-name="T44">00</text:span><text:span text:style-name="T43">1 </text:span><text:span text:style-name="T44">qui désignerait la première séance de l'année 2011</text:span><text:span text:style-name="T43">).</text:span></text:p>
        </text:list-item>
        <text:list-item>
          <text:p text:style-name="P256">Le lieu de la séance devrait être un champ obligatoire.</text:p>
        </text:list-item>
        <text:list-item>
          <text:p text:style-name="P258">Le terme « Séance d'EP » sera remplacé par « Commission d'EP »</text:p>
        </text:list-item>
      </text:list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04">Testé par :</text:p>
          </table:table-cell>
          <table:table-cell table:style-name="Tableau18.B1" office:value-type="string">
            <text:p text:style-name="P78"/>
          </table:table-cell>
        </table:table-row>
        <table:table-row>
          <table:table-cell table:style-name="Tableau18.A2" office:value-type="string">
            <text:p text:style-name="P194"><text:span text:style-name="T2">D</text:span><text:span text:style-name="T9">ate :</text:span></text:p>
          </table:table-cell>
          <table:table-cell table:style-name="Tableau18.B2" office:value-type="string">
            <text:p text:style-name="P49"/>
          </table:table-cell>
        </table:table-row>
        <table:table-row>
          <table:table-cell table:style-name="Tableau18.A2" office:value-type="string">
            <text:p text:style-name="P194"><text:span text:style-name="T2">C</text:span><text:span text:style-name="T9">ommentaire :</text:span></text:p>
          </table:table-cell>
          <table:table-cell table:style-name="Tableau18.B2" office:value-type="string">
            <text:p text:style-name="P35"/>
            <text:p text:style-name="P35"/>
            <text:p text:style-name="P35"/>
            <text:p text:style-name="P35"/>
          </table:table-cell>
        </table:table-row>
      </table:table>
      <text:h text:style-name="P351" text:outline-level="3">Attribution des dossiers à une séance</text:h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187">Cas de test :</text:p>
          </table:table-cell>
          <table:table-cell table:style-name="Tableau36.B1" office:value-type="string">
            <text:p text:style-name="P167"><text:span text:style-name="T11">EP-ADMIN-</text:span><text:span text:style-name="T91">ATTIBUTIONDOSSIERSSEANCEEP</text:span></text:p>
          </table:table-cell>
        </table:table-row>
        <table:table-row>
          <table:table-cell table:style-name="Tableau36.A2" office:value-type="string">
            <text:p text:style-name="P189">T<text:span text:style-name="T2">itre :</text:span></text:p>
          </table:table-cell>
          <table:table-cell table:style-name="Tableau36.B2" office:value-type="string">
            <text:p text:style-name="P168"><text:span text:style-name="T92">Attribution des dossiers à une séance </text:span><text:span text:style-name="T40">d'</text:span><text:span text:style-name="T24">équipes pluridisciplinaires</text:span><text:span text:style-name="T5">.</text:span></text:p>
          </table:table-cell>
        </table:table-row>
        <table:table-row>
          <table:table-cell table:style-name="Tableau36.A2" office:value-type="string">
            <text:p text:style-name="P189">O<text:span text:style-name="T2">bjectif :</text:span></text:p>
          </table:table-cell>
          <table:table-cell table:style-name="Tableau36.B2" office:value-type="string">
            <text:p text:style-name="P168"><text:span text:style-name="T92">Attribuer des dossiers à une séance </text:span><text:span text:style-name="T40">d'</text:span><text:span text:style-name="T24">équipes pluridisciplinaires</text:span><text:span text:style-name="T5">.</text:span></text:p>
          </table:table-cell>
        </table:table-row>
        <table:table-row>
          <table:table-cell table:style-name="Tableau36.A2" office:value-type="string">
            <text:p text:style-name="P187">Initialisation :</text:p>
          </table:table-cell>
          <table:table-cell table:style-name="Tableau36.B2" office:value-type="string">
            <text:p text:style-name="P169"><text:span text:style-name="T4">Menu « </text:span><text:span text:style-name="T41">Eq. Pluri.</text:span><text:span text:style-name="T4"> » → « </text:span><text:span text:style-name="T92">Attribution des dossiers à une séance</text:span><text:span text:style-name="T4"> »</text:span></text:p>
          </table:table-cell>
        </table:table-row>
      </table:table>
      <text:p text:style-name="P244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column table:style-name="Tableau37.D"/>
        <table:table-column table:style-name="Tableau37.E"/>
        <table:table-row>
          <table:table-cell table:style-name="Tableau37.A1" office:value-type="string">
            <text:p text:style-name="P230">Étape</text:p>
          </table:table-cell>
          <table:table-cell table:style-name="Tableau37.A1" office:value-type="string">
            <text:p text:style-name="P230">Démarche</text:p>
          </table:table-cell>
          <table:table-cell table:style-name="Tableau37.A1" office:value-type="string">
            <text:p text:style-name="P230">Données d'entrée</text:p>
          </table:table-cell>
          <table:table-cell table:style-name="Tableau37.A1" office:value-type="string">
            <text:p text:style-name="P230">Comportement attendu</text:p>
          </table:table-cell>
          <table:table-cell table:style-name="Tableau37.E1" office:value-type="string">
            <text:p text:style-name="P230">OK ?</text:p>
          </table:table-cell>
        </table:table-row>
        <text:soft-page-break/>
        <table:table-row>
          <table:table-cell table:style-name="Tableau37.A2" office:value-type="float" office:value="1">
            <text:p text:style-name="P274">1</text:p>
          </table:table-cell>
          <table:table-cell table:style-name="Tableau37.B2" office:value-type="string">
            <text:p text:style-name="P167"><text:span text:style-name="T7">Choisir l</text:span><text:span text:style-name="T17">'</text:span><text:span text:style-name="T45">identifiant</text:span></text:p>
          </table:table-cell>
          <table:table-cell table:style-name="Tableau37.A2" office:value-type="float" office:value="20110001">
            <text:p text:style-name="P112">20110001</text:p>
          </table:table-cell>
          <table:table-cell table:style-name="Tableau37.B2" office:value-type="string">
            <text:p text:style-name="P167"/>
          </table:table-cell>
          <table:table-cell table:style-name="Tableau37.E2" office:value-type="string">
            <text:p text:style-name="P167"/>
          </table:table-cell>
        </table:table-row>
        <table:table-row>
          <table:table-cell table:style-name="Tableau37.A2" office:value-type="float" office:value="2">
            <text:p text:style-name="P274">2</text:p>
          </table:table-cell>
          <table:table-cell table:style-name="Tableau37.B2" office:value-type="string">
            <text:p text:style-name="P69">Cliquer sur « <text:span text:style-name="T93">Rechercher</text:span> »</text:p>
          </table:table-cell>
          <table:table-cell table:style-name="Tableau37.B2" office:value-type="string">
            <text:p text:style-name="P167"/>
          </table:table-cell>
          <table:table-cell table:style-name="Tableau37.B2" office:value-type="string">
            <text:p text:style-name="P167"><text:span text:style-name="T8">On </text:span><text:span text:style-name="T47">arrive sur la page de </text:span><text:span text:style-name="T93">résultats de recherche.</text:span></text:p>
            <text:p text:style-name="P275">Le formulaire est caché mais sa visibilité peut être changée en cliquant sur le bouton « Formulaire » situé en haut de la page.</text:p>
          </table:table-cell>
          <table:table-cell table:style-name="Tableau37.E2" office:value-type="string">
            <text:p text:style-name="P167"/>
          </table:table-cell>
        </table:table-row>
        <table:table-row>
          <table:table-cell table:style-name="Tableau37.A2" office:value-type="float" office:value="3">
            <text:p text:style-name="P278">3</text:p>
          </table:table-cell>
          <table:table-cell table:style-name="Tableau37.B2" office:value-type="string">
            <text:p text:style-name="P70"><text:span text:style-name="T94">Cliquer sur le lien « </text:span><text:span text:style-name="T92">Attribution des dossiers à une séance » </text:span><text:span text:style-name="T94">situé dans la dernière colonne du tableau de résultats.</text:span></text:p>
          </table:table-cell>
          <table:table-cell table:style-name="Tableau37.B2" office:value-type="string">
            <text:p text:style-name="P167"/>
          </table:table-cell>
          <table:table-cell table:style-name="Tableau37.B2" office:value-type="string">
            <text:p text:style-name="P278">On est redirigé sur une nouvelle page contenant une série de dossiers dans un tableau.</text:p>
            <text:p text:style-name="P278">Chacun des dossiers possède une case à cocher permettant d'associer ce dossier d'EP à la séance.</text:p>
          </table:table-cell>
          <table:table-cell table:style-name="Tableau37.E2" office:value-type="string">
            <text:p text:style-name="P167"/>
          </table:table-cell>
        </table:table-row>
        <table:table-row>
          <table:table-cell table:style-name="Tableau37.A2" office:value-type="float" office:value="4">
            <text:p text:style-name="P284">4</text:p>
          </table:table-cell>
          <table:table-cell table:style-name="Tableau37.B2" office:value-type="string">
            <text:p text:style-name="P288"><text:span text:style-name="T95">Cocher les 3 dossiers d'EP créés précédemment.</text:span></text:p>
          </table:table-cell>
          <table:table-cell table:style-name="Tableau37.B2" office:value-type="string">
            <text:p text:style-name="P167"/>
          </table:table-cell>
          <table:table-cell table:style-name="Tableau37.B2" office:value-type="string">
            <text:p text:style-name="P167"/>
          </table:table-cell>
          <table:table-cell table:style-name="Tableau37.E2" office:value-type="string">
            <text:p text:style-name="P167"/>
          </table:table-cell>
        </table:table-row>
        <table:table-row>
          <table:table-cell table:style-name="Tableau37.A2" office:value-type="float" office:value="5">
            <text:p text:style-name="P300"><text:span text:style-name="T96">5</text:span></text:p>
          </table:table-cell>
          <table:table-cell table:style-name="Tableau37.B2" office:value-type="string">
            <text:p text:style-name="P291"><text:span text:style-name="T96">Cliquer sur « Valider »</text:span></text:p>
          </table:table-cell>
          <table:table-cell table:style-name="Tableau37.B2" office:value-type="string">
            <text:p text:style-name="P167"/>
          </table:table-cell>
          <table:table-cell table:style-name="Tableau37.B2" office:value-type="string">
            <text:p text:style-name="P310"><text:span text:style-name="T96">On est redirigés sur la page de visualisation de la séance, onglet liste des dossiers.</text:span></text:p>
            <text:p text:style-name="P310"><text:span text:style-name="T96">Les 3 dossiers cochés sont listés dans leurs onglets respectifs.</text:span></text:p>
          </table:table-cell>
          <table:table-cell table:style-name="Tableau37.E2" office:value-type="string">
            <text:p text:style-name="P167"/>
          </table:table-cell>
        </table:table-row>
      </table:table>
      <text:h text:style-name="P361" text:outline-level="4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210">Testé par :</text:p>
          </table:table-cell>
          <table:table-cell table:style-name="Tableau38.B1" office:value-type="string">
            <text:p text:style-name="P84"/>
          </table:table-cell>
        </table:table-row>
        <table:table-row>
          <table:table-cell table:style-name="Tableau38.A2" office:value-type="string">
            <text:p text:style-name="P216"><text:span text:style-name="T2">D</text:span><text:span text:style-name="T9">ate :</text:span></text:p>
          </table:table-cell>
          <table:table-cell table:style-name="Tableau38.B2" office:value-type="string">
            <text:p text:style-name="P55"/>
          </table:table-cell>
        </table:table-row>
        <table:table-row>
          <table:table-cell table:style-name="Tableau38.A2" office:value-type="string">
            <text:p text:style-name="P216"><text:span text:style-name="T2">C</text:span><text:span text:style-name="T9">ommentaire :</text:span></text:p>
          </table:table-cell>
          <table:table-cell table:style-name="Tableau38.B2" office:value-type="string">
            <text:p text:style-name="P41"/>
            <text:p text:style-name="P41"/>
            <text:p text:style-name="P41"/>
            <text:p text:style-name="P41"/>
          </table:table-cell>
        </table:table-row>
      </table:table>
      <text:h text:style-name="P352" text:outline-level="3"><text:span text:style-name="T97">FIXME : Choix des membres pour la séance (préparation de l'ordre du jour)</text:span></text:h>
      <text:h text:style-name="P353" text:outline-level="3"><text:span text:style-name="T98">Arbitrage d'une séance d'EPs</text:span></text:h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336">Cas de test :</text:p>
          </table:table-cell>
          <table:table-cell table:style-name="Tableau39.B1" office:value-type="string">
            <text:p text:style-name="P317"><text:span text:style-name="T11">EP-</text:span><text:span text:style-name="T98">ARBITRAGESEANCE</text:span><text:span text:style-name="T113">EP</text:span></text:p>
          </table:table-cell>
        </table:table-row>
        <table:table-row>
          <table:table-cell table:style-name="Tableau39.A2" office:value-type="string">
            <text:p text:style-name="P337">T<text:span text:style-name="T2">itre :</text:span></text:p>
          </table:table-cell>
          <table:table-cell table:style-name="Tableau39.B2" office:value-type="string">
            <text:p text:style-name="P317"><text:span text:style-name="T98">Arbitrage d'</text:span><text:span text:style-name="T92">une séance </text:span><text:span text:style-name="T40">d'</text:span><text:span text:style-name="T24">équipes pluridisciplinaires</text:span></text:p>
          </table:table-cell>
        </table:table-row>
        <table:table-row>
          <table:table-cell table:style-name="Tableau39.A2" office:value-type="string">
            <text:p text:style-name="P337">O<text:span text:style-name="T2">bjectif :</text:span></text:p>
          </table:table-cell>
          <table:table-cell table:style-name="Tableau39.B2" office:value-type="string">
            <text:p text:style-name="P322"><text:span text:style-name="T98">Arbitrer </text:span><text:span text:style-name="T92">une séance </text:span><text:span text:style-name="T40">d'</text:span><text:span text:style-name="T24">équipes pluridisciplinaires</text:span></text:p>
          </table:table-cell>
        </table:table-row>
        <table:table-row>
          <table:table-cell table:style-name="Tableau39.A2" office:value-type="string">
            <text:p text:style-name="P336">Initialisation :</text:p>
          </table:table-cell>
          <table:table-cell table:style-name="Tableau39.B2" office:value-type="string">
            <text:p text:style-name="P317"><text:span text:style-name="T4">Menu « </text:span><text:span text:style-name="T41">Eq. Pluri.</text:span><text:span text:style-name="T4"> » → « </text:span><text:span text:style-name="T98">Arbitrage</text:span><text:span text:style-name="T4"> »</text:span></text:p>
          </table:table-cell>
        </table:table-row>
      </table:table>
      <text:h text:style-name="P362" text:outline-level="4"><text:span text:style-name="T116">Émission de l'avis de l'EP</text:span></text:h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D"/>
        <table:table-column table:style-name="Tableau40.E"/>
        <table:table-row>
          <table:table-cell table:style-name="Tableau40.A1" office:value-type="string">
            <text:p text:style-name="P340">Étape</text:p>
          </table:table-cell>
          <table:table-cell table:style-name="Tableau40.A1" office:value-type="string">
            <text:p text:style-name="P340">Démarche</text:p>
          </table:table-cell>
          <table:table-cell table:style-name="Tableau40.A1" office:value-type="string">
            <text:p text:style-name="P340">Données d'entrée</text:p>
          </table:table-cell>
          <table:table-cell table:style-name="Tableau40.A1" office:value-type="string">
            <text:p text:style-name="P340">Comportement attendu</text:p>
          </table:table-cell>
          <table:table-cell table:style-name="Tableau40.E1" office:value-type="string">
            <text:p text:style-name="P340">OK ?</text:p>
          </table:table-cell>
        </table:table-row>
        <table:table-row>
          <table:table-cell table:style-name="Tableau40.A2" office:value-type="float" office:value="1">
            <text:p text:style-name="P274">1</text:p>
          </table:table-cell>
          <table:table-cell table:style-name="Tableau40.B2" office:value-type="string">
            <text:p text:style-name="P167"><text:span text:style-name="T7">Choisir l</text:span><text:span text:style-name="T17">'</text:span><text:span text:style-name="T45">identifiant</text:span></text:p>
          </table:table-cell>
          <table:table-cell table:style-name="Tableau40.A2" office:value-type="float" office:value="20110001">
            <text:p text:style-name="P112">20110001</text:p>
          </table:table-cell>
          <table:table-cell table:style-name="Tableau40.B2" office:value-type="string">
            <text:p text:style-name="P167"/>
          </table:table-cell>
          <table:table-cell table:style-name="Tableau40.E2" office:value-type="string">
            <text:p text:style-name="P317"/>
          </table:table-cell>
        </table:table-row>
        <table:table-row>
          <table:table-cell table:style-name="Tableau40.A2" office:value-type="float" office:value="2">
            <text:p text:style-name="P274">2</text:p>
          </table:table-cell>
          <table:table-cell table:style-name="Tableau40.B2" office:value-type="string">
            <text:p text:style-name="P69">Cliquer sur « <text:span text:style-name="T93">Rechercher</text:span> »</text:p>
          </table:table-cell>
          <table:table-cell table:style-name="Tableau40.B2" office:value-type="string">
            <text:p text:style-name="P167"/>
          </table:table-cell>
          <table:table-cell table:style-name="Tableau40.B2" office:value-type="string">
            <text:p text:style-name="P167"><text:span text:style-name="T8">On </text:span><text:span text:style-name="T47">arrive sur la page de </text:span><text:span text:style-name="T93">résultats de recherche.</text:span></text:p>
            <text:p text:style-name="P275">Le formulaire est caché mais sa visibilité peut être changée en cliquant sur le bouton « Formulaire » situé en haut de la page.</text:p>
          </table:table-cell>
          <table:table-cell table:style-name="Tableau40.E2" office:value-type="string">
            <text:p text:style-name="P317"/>
          </table:table-cell>
        </table:table-row>
        <text:soft-page-break/>
        <table:table-row>
          <table:table-cell table:style-name="Tableau40.A2" office:value-type="float" office:value="3">
            <text:p text:style-name="P278">3</text:p>
          </table:table-cell>
          <table:table-cell table:style-name="Tableau40.B2" office:value-type="string">
            <text:p text:style-name="P70"><text:span text:style-name="T94">Cliquer sur le lien « </text:span><text:span text:style-name="T99">Arbitrage</text:span><text:span text:style-name="T92"> » </text:span><text:span text:style-name="T94">situé dans la dernière colonne du tableau de résultats.</text:span></text:p>
          </table:table-cell>
          <table:table-cell table:style-name="Tableau40.B2" office:value-type="string">
            <text:p text:style-name="P167"/>
          </table:table-cell>
          <table:table-cell table:style-name="Tableau40.B2" office:value-type="string">
            <text:p text:style-name="P278">On est redirigé sur une nouvelle page contenant <text:span text:style-name="T100">les détails de la séance d'EP.</text:span></text:p>
            <text:p text:style-name="P280"><text:span text:style-name="T101">Vers le haut de la page, les boutons « Emettre l'avis de l'EP » et « Finaliser la séance d'EP » sont dégrisés.</text:span></text:p>
          </table:table-cell>
          <table:table-cell table:style-name="Tableau40.E2" office:value-type="string">
            <text:p text:style-name="P317"/>
          </table:table-cell>
        </table:table-row>
        <table:table-row>
          <table:table-cell table:style-name="Tableau40.A2" office:value-type="float" office:value="4">
            <text:p text:style-name="P285"><text:span text:style-name="T102">4</text:span></text:p>
          </table:table-cell>
          <table:table-cell table:style-name="Tableau40.B2" office:value-type="string">
            <text:p text:style-name="P289"><text:span text:style-name="T102">Cliquer sur le bouton « Avis de l'EP »</text:span></text:p>
          </table:table-cell>
          <table:table-cell table:style-name="Tableau40.B2" office:value-type="string">
            <text:p text:style-name="P317"/>
          </table:table-cell>
          <table:table-cell table:style-name="Tableau40.B2" office:value-type="string">
            <text:p text:style-name="P318"><text:span text:style-name="T102">On est redirigé sur une nouvelle, contenant un ong</text:span><text:span text:style-name="T109">l</text:span><text:span text:style-name="T102">et par thématique traitée.</text:span></text:p>
          </table:table-cell>
          <table:table-cell table:style-name="Tableau40.E2" office:value-type="string">
            <text:p text:style-name="P317"/>
          </table:table-cell>
        </table:table-row>
        <table:table-row>
          <table:table-cell table:style-name="Tableau40.A2" office:value-type="float" office:value="5">
            <text:p text:style-name="P302"><text:span text:style-name="T102">5</text:span></text:p>
          </table:table-cell>
          <table:table-cell table:style-name="Tableau40.B2" office:value-type="string">
            <text:p text:style-name="P295"><text:span text:style-name="T102">Cliquer sur l'onglet « Demande de suspension »</text:span></text:p>
          </table:table-cell>
          <table:table-cell table:style-name="Tableau40.B2" office:value-type="string">
            <text:p text:style-name="P317"/>
          </table:table-cell>
          <table:table-cell table:style-name="Tableau40.B2" office:value-type="string">
            <text:p text:style-name="P319"><text:span text:style-name="T105">Un tableau contenant une ligne par dossier à traiter </text:span><text:span text:style-name="T106">pour cette thématique </text:span><text:span text:style-name="T105">est visible.</text:span></text:p>
            <text:p text:style-name="P319"><text:span text:style-name="T105">Des listes déroulantes permettent de donner les avis de l'EP.</text:span></text:p>
          </table:table-cell>
          <table:table-cell table:style-name="Tableau40.E2" office:value-type="string">
            <text:p text:style-name="P317"/>
          </table:table-cell>
        </table:table-row>
        <table:table-row>
          <table:table-cell table:style-name="Tableau40.A2" office:value-type="float" office:value="6">
            <text:p text:style-name="P303"><text:span text:style-name="T105">6</text:span></text:p>
          </table:table-cell>
          <table:table-cell table:style-name="Tableau40.B2" office:value-type="string">
            <text:p text:style-name="P296"><text:span text:style-name="T105">Modifier les valeurs sélectionnées dans les listes déroulantes.</text:span></text:p>
          </table:table-cell>
          <table:table-cell table:style-name="Tableau40.B2" office:value-type="string">
            <text:p text:style-name="P319"><text:span text:style-name="T105">Dossier1 : maintien</text:span></text:p>
            <text:p text:style-name="P319"><text:span text:style-name="T105">Dossier 2 : Réduction</text:span></text:p>
          </table:table-cell>
          <table:table-cell table:style-name="Tableau40.B2" office:value-type="string">
            <text:p text:style-name="P317"/>
          </table:table-cell>
          <table:table-cell table:style-name="Tableau40.E2" office:value-type="string">
            <text:p text:style-name="P317"/>
          </table:table-cell>
        </table:table-row>
        <table:table-row>
          <table:table-cell table:style-name="Tableau40.A2" office:value-type="float" office:value="7">
            <text:p text:style-name="P301">7</text:p>
          </table:table-cell>
          <table:table-cell table:style-name="Tableau40.B2" office:value-type="string">
            <text:p text:style-name="P295"><text:span text:style-name="T102">Cliquer sur l'onglet « Demande de </text:span><text:span text:style-name="T106">réorientations ...</text:span><text:span text:style-name="T102"> »</text:span></text:p>
          </table:table-cell>
          <table:table-cell table:style-name="Tableau40.B2" office:value-type="string">
            <text:p text:style-name="P320"><text:span text:style-name="T107"/></text:p>
          </table:table-cell>
          <table:table-cell table:style-name="Tableau40.B2" office:value-type="string">
            <text:p text:style-name="P319"><text:span text:style-name="T105">Un tableau contenant une ligne par dossier à traiter </text:span><text:span text:style-name="T106">pour cette thématique devient</text:span><text:span text:style-name="T105"> visible.</text:span></text:p>
            <text:p text:style-name="P319"><text:span text:style-name="T105">Des listes déroulantes permettent de donner les avis de l'EP.</text:span></text:p>
          </table:table-cell>
          <table:table-cell table:style-name="Tableau40.E2" office:value-type="string">
            <text:p text:style-name="P317"/>
          </table:table-cell>
        </table:table-row>
        <table:table-row>
          <table:table-cell table:style-name="Tableau40.A2" office:value-type="float" office:value="8">
            <text:p text:style-name="P304"><text:span text:style-name="T108">8</text:span></text:p>
          </table:table-cell>
          <table:table-cell table:style-name="Tableau40.B2" office:value-type="string">
            <text:p text:style-name="P296"><text:span text:style-name="T105">Modifier les valeurs sélectionnées dans les listes déroulantes.</text:span></text:p>
          </table:table-cell>
          <table:table-cell table:style-name="Tableau40.B2" office:value-type="string">
            <text:p text:style-name="P320"><text:span text:style-name="T107">Dossier 1 : avis EP → Accepté</text:span></text:p>
          </table:table-cell>
          <table:table-cell table:style-name="Tableau40.B2" office:value-type="string">
            <text:p text:style-name="P317"/>
          </table:table-cell>
          <table:table-cell table:style-name="Tableau40.E2" office:value-type="string">
            <text:p text:style-name="P317"/>
          </table:table-cell>
        </table:table-row>
        <table:table-row>
          <table:table-cell table:style-name="Tableau40.A2" office:value-type="float" office:value="9">
            <text:p text:style-name="P304"><text:span text:style-name="T108">9</text:span></text:p>
          </table:table-cell>
          <table:table-cell table:style-name="Tableau40.B2" office:value-type="string">
            <text:p text:style-name="P297"><text:span text:style-name="T108">Cliquer sur le bouton « Enregistrer »</text:span></text:p>
          </table:table-cell>
          <table:table-cell table:style-name="Tableau40.B2" office:value-type="string">
            <text:p text:style-name="P317"/>
          </table:table-cell>
          <table:table-cell table:style-name="Tableau40.B2" office:value-type="string">
            <text:p text:style-name="P281">On est redirigé sur <text:span text:style-name="T109">la</text:span> page contenant <text:span text:style-name="T100">les détails de la séance d'EP.</text:span></text:p>
            <text:p text:style-name="P281"><text:span text:style-name="T101">Vers le haut de la page, les boutons « Emettre l'avis de l'EP » et « Finaliser la séance d'EP » sont </text:span><text:span text:style-name="T109">to</text:span><text:span text:style-name="T110">u</text:span><text:span text:style-name="T109">jours </text:span><text:span text:style-name="T101">dégrisés.</text:span></text:p>
          </table:table-cell>
          <table:table-cell table:style-name="Tableau40.E2" office:value-type="string">
            <text:p text:style-name="P317"/>
          </table:table-cell>
        </table:table-row>
        <table:table-row>
          <table:table-cell table:style-name="Tableau40.A2" office:value-type="float" office:value="10">
            <text:p text:style-name="P305"><text:span text:style-name="T110">10</text:span></text:p>
          </table:table-cell>
          <table:table-cell table:style-name="Tableau40.B2" office:value-type="string">
            <text:p text:style-name="P298"><text:span text:style-name="T110">Cliquer sur le bouton « Finaliser la séance d'EP »</text:span></text:p>
          </table:table-cell>
          <table:table-cell table:style-name="Tableau40.B2" office:value-type="string">
            <text:p text:style-name="P317"/>
          </table:table-cell>
          <table:table-cell table:style-name="Tableau40.B2" office:value-type="string">
            <text:p text:style-name="P321"><text:span text:style-name="T111">On est redirigés sur la même page.</text:span></text:p>
            <text:p text:style-name="P321"><text:span text:style-name="T111">Les boutons </text:span><text:span text:style-name="T101">« Emettre l'avis de l'EP » et « Finaliser la séance d'EP » sont </text:span><text:span text:style-name="T111">à présent grisés.</text:span></text:p>
            <text:p text:style-name="P321"><text:span text:style-name="T111">Les boutons </text:span><text:span text:style-name="T101">« Emettre </text:span><text:span text:style-name="T111">la décision du CG</text:span><text:span text:style-name="T101"> » et « Finaliser la </text:span><text:span text:style-name="T111">décision</text:span><text:span text:style-name="T101"> </text:span><text:span text:style-name="T111">CG</text:span><text:span text:style-name="T101"> » sont </text:span><text:span text:style-name="T111">à présent dégrisés.</text:span></text:p>
          </table:table-cell>
          <table:table-cell table:style-name="Tableau40.E2" office:value-type="string">
            <text:p text:style-name="P317"/>
          </table:table-cell>
        </table:table-row>
      </table:table>
      <text:h text:style-name="P363" text:outline-level="4"><text:span text:style-name="T116">Émission de </text:span><text:span text:style-name="T117">la décision</text:span><text:span text:style-name="T116"> d</text:span><text:span text:style-name="T117">u</text:span><text:span text:style-name="T116"> l'</text:span><text:span text:style-name="T117">CG</text:span></text:h>
      <table:table table:name="Tableau42" table:style-name="Tableau42">
        <table:table-column table:style-name="Tableau42.A"/>
        <table:table-column table:style-name="Tableau42.B"/>
        <table:table-column table:style-name="Tableau42.C"/>
        <table:table-column table:style-name="Tableau42.D"/>
        <table:table-column table:style-name="Tableau42.E"/>
        <table:table-row>
          <table:table-cell table:style-name="Tableau42.A1" office:value-type="string">
            <text:p text:style-name="P341">Étape</text:p>
          </table:table-cell>
          <table:table-cell table:style-name="Tableau42.A1" office:value-type="string">
            <text:p text:style-name="P341">Démarche</text:p>
          </table:table-cell>
          <table:table-cell table:style-name="Tableau42.A1" office:value-type="string">
            <text:p text:style-name="P341">Données d'entrée</text:p>
          </table:table-cell>
          <table:table-cell table:style-name="Tableau42.A1" office:value-type="string">
            <text:p text:style-name="P341">Comportement attendu</text:p>
          </table:table-cell>
          <table:table-cell table:style-name="Tableau42.E1" office:value-type="string">
            <text:p text:style-name="P341">OK ?</text:p>
          </table:table-cell>
        </table:table-row>
        <table:table-row>
          <table:table-cell table:style-name="Tableau42.A2" office:value-type="float" office:value="1">
            <text:p text:style-name="P287"><text:span text:style-name="T118">1</text:span></text:p>
          </table:table-cell>
          <table:table-cell table:style-name="Tableau42.B2" office:value-type="string">
            <text:p text:style-name="P289"><text:span text:style-name="T102">Cliquer sur le bouton « </text:span><text:span text:style-name="T120">Émettre</text:span><text:span text:style-name="T118"> la décision du CG</text:span><text:span text:style-name="T102"> »</text:span></text:p>
          </table:table-cell>
          <table:table-cell table:style-name="Tableau42.B2" office:value-type="string">
            <text:p text:style-name="P317"/>
          </table:table-cell>
          <table:table-cell table:style-name="Tableau42.B2" office:value-type="string">
            <text:p text:style-name="P318"><text:span text:style-name="T102">On est redirigé sur une nouvelle, contenant un ong</text:span><text:span text:style-name="T109">l</text:span><text:span text:style-name="T102">et par thématique traitée.</text:span></text:p>
            <text:p text:style-name="P324"><text:span text:style-name="T118">Les valeurs par défaut des champs de formulaire sont celles de l'avis de l'EP.</text:span></text:p>
          </table:table-cell>
          <table:table-cell table:style-name="Tableau42.E2" office:value-type="string">
            <text:p text:style-name="P323"/>
          </table:table-cell>
        </table:table-row>
        <table:table-row>
          <table:table-cell table:style-name="Tableau42.A2" office:value-type="float" office:value="2">
            <text:p text:style-name="P307"><text:span text:style-name="T119">2</text:span></text:p>
          </table:table-cell>
          <table:table-cell table:style-name="Tableau42.B2" office:value-type="string">
            <text:p text:style-name="P295"><text:span text:style-name="T102">Cliquer sur l'onglet « Demande de suspension »</text:span></text:p>
          </table:table-cell>
          <table:table-cell table:style-name="Tableau42.B2" office:value-type="string">
            <text:p text:style-name="P317"/>
          </table:table-cell>
          <table:table-cell table:style-name="Tableau42.B2" office:value-type="string">
            <text:p text:style-name="P319"><text:span text:style-name="T105">Un tableau contenant une ligne par dossier à traiter </text:span><text:span text:style-name="T106">pour cette thématique </text:span><text:span text:style-name="T105">est visible.</text:span></text:p>
            <text:p text:style-name="P319"><text:span text:style-name="T105">Des listes déroulantes permettent de donner les </text:span><text:span text:style-name="T119">décisions du CG</text:span><text:span text:style-name="T105">.</text:span></text:p>
          </table:table-cell>
          <table:table-cell table:style-name="Tableau42.E2" office:value-type="string">
            <text:p text:style-name="P323"/>
          </table:table-cell>
        </table:table-row>
        <text:soft-page-break/>
        <table:table-row>
          <table:table-cell table:style-name="Tableau42.A2" office:value-type="float" office:value="3">
            <text:p text:style-name="P307"><text:span text:style-name="T119">3</text:span></text:p>
          </table:table-cell>
          <table:table-cell table:style-name="Tableau42.B2" office:value-type="string">
            <text:p text:style-name="P296"><text:span text:style-name="T105">Modifier les valeurs sélectionnées dans les listes déroulantes.</text:span></text:p>
          </table:table-cell>
          <table:table-cell table:style-name="Tableau42.B2" office:value-type="string">
            <text:p text:style-name="P319"><text:span text:style-name="T105">Dossier1 : maintien</text:span></text:p>
            <text:p text:style-name="P319"><text:span text:style-name="T105">Dossier 2 : Réduction</text:span></text:p>
          </table:table-cell>
          <table:table-cell table:style-name="Tableau42.B2" office:value-type="string">
            <text:p text:style-name="P317"/>
          </table:table-cell>
          <table:table-cell table:style-name="Tableau42.E2" office:value-type="string">
            <text:p text:style-name="P323"/>
          </table:table-cell>
        </table:table-row>
        <table:table-row>
          <table:table-cell table:style-name="Tableau42.A2" office:value-type="float" office:value="4">
            <text:p text:style-name="P307"><text:span text:style-name="T119">4</text:span></text:p>
          </table:table-cell>
          <table:table-cell table:style-name="Tableau42.B2" office:value-type="string">
            <text:p text:style-name="P295"><text:span text:style-name="T102">Cliquer sur l'onglet « Demande de </text:span><text:span text:style-name="T106">réorientations ...</text:span><text:span text:style-name="T102"> »</text:span></text:p>
          </table:table-cell>
          <table:table-cell table:style-name="Tableau42.B2" office:value-type="string">
            <text:p text:style-name="P320"><text:span text:style-name="T107"/></text:p>
          </table:table-cell>
          <table:table-cell table:style-name="Tableau42.B2" office:value-type="string">
            <text:p text:style-name="P319"><text:span text:style-name="T105">Un tableau contenant une ligne par dossier à traiter </text:span><text:span text:style-name="T106">pour cette thématique devient</text:span><text:span text:style-name="T105"> visible.</text:span></text:p>
            <text:p text:style-name="P319"><text:span text:style-name="T105">Des listes déroulantes permettent de donner les </text:span><text:span text:style-name="T119">décisions du CG</text:span><text:span text:style-name="T105">.</text:span></text:p>
          </table:table-cell>
          <table:table-cell table:style-name="Tableau42.E2" office:value-type="string">
            <text:p text:style-name="P323"/>
          </table:table-cell>
        </table:table-row>
        <table:table-row>
          <table:table-cell table:style-name="Tableau42.A2" office:value-type="float" office:value="5">
            <text:p text:style-name="P307"><text:span text:style-name="T119">5</text:span></text:p>
          </table:table-cell>
          <table:table-cell table:style-name="Tableau42.B2" office:value-type="string">
            <text:p text:style-name="P296"><text:span text:style-name="T105">Modifier les valeurs sélectionnées dans les listes déroulantes.</text:span></text:p>
          </table:table-cell>
          <table:table-cell table:style-name="Tableau42.B2" office:value-type="string">
            <text:p text:style-name="P320"><text:span text:style-name="T107">Dossier 1 : </text:span><text:span text:style-name="T119">décision CG</text:span><text:span text:style-name="T107"> → Accepté</text:span></text:p>
          </table:table-cell>
          <table:table-cell table:style-name="Tableau42.B2" office:value-type="string">
            <text:p text:style-name="P317"/>
          </table:table-cell>
          <table:table-cell table:style-name="Tableau42.E2" office:value-type="string">
            <text:p text:style-name="P323"/>
          </table:table-cell>
        </table:table-row>
        <table:table-row>
          <table:table-cell table:style-name="Tableau42.A2" office:value-type="float" office:value="6">
            <text:p text:style-name="P308"><text:span text:style-name="T120">6</text:span></text:p>
          </table:table-cell>
          <table:table-cell table:style-name="Tableau42.B2" office:value-type="string">
            <text:p text:style-name="P297"><text:span text:style-name="T108">Cliquer sur le bouton « Enregistrer »</text:span></text:p>
          </table:table-cell>
          <table:table-cell table:style-name="Tableau42.B2" office:value-type="string">
            <text:p text:style-name="P317"/>
          </table:table-cell>
          <table:table-cell table:style-name="Tableau42.B2" office:value-type="string">
            <text:p text:style-name="P281">On est redirigé sur <text:span text:style-name="T109">la</text:span> page contenant <text:span text:style-name="T100">les détails de la séance d'EP.</text:span></text:p>
            <text:p text:style-name="P283"><text:span text:style-name="T101">Vers le haut de la page, les boutons </text:span><text:span text:style-name="T102">« </text:span><text:span text:style-name="T120">Émettre</text:span><text:span text:style-name="T118"> la décision du CG</text:span><text:span text:style-name="T102"> »</text:span><text:span text:style-name="T101"> et « Finaliser la </text:span><text:span text:style-name="T120">décision CG</text:span><text:span text:style-name="T101"> » sont </text:span><text:span text:style-name="T109">to</text:span><text:span text:style-name="T110">u</text:span><text:span text:style-name="T109">jours </text:span><text:span text:style-name="T101">dégrisés.</text:span></text:p>
          </table:table-cell>
          <table:table-cell table:style-name="Tableau42.E2" office:value-type="string">
            <text:p text:style-name="P323"/>
          </table:table-cell>
        </table:table-row>
        <table:table-row>
          <table:table-cell table:style-name="Tableau42.A2" office:value-type="float" office:value="7">
            <text:p text:style-name="P309"><text:span text:style-name="T121">7</text:span></text:p>
          </table:table-cell>
          <table:table-cell table:style-name="Tableau42.B2" office:value-type="string">
            <text:p text:style-name="P298"><text:span text:style-name="T110">Cliquer sur le bouton « Finaliser la </text:span><text:span text:style-name="T121">décision</text:span><text:span text:style-name="T110"> </text:span><text:span text:style-name="T121">CG</text:span><text:span text:style-name="T110"> »</text:span></text:p>
          </table:table-cell>
          <table:table-cell table:style-name="Tableau42.B2" office:value-type="string">
            <text:p text:style-name="P317"/>
          </table:table-cell>
          <table:table-cell table:style-name="Tableau42.B2" office:value-type="string">
            <text:p text:style-name="P321"><text:span text:style-name="T111">On est redirigés sur la page </text:span><text:span text:style-name="T122">de visualisation de la séance d'EP.</text:span></text:p>
            <text:p text:style-name="P321"><text:span text:style-name="T111">Les boutons </text:span><text:span text:style-name="T101">« Emettre </text:span><text:span text:style-name="T111">la décision du CG</text:span><text:span text:style-name="T101"> » et « Finaliser la </text:span><text:span text:style-name="T111">décision</text:span><text:span text:style-name="T101"> </text:span><text:span text:style-name="T111">CG</text:span><text:span text:style-name="T101"> » sont </text:span><text:span text:style-name="T111">à présent grisés.</text:span></text:p>
            <text:p text:style-name="P325"><text:span text:style-name="T123">Dans la liste des orientations de la personne qui passait pour la thématique « Demandes de réorientations ... » est à présent ajoutée l'orientation validée </text:span><text:span text:style-name="T124">lors de la séance.</text:span></text:p>
          </table:table-cell>
          <table:table-cell table:style-name="Tableau42.E2" office:value-type="string">
            <text:p text:style-name="P323"/>
          </table:table-cell>
        </table:table-row>
      </table:table>
      <text:h text:style-name="P358" text:outline-level="4">Remarques</text:h>
      <text:list xml:id="list890879028" text:continue-numbering="true" text:style-name="L3">
        <text:list-item>
          <text:p text:style-name="P259"><text:span text:style-name="T104">Il n'est pas encore possible de consulter la liste des décisions prises en séance d'EP.</text:span></text:p>
        </text:list-item>
        <text:list-item>
          <text:p text:style-name="P260"><text:span text:style-name="T105">CG 93 : les règles de gestion pour le thème « Demandes de suspension » sont précisées pour les célibataires sans enfants et les couples avec et sans enfants. Qu'en est-il des célibataires avec enfant(s) ?</text:span></text:p>
        </text:list-item>
      </text:list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office:value-type="string">
            <text:p text:style-name="P338">Testé par :</text:p>
          </table:table-cell>
          <table:table-cell table:style-name="Tableau41.B1" office:value-type="string">
            <text:p text:style-name="P315"/>
          </table:table-cell>
        </table:table-row>
        <table:table-row>
          <table:table-cell table:style-name="Tableau41.A2" office:value-type="string">
            <text:p text:style-name="P339"><text:span text:style-name="T2">D</text:span><text:span text:style-name="T9">ate :</text:span></text:p>
          </table:table-cell>
          <table:table-cell table:style-name="Tableau41.B2" office:value-type="string">
            <text:p text:style-name="P272"/>
          </table:table-cell>
        </table:table-row>
        <table:table-row>
          <table:table-cell table:style-name="Tableau41.A2" office:value-type="string">
            <text:p text:style-name="P339"><text:span text:style-name="T2">C</text:span><text:span text:style-name="T9">ommentaire :</text:span></text:p>
          </table:table-cell>
          <table:table-cell table:style-name="Tableau41.B2" office:value-type="string">
            <text:p text:style-name="P316"/>
            <text:p text:style-name="P316"/>
            <text:p text:style-name="P316"/>
            <text:p text:style-name="P316"/>
          </table:table-cell>
        </table:table-row>
      </table:table>
      <text:h text:style-name="P34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cm" fo:border-left="none" fo:border-right="none" fo:border-top="none" fo:border-bottom="0.002cm solid #000000" style:shadow="none"/>
      <style:text-properties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ff" text:number-lines="false" text:line-number="0">
        <style:background-image/>
      </style:paragraph-properties>
      <style:text-properties fo:font-weight="normal" style:font-size-asian="10.5pt" style:font-weight-asian="bold" style:font-weight-complex="bold"/>
    </style:style>
    <style:style style:name="Titre_20_de_20_tableau_20_vertical" style:display-name="Titre de tableau vertical" style:family="paragraph" style:parent-style-name="Table_20_Heading" style:next-style-name="Table_20_Contents">
      <style:paragraph-properties fo:text-align="start" style:justify-single-word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style:shadow="none"/>
      <style:text-properties fo:font-size="85%" fo:font-style="normal" fo:font-weight="normal" style:font-size-asian="85%" style:font-style-asian="italic" style:font-weight-asian="normal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text-properties fo:font-size="85%" fo:font-weight="normal" style:font-size-asian="85%" style:font-weight-asian="normal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/<text:page-count>17</text:page-count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1-28T11:01:51</meta:creation-date>
    <meta:generator>OpenOffice.org/3.2$Linux OpenOffice.org_project/320m19$Build-9505</meta:generator>
    <dc:date>2011-01-31T15:46:02</dc:date>
    <dc:creator>Christian Buffin</dc:creator>
    <meta:editing-duration>PT08H28M03S</meta:editing-duration>
    <meta:editing-cycles>180</meta:editing-cycles>
    <meta:document-statistic meta:table-count="42" meta:image-count="0" meta:object-count="0" meta:page-count="17" meta:paragraph-count="595" meta:word-count="4011" meta:character-count="22993"/>
  </office:meta>
</office:document-meta>
</file>